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7990*"/>
    </style:style>
    <style:style style:name="Table1.B" style:family="table-column">
      <style:table-column-properties style:rel-column-width="17990*"/>
    </style:style>
    <style:style style:name="Table1.C" style:family="table-column">
      <style:table-column-properties style:rel-column-width="14135*"/>
    </style:style>
    <style:style style:name="Table1.D" style:family="table-column">
      <style:table-column-properties style:rel-column-width="15420*"/>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9114*"/>
    </style:style>
    <style:style style:name="Table3.B" style:family="table-column">
      <style:table-column-properties style:rel-column-width="46420*"/>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24797*"/>
    </style:style>
    <style:style style:name="Table5.B" style:family="table-column">
      <style:table-column-properties style:rel-column-width="4073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framing-gdps-within-activity-theory-concepts-is-this-even-needed" office:name=""><text:span text:style-name="Definition">Framing GDPs within activity theory concepts (Is this even needed?)</text:span></text:a></text:p>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4">
                <text:list-item>
                  <text:p text:style-name="P4"><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item>
                  <text:p text:style-name="P4"><text:a xlink:type="simple" xlink:href="#summary-of-section" office:name=""><text:span text:style-name="Definition">Summary of section</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5">
                <text:list-item>
                  <text:p text:style-name="P5"><text:a xlink:type="simple" xlink:href="#use-of-a-menu-of-gdps-to-assist-project-navigation-and-use-of-documentation" office:name=""><text:span text:style-name="Definition">Use of a menu of GDPs to assist project navigation and use of documentation</text:span></text:a></text:p>
                </text:list-item>
                <text:list-item>
                  <text:p text:style-name="P5"><text:a xlink:type="simple" xlink:href="#gdps-used-to-scaffold-ideation-and-prioritisation-processes" office:name=""><text:span text:style-name="Definition">GDPs used to scaffold ideation and prioritisation processes</text:span></text:a></text:p>
                </text:list-item>
                <text:list-item>
                  <text:p text:style-name="P5"><text:a xlink:type="simple" xlink:href="#gdps-aiding-the-process-of-division-of-labour" office:name=""><text:span text:style-name="Definition">GDPs aiding the process of division of labour</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6">
                <text:list-item>
                  <text:p text:style-name="P6"><text:a xlink:type="simple" xlink:href="#the-role-of-gdps-to-facilitate-learners-to-design-for-others" office:name=""><text:span text:style-name="Definition">The role of GDPs to facilitate learners to design for others</text:span></text:a></text:p>
                </text:list-item>
                <text:list-item>
                  <text:p text:style-name="P6"><text:a xlink:type="simple" xlink:href="#the-cultural-propagation-and-evolution-of-gdps-concepts" office:name=""><text:span text:style-name="Definition">The cultural propagation and evolution of GDPs concepts</text:span></text:a></text:p>
                </text:list-item>
                <text:list-item>
                  <text:p text:style-name="P6"><text:a xlink:type="simple" xlink:href="#gdps-can-facilitate-the-use-of-wider-repertoires-of-practice-interest-and-funds-of-knowledge" office:name=""><text:span text:style-name="Definition">GDPs can facilitate the use of wider repertoires of practice, interest and funds of knowledge</text:span></text:a></text:p>
                </text:list-item>
              </text:list>
            </text:list-item>
            <text:list-item>
              <text:p text:style-name="P2"><text:a xlink:type="simple" xlink:href="#discussion" office:name=""><text:span text:style-name="Definition">Discussion</text:span></text:a></text:p>
              <text:list text:style-name="L7">
                <text:list-item>
                  <text:p text:style-name="P7"><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7"><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 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citationID&quot;:&quot;00000001&quot;,&quot;schema&quot;:&quot;https://github.com/citation-style-language/schema/raw/master/csl-citation.json&quot;,&quot;properties&quot;:{&quot;noteIndex&quot;:0,&quot;formattedCitation&quot;:&quot;[@eriksson_using_2019]&quot;},&quot;citationItems&quot;:[{&quot;id&quot;:3745,&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prefix&quot;:&quot;&quot;,&quot;uris&quot;:[&quot;http://zotero.org/users/1913249/items/YJKSC8LM&quot;]}]} RND0000000002"/>&lt;Do Zotero Refresh: [@eriksson_using_2019]&gt;<text:reference-mark-end text:name="ZOTERO_ITEM CSL_CITATION {&quot;citationID&quot;:&quot;00000001&quot;,&quot;schema&quot;:&quot;https://github.com/citation-style-language/schema/raw/master/csl-citation.json&quot;,&quot;properties&quot;:{&quot;noteIndex&quot;:0,&quot;formattedCitation&quot;:&quot;[@eriksson_using_2019]&quot;},&quot;citationItems&quot;:[{&quot;id&quot;:3745,&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prefix&quot;:&quot;&quot;,&quot;uris&quot;:[&quot;http://zotero.org/users/1913249/items/YJKSC8LM&quot;]}]} RND0000000002"/> or as scaffolds for simulation-based transfer of conceptual knowledge <text:reference-mark-start text:name="ZOTERO_ITEM CSL_CITATION {&quot;citationID&quot;:&quot;00000003&quot;,&quot;schema&quot;:&quot;https://github.com/citation-style-language/schema/raw/master/csl-citation.json&quot;,&quot;properties&quot;:{&quot;noteIndex&quot;:0,&quot;formattedCitation&quot;:&quot;[@repenning_scalable_2015; @basawapatna_using_2010]&quot;},&quot;citationItems&quot;:[{&quot;id&quot;:2595,&quot;itemData&quot;:{&quot;type&quot;:&quot;article-journal&quot;,&quot;URL&quot;:&quot;http://doi.acm.org/10.1145/2700517&quot;,&quot;ISSN&quot;:&quot;1946-6226&quot;,&quot;title&quot;:&quot;Scalable game design: a strategy to bring systemic computer science education to schools through game design and simulation creation&quot;,&quot;source&quot;:&quot;ACM Digital Library&quot;,&quot;DOI&quot;:&quot;10.1145/2700517&quot;,&quot;accessed&quot;:{&quot;date-parts&quot;:[[&quot;2018&quot;,7,18]]},&quot;issued&quot;:{&quot;date-parts&quot;:[[&quot;2015&quot;,4]]},&quot;id&quot;:&quot;repenning_scalable_2015&quot;,&quot;citation-key&quot;:&quot;repenning_scalable_2015&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quot;:&quot;2&quot;,&quot;custom&quot;:{&quot;uri&quot;:&quot;http://zotero.org/users/1913249/items/Q248ZHQD&quot;,&quot;itemID&quot;:2595},&quot;page&quot;:&quot;11:1–11:31&quot;},&quot;prefix&quot;:&quot;&quot;,&quot;uris&quot;:[&quot;http://zotero.org/users/1913249/items/Q248ZHQD&quot;]},{&quot;id&quot;:3136,&quot;itemData&quot;:{&quot;ISBN&quot;:&quot;978-1-60558-729-5&quot;,&quot;URL&quot;:&quot;http://portal.acm.org/citation.cfm?doid=1822090.1822154&quot;,&quot;language&quot;:&quot;en&quot;,&quot;event-title&quot;:&quot;the fifteenth annual conference&quot;,&quot;title&quot;:&quot;Using scalable game design to teach computer science from middle school to graduate school&quot;,&quot;publisher&quot;:&quot;ACM Press&quot;,&quot;DOI&quot;:&quot;10.1145/1822090.1822154&quot;,&quot;accessed&quot;:{&quot;date-parts&quot;:[[&quot;2019&quot;,12,8]]},&quot;issued&quot;:{&quot;date-parts&quot;:[[&quot;2010&quot;]]},&quot;id&quot;:&quot;basawapatna_using_2010&quot;,&quot;citation-key&quot;:&quot;basawapatna_using_2010&quot;,&quot;container-title&quot;:&quot;Proceedings of the fifteenth annual conference on Innovation and technology in computer science education - ITiCSE '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given&quot;:&quot;Ashok R.&quot;,&quot;family&quot;:&quot;Basawapatna&quot;},{&quot;given&quot;:&quot;Kyu Han&quot;,&quot;family&quot;:&quot;Koh&quot;},{&quot;given&quot;:&quot;Alexander&quot;,&quot;family&quot;:&quot;Repenning&quot;}],&quot;type&quot;:&quot;paper-conference&quot;,&quot;source&quot;:&quot;DOI.org (Crossref)&quot;,&quot;publisher-place&quot;:&quot;Bilkent, Ankara, Turkey&quot;,&quot;page&quot;:&quot;224&quot;,&quot;event-place&quot;:&quot;Bilkent, Ankara, Turkey&quot;},&quot;prefix&quot;:&quot;&quot;,&quot;uris&quot;:[&quot;http://zotero.org/users/1913249/items/AMHDJY3A&quot;]}]} RND0000000004"/>&lt;Do Zotero Refresh: [@repenning_scalable_2015; @basawapatna_using_2010]&gt;<text:reference-mark-end text:name="ZOTERO_ITEM CSL_CITATION {&quot;citationID&quot;:&quot;00000003&quot;,&quot;schema&quot;:&quot;https://github.com/citation-style-language/schema/raw/master/csl-citation.json&quot;,&quot;properties&quot;:{&quot;noteIndex&quot;:0,&quot;formattedCitation&quot;:&quot;[@repenning_scalable_2015; @basawapatna_using_2010]&quot;},&quot;citationItems&quot;:[{&quot;id&quot;:2595,&quot;itemData&quot;:{&quot;type&quot;:&quot;article-journal&quot;,&quot;URL&quot;:&quot;http://doi.acm.org/10.1145/2700517&quot;,&quot;ISSN&quot;:&quot;1946-6226&quot;,&quot;title&quot;:&quot;Scalable game design: a strategy to bring systemic computer science education to schools through game design and simulation creation&quot;,&quot;source&quot;:&quot;ACM Digital Library&quot;,&quot;DOI&quot;:&quot;10.1145/2700517&quot;,&quot;accessed&quot;:{&quot;date-parts&quot;:[[&quot;2018&quot;,7,18]]},&quot;issued&quot;:{&quot;date-parts&quot;:[[&quot;2015&quot;,4]]},&quot;id&quot;:&quot;repenning_scalable_2015&quot;,&quot;citation-key&quot;:&quot;repenning_scalable_2015&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quot;:&quot;2&quot;,&quot;custom&quot;:{&quot;uri&quot;:&quot;http://zotero.org/users/1913249/items/Q248ZHQD&quot;,&quot;itemID&quot;:2595},&quot;page&quot;:&quot;11:1–11:31&quot;},&quot;prefix&quot;:&quot;&quot;,&quot;uris&quot;:[&quot;http://zotero.org/users/1913249/items/Q248ZHQD&quot;]},{&quot;id&quot;:3136,&quot;itemData&quot;:{&quot;ISBN&quot;:&quot;978-1-60558-729-5&quot;,&quot;URL&quot;:&quot;http://portal.acm.org/citation.cfm?doid=1822090.1822154&quot;,&quot;language&quot;:&quot;en&quot;,&quot;event-title&quot;:&quot;the fifteenth annual conference&quot;,&quot;title&quot;:&quot;Using scalable game design to teach computer science from middle school to graduate school&quot;,&quot;publisher&quot;:&quot;ACM Press&quot;,&quot;DOI&quot;:&quot;10.1145/1822090.1822154&quot;,&quot;accessed&quot;:{&quot;date-parts&quot;:[[&quot;2019&quot;,12,8]]},&quot;issued&quot;:{&quot;date-parts&quot;:[[&quot;2010&quot;]]},&quot;id&quot;:&quot;basawapatna_using_2010&quot;,&quot;citation-key&quot;:&quot;basawapatna_using_2010&quot;,&quot;container-title&quot;:&quot;Proceedings of the fifteenth annual conference on Innovation and technology in computer science education - ITiCSE '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given&quot;:&quot;Ashok R.&quot;,&quot;family&quot;:&quot;Basawapatna&quot;},{&quot;given&quot;:&quot;Kyu Han&quot;,&quot;family&quot;:&quot;Koh&quot;},{&quot;given&quot;:&quot;Alexander&quot;,&quot;family&quot;:&quot;Repenning&quot;}],&quot;type&quot;:&quot;paper-conference&quot;,&quot;source&quot;:&quot;DOI.org (Crossref)&quot;,&quot;publisher-place&quot;:&quot;Bilkent, Ankara, Turkey&quot;,&quot;page&quot;:&quot;224&quot;,&quot;event-place&quot;:&quot;Bilkent, Ankara, Turkey&quot;},&quot;prefix&quot;:&quot;&quot;,&quot;uris&quot;:[&quot;http://zotero.org/users/1913249/items/AMHDJY3A&quot;]}]} RND0000000004"/>. However, little research has examined their potential to support emerging communities of text-based game creators, particularly in overcoming structural and cultural barriers to creative coding. This chapter addresses that gap.</text:p>
      <text:p text:style-name="Text_20_body">To support the analytical process of this chapter, GDPs are here framed as a form of germ cell, a concept drawn from activity theory to describe a unit of practice that holds the potential for expansive transformation <text:reference-mark-start text:name="ZOTERO_ITEM CSL_CITATION {&quot;citationID&quot;:&quot;00000005&quot;,&quot;schema&quot;:&quot;https://github.com/citation-style-language/schema/raw/master/csl-citation.json&quot;,&quot;properties&quot;:{&quot;noteIndex&quot;:0,&quot;formattedCitation&quot;:&quot;[@blunden_collaborative_2014]&quot;},&quot;citationItems&quot;:[{&quot;id&quot;:3730,&quot;itemData&quot;:{&quot;ISBN&quot;:&quot;978-90-04-26121-1&quot;,&quot;language&quot;:&quot;en&quot;,&quot;collection-title&quot;:&quot;Studies in critical social sciences&quot;,&quot;number-of-pages&quot;:&quot;385&quot;,&quot;publisher&quot;:&quot;Brill&quot;,&quot;publisher-place&quot;:&quot;Leiden ; Boston&quot;,&quot;editor&quot;:[{&quot;given&quot;:&quot;Andy&quot;,&quot;family&quot;:&quot;Blunden&quot;}],&quot;collection-number&quot;:&quot;volume 66&quot;,&quot;issued&quot;:{&quot;date-parts&quot;:[[&quot;2014&quot;]]},&quot;call-number&quot;:&quot;H62 .C5658 2014&quot;,&quot;id&quot;:&quot;blunden_collaborative_2014&quot;,&quot;citation-key&quot;:&quot;blunden_collaborative_2014&quot;,&quot;title-short&quot;:&quot;Collaborative projects&quot;,&quot;type&quot;:&quot;book&quot;,&quot;title&quot;:&quot;Collaborative projects: an interdisciplinary study&quot;,&quot;source&quot;:&quot;Library of Congress ISBN&quot;,&quot;event-place&quot;:&quot;Leiden ; Boston&quot;},&quot;prefix&quot;:&quot;&quot;,&quot;uris&quot;:[&quot;http://zotero.org/users/1913249/items/66N28Q52&quot;]}]} RND0000000006"/>&lt;Do Zotero Refresh: [@blunden_collaborative_2014]&gt;<text:reference-mark-end text:name="ZOTERO_ITEM CSL_CITATION {&quot;citationID&quot;:&quot;00000005&quot;,&quot;schema&quot;:&quot;https://github.com/citation-style-language/schema/raw/master/csl-citation.json&quot;,&quot;properties&quot;:{&quot;noteIndex&quot;:0,&quot;formattedCitation&quot;:&quot;[@blunden_collaborative_2014]&quot;},&quot;citationItems&quot;:[{&quot;id&quot;:3730,&quot;itemData&quot;:{&quot;ISBN&quot;:&quot;978-90-04-26121-1&quot;,&quot;language&quot;:&quot;en&quot;,&quot;collection-title&quot;:&quot;Studies in critical social sciences&quot;,&quot;number-of-pages&quot;:&quot;385&quot;,&quot;publisher&quot;:&quot;Brill&quot;,&quot;publisher-place&quot;:&quot;Leiden ; Boston&quot;,&quot;editor&quot;:[{&quot;given&quot;:&quot;Andy&quot;,&quot;family&quot;:&quot;Blunden&quot;}],&quot;collection-number&quot;:&quot;volume 66&quot;,&quot;issued&quot;:{&quot;date-parts&quot;:[[&quot;2014&quot;]]},&quot;call-number&quot;:&quot;H62 .C5658 2014&quot;,&quot;id&quot;:&quot;blunden_collaborative_2014&quot;,&quot;citation-key&quot;:&quot;blunden_collaborative_2014&quot;,&quot;title-short&quot;:&quot;Collaborative projects&quot;,&quot;type&quot;:&quot;book&quot;,&quot;title&quot;:&quot;Collaborative projects: an interdisciplinary study&quot;,&quot;source&quot;:&quot;Library of Congress ISBN&quot;,&quot;event-place&quot;:&quot;Leiden ; Boston&quot;},&quot;prefix&quot;:&quot;&quot;,&quot;uris&quot;:[&quot;http://zotero.org/users/1913249/items/66N28Q52&quot;]}]} RND0000000006"/>.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o interrogate the varied use of GDPs, Rogoff’s three planes of analysis (personal, interpersonal, and cultural) are used, a process which is reflected in the structure of this chapter.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h text:style-name="Heading_20_3" text:outline-level="3"><text:bookmark-start text:name="recapping-the-framing-gdps-within-activity-theory-concepts"/>Recapping the framing GDPs within activity theory concepts<text:bookmark-end text:name="recapping-th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game design patterns within the overall activity plays a role in this object of activity, as a goal to be implemented and as a meditational strategy.</text:p>
      <text:p text:style-name="Text_20_body">In this chapter, as explored in Chapters 3 and 4, I analyse the use of of GDPs within both a wider scope of activity systems where the wider group including are subjects driving activity, and at a smaller scope where pairs or individuals are the subjects of activity.</text:p>
      <text:p text:style-name="Text_20_body">However even within the smaller scope, object of activity is still complex.</text:p>
      <text:p text:style-name="Text_20_body">Thus, to provide even greater focus, the action of implementing a game design pattern is an important unit of analysis, however within the context of the wider one, not isolating it.</text:p>
      <text:p text:style-name="Text_20_body">At this level, the object of the action of implementing a game design pattern is more focused.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citationID&quot;:&quot;00000007&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08"/>&lt;Do Zotero Refresh: [@rogoff_observing_1995]&gt;<text:reference-mark-end text:name="ZOTERO_ITEM CSL_CITATION {&quot;citationID&quot;:&quot;00000007&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08"/> <text:note text:id="ftn0" text:note-class="footnote"><text:note-citation>1</text:note-citation><text:note-body><text:p text:style-name="Footnote">See Chapter 4.</text:p></text:note-body></text:note>. This chapter provides evidence and analysis of how GDPs function across these planes, acting as mediational tools that support individual game making ability, shared practice, and broader community development. Each theme will be developed in turn in sections that begin with examples from participant activity<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 before further analysis and discussion.</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citationID&quot;:&quot;00000009&quot;,&quot;schema&quot;:&quot;https://github.com/citation-style-language/schema/raw/master/csl-citation.json&quot;,&quot;properties&quot;:{&quot;noteIndex&quot;:0,&quot;formattedCitation&quot;:&quot;[-@kafai_constructionist_2015]&quot;},&quot;citationItems&quot;:[{&quot;itemData&quot;:{&quot;ISBN&quot;:&quot;978-1-4503-3753-3&quot;,&quot;URL&quot;:&quot;https://doi.org/10.1145/2818314.2818334&quot;,&quot;collection-title&quot;:&quot;WiPSCE '15&quot;,&quot;title&quot;:&quot;Constructionist Gaming Beyond the Screen: Middle School Students' Crafting and Computing of Touchpads, Board Games, and Controllers&quot;,&quot;publisher&quot;:&quot;Association for Computing Machinery&quot;,&quot;DOI&quot;:&quot;10.1145/2818314.2818334&quot;,&quot;accessed&quot;:{&quot;date-parts&quot;:[[&quot;2020&quot;,8,19]]},&quot;issued&quot;:{&quot;date-parts&quot;:[[&quot;2015&quot;,11,9]]},&quot;id&quot;:&quot;kafai_constructionist_2015&quot;,&quot;citation-key&quot;:&quot;kafai_constructionist_2015&quot;,&quot;type&quot;:&quot;paper-conference&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custom&quot;:{&quot;uri&quot;:&quot;http://zotero.org/users/1913249/items/8K58PTFV&quot;,&quot;itemID&quot;:3520},&quot;title-short&quot;:&quot;Constructionist Gaming Beyond the Screen&quot;,&quot;publisher-place&quot;:&quot;New York, NY, USA&quot;,&quot;page&quot;:&quot;49–54&quot;,&quot;author&quot;:[{&quot;given&quot;:&quot;Yasmin B.&quot;,&quot;family&quot;:&quot;Kafai&quot;},{&quot;given&quot;:&quot;Veena&quot;,&quot;family&quot;:&quot;Vasudevan&quot;}],&quot;event-place&quot;:&quot;New York, NY, USA&quot;},&quot;suppress-author&quot;:true,&quot;uris&quot;:[&quot;http://zotero.org/users/1913249/items/8K58PTFV&quot;],&quot;id&quot;:3520,&quot;prefix&quot;:&quot;&quot;}]} RND0000000010"/>&lt;Do Zotero Refresh: [-@kafai_constructionist_2015]&gt;<text:reference-mark-end text:name="ZOTERO_ITEM CSL_CITATION {&quot;citationID&quot;:&quot;00000009&quot;,&quot;schema&quot;:&quot;https://github.com/citation-style-language/schema/raw/master/csl-citation.json&quot;,&quot;properties&quot;:{&quot;noteIndex&quot;:0,&quot;formattedCitation&quot;:&quot;[-@kafai_constructionist_2015]&quot;},&quot;citationItems&quot;:[{&quot;itemData&quot;:{&quot;ISBN&quot;:&quot;978-1-4503-3753-3&quot;,&quot;URL&quot;:&quot;https://doi.org/10.1145/2818314.2818334&quot;,&quot;collection-title&quot;:&quot;WiPSCE '15&quot;,&quot;title&quot;:&quot;Constructionist Gaming Beyond the Screen: Middle School Students' Crafting and Computing of Touchpads, Board Games, and Controllers&quot;,&quot;publisher&quot;:&quot;Association for Computing Machinery&quot;,&quot;DOI&quot;:&quot;10.1145/2818314.2818334&quot;,&quot;accessed&quot;:{&quot;date-parts&quot;:[[&quot;2020&quot;,8,19]]},&quot;issued&quot;:{&quot;date-parts&quot;:[[&quot;2015&quot;,11,9]]},&quot;id&quot;:&quot;kafai_constructionist_2015&quot;,&quot;citation-key&quot;:&quot;kafai_constructionist_2015&quot;,&quot;type&quot;:&quot;paper-conference&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custom&quot;:{&quot;uri&quot;:&quot;http://zotero.org/users/1913249/items/8K58PTFV&quot;,&quot;itemID&quot;:3520},&quot;title-short&quot;:&quot;Constructionist Gaming Beyond the Screen&quot;,&quot;publisher-place&quot;:&quot;New York, NY, USA&quot;,&quot;page&quot;:&quot;49–54&quot;,&quot;author&quot;:[{&quot;given&quot;:&quot;Yasmin B.&quot;,&quot;family&quot;:&quot;Kafai&quot;},{&quot;given&quot;:&quot;Veena&quot;,&quot;family&quot;:&quot;Vasudevan&quot;}],&quot;event-place&quot;:&quot;New York, NY, USA&quot;},&quot;suppress-author&quot;:true,&quot;uris&quot;:[&quot;http://zotero.org/users/1913249/items/8K58PTFV&quot;],&quot;id&quot;:3520,&quot;prefix&quot;:&quot;&quot;}]} RND0000000010"/>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citationID&quot;:&quot;00000011&quot;,&quot;schema&quot;:&quot;https://github.com/citation-style-language/schema/raw/master/csl-citation.json&quot;,&quot;properties&quot;:{&quot;noteIndex&quot;:0,&quot;formattedCitation&quot;:&quot;[-@kafai_constructionist_2015, p.4]&quot;},&quot;citationItems&quot;:[{&quot;itemData&quot;:{&quot;ISBN&quot;:&quot;978-1-4503-3753-3&quot;,&quot;URL&quot;:&quot;https://doi.org/10.1145/2818314.2818334&quot;,&quot;collection-title&quot;:&quot;WiPSCE '15&quot;,&quot;title&quot;:&quot;Constructionist Gaming Beyond the Screen: Middle School Students' Crafting and Computing of Touchpads, Board Games, and Controllers&quot;,&quot;publisher&quot;:&quot;Association for Computing Machinery&quot;,&quot;DOI&quot;:&quot;10.1145/2818314.2818334&quot;,&quot;accessed&quot;:{&quot;date-parts&quot;:[[&quot;2020&quot;,8,19]]},&quot;issued&quot;:{&quot;date-parts&quot;:[[&quot;2015&quot;,11,9]]},&quot;id&quot;:&quot;kafai_constructionist_2015&quot;,&quot;citation-key&quot;:&quot;kafai_constructionist_2015&quot;,&quot;type&quot;:&quot;paper-conference&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custom&quot;:{&quot;uri&quot;:&quot;http://zotero.org/users/1913249/items/8K58PTFV&quot;,&quot;itemID&quot;:3520},&quot;title-short&quot;:&quot;Constructionist Gaming Beyond the Screen&quot;,&quot;publisher-place&quot;:&quot;New York, NY, USA&quot;,&quot;page&quot;:&quot;49–54&quot;,&quot;author&quot;:[{&quot;given&quot;:&quot;Yasmin B.&quot;,&quot;family&quot;:&quot;Kafai&quot;},{&quot;given&quot;:&quot;Veena&quot;,&quot;family&quot;:&quot;Vasudevan&quot;}],&quot;event-place&quot;:&quot;New York, NY, USA&quot;},&quot;suppress-author&quot;:true,&quot;uris&quot;:[&quot;http://zotero.org/users/1913249/items/8K58PTFV&quot;],&quot;id&quot;:3520,&quot;locator&quot;:&quot;4&quot;,&quot;label&quot;:&quot;page&quot;,&quot;prefix&quot;:&quot;&quot;}]} RND0000000012"/>&lt;Do Zotero Refresh: [-@kafai_constructionist_2015, p.4]&gt;<text:reference-mark-end text:name="ZOTERO_ITEM CSL_CITATION {&quot;citationID&quot;:&quot;00000011&quot;,&quot;schema&quot;:&quot;https://github.com/citation-style-language/schema/raw/master/csl-citation.json&quot;,&quot;properties&quot;:{&quot;noteIndex&quot;:0,&quot;formattedCitation&quot;:&quot;[-@kafai_constructionist_2015, p.4]&quot;},&quot;citationItems&quot;:[{&quot;itemData&quot;:{&quot;ISBN&quot;:&quot;978-1-4503-3753-3&quot;,&quot;URL&quot;:&quot;https://doi.org/10.1145/2818314.2818334&quot;,&quot;collection-title&quot;:&quot;WiPSCE '15&quot;,&quot;title&quot;:&quot;Constructionist Gaming Beyond the Screen: Middle School Students' Crafting and Computing of Touchpads, Board Games, and Controllers&quot;,&quot;publisher&quot;:&quot;Association for Computing Machinery&quot;,&quot;DOI&quot;:&quot;10.1145/2818314.2818334&quot;,&quot;accessed&quot;:{&quot;date-parts&quot;:[[&quot;2020&quot;,8,19]]},&quot;issued&quot;:{&quot;date-parts&quot;:[[&quot;2015&quot;,11,9]]},&quot;id&quot;:&quot;kafai_constructionist_2015&quot;,&quot;citation-key&quot;:&quot;kafai_constructionist_2015&quot;,&quot;type&quot;:&quot;paper-conference&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custom&quot;:{&quot;uri&quot;:&quot;http://zotero.org/users/1913249/items/8K58PTFV&quot;,&quot;itemID&quot;:3520},&quot;title-short&quot;:&quot;Constructionist Gaming Beyond the Screen&quot;,&quot;publisher-place&quot;:&quot;New York, NY, USA&quot;,&quot;page&quot;:&quot;49–54&quot;,&quot;author&quot;:[{&quot;given&quot;:&quot;Yasmin B.&quot;,&quot;family&quot;:&quot;Kafai&quot;},{&quot;given&quot;:&quot;Veena&quot;,&quot;family&quot;:&quot;Vasudevan&quot;}],&quot;event-place&quot;:&quot;New York, NY, USA&quot;},&quot;suppress-author&quot;:true,&quot;uris&quot;:[&quot;http://zotero.org/users/1913249/items/8K58PTFV&quot;],&quot;id&quot;:3520,&quot;locator&quot;:&quot;4&quot;,&quot;label&quot;:&quot;page&quot;,&quot;prefix&quot;:&quot;&quot;}]} RND0000000012"/>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2" text:note-class="footnote"><text:note-citation>3</text:note-citation><text:note-body><text:p text:style-name="Footnote">See Vignette 5 for fuller transcripts and analysis.</text:p></text:note-body></text:note>.</text:p>
      <text:p text:style-name="P8">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9"/>
      <text:p text:style-name="P10">Madiha: Nasrin! Nasrin! Nasrin! Do you know how to get it in the game?</text:p>
      <text:p text:style-name="P11">Nasrin: Oh my god!</text:p>
      <text:p text:style-name="P12">Madiha: Well . First of all save it to the gallery. How do you save it? Ah there you are. Save it. Is it saved? Right now export it.</text:p>
      <text:p text:style-name="P13">Nasrin: Do you even know what export means?</text:p>
      <text:p text:style-name="P14">Madiha: I know what export means!</text:p>
      <text:p text:style-name="P15">Nasrin: Ok then, smarty-pants.</text:p>
      <text:p text:style-name="First_20_paragraph">The implementation of Madiha of the GDPs of adding a new hazard element into her game drives the development of these technical processes, and facilitates a process of accessing help to do so. Thus, in this process, GDPs functioned as both a motivational and conceptual tools facilitating a the application of a technical processes. More broadly, video data showed, participants developing fluency in areas such as browser tab use, creating, uploading, and integrating graphical and audio assets, and proficiency in keyboard and mouse use for text manipulation <text:note text:id="ftn3" text:note-class="footnote"><text:note-citation>4</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citationID&quot;:&quot;00000013&quot;,&quot;schema&quot;:&quot;https://github.com/citation-style-language/schema/raw/master/csl-citation.json&quot;,&quot;properties&quot;:{&quot;noteIndex&quot;:0,&quot;formattedCitation&quot;:&quot;[@leontiev_activity_2009]&quot;},&quot;citationItems&quot;:[{&quot;id&quot;:3094,&quot;itemData&quot;:{&quot;issue&quot;:&quot;4&quot;,&quot;URL&quot;:&quot;http://periodicos.ufc.br/dialectus/article/view/5173&quot;,&quot;type&quot;:&quot;article-journal&quot;,&quot;source&quot;:&quot;DOI.org (Crossref)&quot;,&quot;id&quot;:&quot;leontiev_activity_2009&quot;,&quot;citation-key&quot;:&quot;leontiev_activity_2009&quot;,&quot;title&quot;:&quot;Activity and Consciousness&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uthor&quot;:[{&quot;given&quot;:&quot;Aleksei Nikolaevich&quot;,&quot;family&quot;:&quot;Leontiev&quot;}],&quot;container-title-short&quot;:&quot;DRF&quot;,&quot;language&quot;:&quot;en&quot;,&quot;issued&quot;:{&quot;date-parts&quot;:[[&quot;2009&quot;]]},&quot;ISSN&quot;:&quot;2317-2010&quot;,&quot;accessed&quot;:{&quot;date-parts&quot;:[[&quot;2019&quot;,5,10]]}},&quot;prefix&quot;:&quot;&quot;,&quot;uris&quot;:[&quot;http://zotero.org/users/1913249/items/K8HTZCVC&quot;]}]} RND0000000014"/>&lt;Do Zotero Refresh: [@leontiev_activity_2009]&gt;<text:reference-mark-end text:name="ZOTERO_ITEM CSL_CITATION {&quot;citationID&quot;:&quot;00000013&quot;,&quot;schema&quot;:&quot;https://github.com/citation-style-language/schema/raw/master/csl-citation.json&quot;,&quot;properties&quot;:{&quot;noteIndex&quot;:0,&quot;formattedCitation&quot;:&quot;[@leontiev_activity_2009]&quot;},&quot;citationItems&quot;:[{&quot;id&quot;:3094,&quot;itemData&quot;:{&quot;issue&quot;:&quot;4&quot;,&quot;URL&quot;:&quot;http://periodicos.ufc.br/dialectus/article/view/5173&quot;,&quot;type&quot;:&quot;article-journal&quot;,&quot;source&quot;:&quot;DOI.org (Crossref)&quot;,&quot;id&quot;:&quot;leontiev_activity_2009&quot;,&quot;citation-key&quot;:&quot;leontiev_activity_2009&quot;,&quot;title&quot;:&quot;Activity and Consciousness&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uthor&quot;:[{&quot;given&quot;:&quot;Aleksei Nikolaevich&quot;,&quot;family&quot;:&quot;Leontiev&quot;}],&quot;container-title-short&quot;:&quot;DRF&quot;,&quot;language&quot;:&quot;en&quot;,&quot;issued&quot;:{&quot;date-parts&quot;:[[&quot;2009&quot;]]},&quot;ISSN&quot;:&quot;2317-2010&quot;,&quot;accessed&quot;:{&quot;date-parts&quot;:[[&quot;2019&quot;,5,10]]}},&quot;prefix&quot;:&quot;&quot;,&quot;uris&quot;:[&quot;http://zotero.org/users/1913249/items/K8HTZCVC&quot;]}]} RND0000000014"/>.</text:p></text:note-body></text:note>.</text:p>
      <text:p text:style-name="Text_20_body">This section now turns to the role of GDPs in relation to the practice of <text:span text:style-name="T1">code patching</text:span> and tactical responses to coding errors. Code patching is a professional technical process to scaffold the application of new features in computer programming <text:note text:id="ftn4" text:note-class="footnote"><text:note-citation>5</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5" text:note-class="footnote"><text:note-citation>6</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16">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 text:c="1"/>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see Vignette 1 for more detail).</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 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6" text:note-class="footnote"><text:note-citation>7</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 Although both starting template code and additional snippet based code was provided, mistakes occurred due to errors in placement and in making additional customisations, as in the example above. The process of code patching process often provoked errors within resulting game output in the form of <text:span text:style-name="T1">glitches</text:span> <text:note text:id="ftn7" text:note-class="footnote"><text:note-citation>8</text:note-citation><text:note-body><text:p text:style-name="Footnote">I use the term glitch here to refer to errors which allow the game to continues to function but which provoke an unintended effect. See C.debugging for more information.</text:p></text:note-body></text:note>. In my facilitator role, when this happened, I tried to mobilise participants existing knowledge of their chosen GDP behaviour compared with the erroneous behaviour of the glitch, sometimes using humour when pointing out the glitch within this process as a strategy to mitigate the potentially frustrating process of debugging.</text:p>
      <text:p text:style-name="Text_20_body">Turning to a wider analysis of the process of personal appropriation of knowledge within the game making process, I was inspired by the the process and rationale of Bevan and Petrich’s <text:reference-mark-start text:name="ZOTERO_ITEM CSL_CITATION {&quot;citationID&quot;:&quot;00000015&quot;,&quot;schema&quot;:&quot;https://github.com/citation-style-language/schema/raw/master/csl-citation.json&quot;,&quot;properties&quot;:{&quot;noteIndex&quot;:0,&quot;formattedCitation&quot;:&quot;[-@bevan_learning_2015; -@petrich_it_2013]&quot;},&quot;citationItems&quot;:[{&quot;itemData&quot;:{&quot;type&quot;:&quot;article-journal&quot;,&quot;URL&quot;:&quot;http://doi.wiley.com/10.1002/sce.21151&quot;,&quot;ISSN&quot;:&quot;00368326&quot;,&quot;title&quot;:&quot;Learning Through STEM-Rich Tinkering: Findings From a Jointly Negotiated Research Project Taken Up in Practice&quot;,&quot;source&quot;:&quot;CrossRef&quot;,&quot;DOI&quot;:&quot;10.1002/sce.21151&quot;,&quot;accessed&quot;:{&quot;date-parts&quot;:[[&quot;2017&quot;,10,14]]},&quot;issued&quot;:{&quot;date-parts&quot;:[[&quot;2015&quot;,1]]},&quot;id&quot;:&quot;bevan_learning_2015&quot;,&quot;citation-key&quot;:&quot;bevan_learning_2015&quot;,&quot;container-title&quot;:&quot;Science Education&quot;,&quot;volume&quot;:&quot;99&quot;,&quot;author&quot;:[{&quot;given&quot;:&quot;Bronwyn&quot;,&quot;family&quot;:&quot;Bevan&quot;},{&quot;given&quot;:&quot;Joshua P.&quot;,&quot;family&quot;:&quot;Gutwill&quot;},{&quot;given&quot;:&quot;Mike&quot;,&quot;family&quot;:&quot;Petrich&quot;},{&quot;given&quot;:&quot;Karen&quot;,&quot;family&quot;:&quot;Wilkinson&quot;}],&quot;title-short&quot;:&quot;Learning Through STEM-Rich Tinkering&quot;,&quot;issue&quot;:&quot;1&quot;,&quot;language&quot;:&quot;en&quot;,&quot;custom&quot;:{&quot;uri&quot;:&quot;http://zotero.org/users/1913249/items/AKPP78D8&quot;,&quot;itemID&quot;:1842},&quot;page&quot;:&quot;98-120&quot;},&quot;suppress-author&quot;:true,&quot;uris&quot;:[&quot;http://zotero.org/users/1913249/items/AKPP78D8&quot;],&quot;id&quot;:1842,&quot;prefix&quot;:&quot;&quot;},{&quot;itemData&quot;:{&quot;ISBN&quot;:&quot;978-0-203-10835-2&quot;,&quot;volume&quot;:&quot;1&quot;,&quot;type&quot;:&quot;chapter&quot;,&quot;id&quot;:&quot;petrich_it_2013&quot;,&quot;citation-key&quot;:&quot;petrich_it_2013&quot;,&quot;number-of-pages&quot;:&quot;21&quot;,&quot;container-title&quot;:&quot;Design, Make, Play&quot;,&quot;abstract&quot;:&quot;It Looks Like Fun, But Are They Learning? - 1&quot;,&quot;publisher-place&quot;:&quot;New York&quot;,&quot;author&quot;:[{&quot;given&quot;:&quot;Mike&quot;,&quot;family&quot;:&quot;Petrich&quot;},{&quot;given&quot;:&quot;Karen&quot;,&quot;family&quot;:&quot;Wilkinson&quot;},{&quot;given&quot;:&quot;Bronwyn&quot;,&quot;family&quot;:&quot;Bevan&quot;}],&quot;title&quot;:&quot;It looks like fun, but are they learning?&quot;,&quot;publisher&quot;:&quot;Routledge&quot;,&quot;page&quot;:&quot;21&quot;,&quot;issued&quot;:{&quot;date-parts&quot;:[[&quot;2013&quot;]]},&quot;event-place&quot;:&quot;New York&quot;},&quot;suppress-author&quot;:true,&quot;uris&quot;:[&quot;http://zotero.org/users/1913249/items/UTZ7BGSU&quot;],&quot;id&quot;:3744,&quot;prefix&quot;:&quot;&quot;}]} RND0000000016"/>&lt;Do Zotero Refresh: [-@bevan_learning_2015; -@petrich_it_2013]&gt;<text:reference-mark-end text:name="ZOTERO_ITEM CSL_CITATION {&quot;citationID&quot;:&quot;00000015&quot;,&quot;schema&quot;:&quot;https://github.com/citation-style-language/schema/raw/master/csl-citation.json&quot;,&quot;properties&quot;:{&quot;noteIndex&quot;:0,&quot;formattedCitation&quot;:&quot;[-@bevan_learning_2015; -@petrich_it_2013]&quot;},&quot;citationItems&quot;:[{&quot;itemData&quot;:{&quot;type&quot;:&quot;article-journal&quot;,&quot;URL&quot;:&quot;http://doi.wiley.com/10.1002/sce.21151&quot;,&quot;ISSN&quot;:&quot;00368326&quot;,&quot;title&quot;:&quot;Learning Through STEM-Rich Tinkering: Findings From a Jointly Negotiated Research Project Taken Up in Practice&quot;,&quot;source&quot;:&quot;CrossRef&quot;,&quot;DOI&quot;:&quot;10.1002/sce.21151&quot;,&quot;accessed&quot;:{&quot;date-parts&quot;:[[&quot;2017&quot;,10,14]]},&quot;issued&quot;:{&quot;date-parts&quot;:[[&quot;2015&quot;,1]]},&quot;id&quot;:&quot;bevan_learning_2015&quot;,&quot;citation-key&quot;:&quot;bevan_learning_2015&quot;,&quot;container-title&quot;:&quot;Science Education&quot;,&quot;volume&quot;:&quot;99&quot;,&quot;author&quot;:[{&quot;given&quot;:&quot;Bronwyn&quot;,&quot;family&quot;:&quot;Bevan&quot;},{&quot;given&quot;:&quot;Joshua P.&quot;,&quot;family&quot;:&quot;Gutwill&quot;},{&quot;given&quot;:&quot;Mike&quot;,&quot;family&quot;:&quot;Petrich&quot;},{&quot;given&quot;:&quot;Karen&quot;,&quot;family&quot;:&quot;Wilkinson&quot;}],&quot;title-short&quot;:&quot;Learning Through STEM-Rich Tinkering&quot;,&quot;issue&quot;:&quot;1&quot;,&quot;language&quot;:&quot;en&quot;,&quot;custom&quot;:{&quot;uri&quot;:&quot;http://zotero.org/users/1913249/items/AKPP78D8&quot;,&quot;itemID&quot;:1842},&quot;page&quot;:&quot;98-120&quot;},&quot;suppress-author&quot;:true,&quot;uris&quot;:[&quot;http://zotero.org/users/1913249/items/AKPP78D8&quot;],&quot;id&quot;:1842,&quot;prefix&quot;:&quot;&quot;},{&quot;itemData&quot;:{&quot;ISBN&quot;:&quot;978-0-203-10835-2&quot;,&quot;volume&quot;:&quot;1&quot;,&quot;type&quot;:&quot;chapter&quot;,&quot;id&quot;:&quot;petrich_it_2013&quot;,&quot;citation-key&quot;:&quot;petrich_it_2013&quot;,&quot;number-of-pages&quot;:&quot;21&quot;,&quot;container-title&quot;:&quot;Design, Make, Play&quot;,&quot;abstract&quot;:&quot;It Looks Like Fun, But Are They Learning? - 1&quot;,&quot;publisher-place&quot;:&quot;New York&quot;,&quot;author&quot;:[{&quot;given&quot;:&quot;Mike&quot;,&quot;family&quot;:&quot;Petrich&quot;},{&quot;given&quot;:&quot;Karen&quot;,&quot;family&quot;:&quot;Wilkinson&quot;},{&quot;given&quot;:&quot;Bronwyn&quot;,&quot;family&quot;:&quot;Bevan&quot;}],&quot;title&quot;:&quot;It looks like fun, but are they learning?&quot;,&quot;publisher&quot;:&quot;Routledge&quot;,&quot;page&quot;:&quot;21&quot;,&quot;issued&quot;:{&quot;date-parts&quot;:[[&quot;2013&quot;]]},&quot;event-place&quot;:&quot;New York&quot;},&quot;suppress-author&quot;:true,&quot;uris&quot;:[&quot;http://zotero.org/users/1913249/items/UTZ7BGSU&quot;],&quot;id&quot;:3744,&quot;prefix&quot;:&quot;&quot;}]} RND0000000016"/> work who created a map of learning dimensions to support facilitation of seemingly chaotic tinkering and making processes in museum contexts. During data analysis, the process of attempting a systematic coding scheme resulted in a growing list of curricular, conceptual and practical constructs. While this list was not used fo systematic coding as explained in Chapter for, I returned to it in later phases of the design process<text:note text:id="ftn8" text:note-class="footnote"><text:note-citation>9</text:note-citation><text:note-body><text:p text:style-name="Footnote">During P4, P5 and D3. See Chapter 4 for clarification.</text:p></text:note-body></text:note>, when looking to adapt this learning design to a more formal environment in mind. This list formed the basis for a map of curriculum-oriented concepts that suited exploration via in the game making process described in this research. It is included here as Table 6.x.[^ld1]</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9" text:note-class="footnote"><text:note-citation>10</text:note-citation><text:note-body><text:p text:style-name="Footnote">See Appendix.D.5 which explores in more detail the evolution of this map</text:p></text:note-body></text:note>. The creation of a provision of these learning dimensions aims as a supporting resource aimed to help future teachers and facilitors locate curricular value within the game making process and to to address tensions in the integration of concepts into an complex making process. The approach specifically addresses a paradox common in application project-based approaches in more formal settings, the tension between the an exploratory learning approach and a possibility or need to align with curricular concepts <text:reference-mark-start text:name="ZOTERO_ITEM CSL_CITATION {&quot;citationID&quot;:&quot;00000017&quot;,&quot;schema&quot;:&quot;https://github.com/citation-style-language/schema/raw/master/csl-citation.json&quot;,&quot;properties&quot;:{&quot;noteIndex&quot;:0,&quot;formattedCitation&quot;:&quot;[@hoyles_pedagogy_1992]&quot;},&quot;citationItems&quot;:[{&quot;id&quot;:8701,&quot;itemData&quot;:{&quot;type&quot;:&quot;article-journal&quot;,&quot;URL&quot;:&quot;https://doi.org/10.1007/BF00302313&quot;,&quot;ISSN&quot;:&quot;1573-0816&quot;,&quot;title&quot;:&quot;A pedagogy for mathematical microworlds&quot;,&quot;source&quot;:&quot;Springer Link&quot;,&quot;DOI&quot;:&quot;10.1007/BF00302313&quot;,&quot;container-title-short&quot;:&quot;Educ Stud Math&quot;,&quot;accessed&quot;:{&quot;date-parts&quot;:[[&quot;2023&quot;,6,12]]},&quot;issued&quot;:{&quot;date-parts&quot;:[[&quot;1992&quot;,2,1]]},&quot;id&quot;:&quot;hoyles_pedagogy_1992&quot;,&quot;citation-key&quot;:&quot;hoyles_pedagogy_1992&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author&quot;:[{&quot;given&quot;:&quot;Celia&quot;,&quot;family&quot;:&quot;Hoyles&quot;},{&quot;given&quot;:&quot;Richard&quot;,&quot;family&quot;:&quot;Noss&quot;}],&quot;issue&quot;:&quot;1&quot;,&quot;language&quot;:&quot;en&quot;,&quot;page&quot;:&quot;31-57&quot;},&quot;prefix&quot;:&quot;&quot;,&quot;uris&quot;:[&quot;http://zotero.org/users/1913249/items/UHLQKVL8&quot;]}]} RND0000000018"/>&lt;Do Zotero Refresh: [@hoyles_pedagogy_1992]&gt;<text:reference-mark-end text:name="ZOTERO_ITEM CSL_CITATION {&quot;citationID&quot;:&quot;00000017&quot;,&quot;schema&quot;:&quot;https://github.com/citation-style-language/schema/raw/master/csl-citation.json&quot;,&quot;properties&quot;:{&quot;noteIndex&quot;:0,&quot;formattedCitation&quot;:&quot;[@hoyles_pedagogy_1992]&quot;},&quot;citationItems&quot;:[{&quot;id&quot;:8701,&quot;itemData&quot;:{&quot;type&quot;:&quot;article-journal&quot;,&quot;URL&quot;:&quot;https://doi.org/10.1007/BF00302313&quot;,&quot;ISSN&quot;:&quot;1573-0816&quot;,&quot;title&quot;:&quot;A pedagogy for mathematical microworlds&quot;,&quot;source&quot;:&quot;Springer Link&quot;,&quot;DOI&quot;:&quot;10.1007/BF00302313&quot;,&quot;container-title-short&quot;:&quot;Educ Stud Math&quot;,&quot;accessed&quot;:{&quot;date-parts&quot;:[[&quot;2023&quot;,6,12]]},&quot;issued&quot;:{&quot;date-parts&quot;:[[&quot;1992&quot;,2,1]]},&quot;id&quot;:&quot;hoyles_pedagogy_1992&quot;,&quot;citation-key&quot;:&quot;hoyles_pedagogy_1992&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author&quot;:[{&quot;given&quot;:&quot;Celia&quot;,&quot;family&quot;:&quot;Hoyles&quot;},{&quot;given&quot;:&quot;Richard&quot;,&quot;family&quot;:&quot;Noss&quot;}],&quot;issue&quot;:&quot;1&quot;,&quot;language&quot;:&quot;en&quot;,&quot;page&quot;:&quot;31-57&quot;},&quot;prefix&quot;:&quot;&quot;,&quot;uris&quot;:[&quot;http://zotero.org/users/1913249/items/UHLQKVL8&quot;]}]} RND0000000018"/>. I propose that this tension, named the <text:span text:style-name="T1">play paradox</text:span> by Hoyles and colleagues <text:reference-mark-start text:name="ZOTERO_ITEM CSL_CITATION {&quot;citationID&quot;:&quot;00000019&quot;,&quot;schema&quot;:&quot;https://github.com/citation-style-language/schema/raw/master/csl-citation.json&quot;,&quot;properties&quot;:{&quot;noteIndex&quot;:0,&quot;formattedCitation&quot;:&quot;[-@hoyles_pedagogy_1992]&quot;},&quot;citationItems&quot;:[{&quot;itemData&quot;:{&quot;type&quot;:&quot;article-journal&quot;,&quot;URL&quot;:&quot;https://doi.org/10.1007/BF00302313&quot;,&quot;ISSN&quot;:&quot;1573-0816&quot;,&quot;title&quot;:&quot;A pedagogy for mathematical microworlds&quot;,&quot;source&quot;:&quot;Springer Link&quot;,&quot;DOI&quot;:&quot;10.1007/BF00302313&quot;,&quot;container-title-short&quot;:&quot;Educ Stud Math&quot;,&quot;accessed&quot;:{&quot;date-parts&quot;:[[&quot;2023&quot;,6,12]]},&quot;issued&quot;:{&quot;date-parts&quot;:[[&quot;1992&quot;,2,1]]},&quot;id&quot;:&quot;hoyles_pedagogy_1992&quot;,&quot;citation-key&quot;:&quot;hoyles_pedagogy_1992&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author&quot;:[{&quot;given&quot;:&quot;Celia&quot;,&quot;family&quot;:&quot;Hoyles&quot;},{&quot;given&quot;:&quot;Richard&quot;,&quot;family&quot;:&quot;Noss&quot;}],&quot;issue&quot;:&quot;1&quot;,&quot;language&quot;:&quot;en&quot;,&quot;page&quot;:&quot;31-57&quot;},&quot;suppress-author&quot;:true,&quot;uris&quot;:[&quot;http://zotero.org/users/1913249/items/UHLQKVL8&quot;],&quot;id&quot;:8701,&quot;prefix&quot;:&quot;&quot;}]} RND0000000020"/>&lt;Do Zotero Refresh: [-@hoyles_pedagogy_1992]&gt;<text:reference-mark-end text:name="ZOTERO_ITEM CSL_CITATION {&quot;citationID&quot;:&quot;00000019&quot;,&quot;schema&quot;:&quot;https://github.com/citation-style-language/schema/raw/master/csl-citation.json&quot;,&quot;properties&quot;:{&quot;noteIndex&quot;:0,&quot;formattedCitation&quot;:&quot;[-@hoyles_pedagogy_1992]&quot;},&quot;citationItems&quot;:[{&quot;itemData&quot;:{&quot;type&quot;:&quot;article-journal&quot;,&quot;URL&quot;:&quot;https://doi.org/10.1007/BF00302313&quot;,&quot;ISSN&quot;:&quot;1573-0816&quot;,&quot;title&quot;:&quot;A pedagogy for mathematical microworlds&quot;,&quot;source&quot;:&quot;Springer Link&quot;,&quot;DOI&quot;:&quot;10.1007/BF00302313&quot;,&quot;container-title-short&quot;:&quot;Educ Stud Math&quot;,&quot;accessed&quot;:{&quot;date-parts&quot;:[[&quot;2023&quot;,6,12]]},&quot;issued&quot;:{&quot;date-parts&quot;:[[&quot;1992&quot;,2,1]]},&quot;id&quot;:&quot;hoyles_pedagogy_1992&quot;,&quot;citation-key&quot;:&quot;hoyles_pedagogy_1992&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volume&quot;:&quot;23&quot;,&quot;author&quot;:[{&quot;given&quot;:&quot;Celia&quot;,&quot;family&quot;:&quot;Hoyles&quot;},{&quot;given&quot;:&quot;Richard&quot;,&quot;family&quot;:&quot;Noss&quot;}],&quot;issue&quot;:&quot;1&quot;,&quot;language&quot;:&quot;en&quot;,&quot;page&quot;:&quot;31-57&quot;},&quot;suppress-author&quot;:true,&quot;uris&quot;:[&quot;http://zotero.org/users/1913249/items/UHLQKVL8&quot;],&quot;id&quot;:8701,&quot;prefix&quot;:&quot;&quot;}]} RND0000000020"/>, can be addressed by orienting the learning map to follow a leading activity of the learning design aligned with the goals of the participants, in this case to add GDPs to the game.</text:p>
      <text:p text:style-name="Text_20_body">COME BACK TO THIS - HOW WHAT DOES THIS MEAN?</text:p>
      <text:p text:style-name="Text_20_body">However, in this informal learning context, the overall motivation of participants was on having fun while making an engaging game together rather than explicitly developing to knowledge linked to the computing curriculum, reflected in the overall orientation of this thesis. In this context, the play paradox is less extreme and my approach to the learning design, facilitation and to the methodology of this study reflects this.</text:p>
      <text:p text:style-name="Text_20_body"><text:span text:style-name="T2">Summary</text:span></text:p>
      <text:p text:style-name="Text_20_body">In summary, this section has provided a selected overview of examples of the personal appropriation of knowledge and processs being driven by the implementation of GDPs. The observations reveal a complex, interdependent relationship between GDP concepts and emergent technical processes. The map of learning dimensions that emerged from inductive and deductive stages of thematic analysis presented in Table 6.x contains within it indications of tensions related to abstract and concrete aspects of knowledge at play within the implementation of GDPs which are beyond the remit of this section but which are explored in Chapter 7.</text:p>
      <text:p text:style-name="Text_20_body"><text:span text:style-name="T2">Signposting to fuller exploration of resolving play paradox in Appendix D.? and in Chapter 7.</text:span></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the use of GDPs within the group to mediate the process of accessing and using project project documentation.</text:p>
      <text:p text:style-name="Text_20_body">Chapter 5 described the introduction of a curated collection (menu) of gameplay design patterns to address the tension between participants’ choice and the need for documentation to support the technical implementation of code structures. My design input here can be seen through the lens of Rogoff’s <text:reference-mark-start text:name="ZOTERO_ITEM CSL_CITATION {&quot;citationID&quot;:&quot;00000021&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22"/>&lt;Do Zotero Refresh: [@rogoff_observing_1995]&gt;<text:reference-mark-end text:name="ZOTERO_ITEM CSL_CITATION {&quot;citationID&quot;:&quot;00000021&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22"/> three planes interpretation as a form of guided participation <text:note text:id="ftn10" text:note-class="footnote"><text:note-citation>11</text:note-citation><text:note-body><text:p text:style-name="Footnote">Clarify guided the form of guided participation.</text:p></text:note-body></text:note>. (DEVELOP SLIGHTLY OR DROP)</text:p>
      <text:p text:style-name="Text_20_body">The following extract from Vignette 2 concerns a family that had taken a methodical approach to accessing documentation. In the minutes leading up to extract, Susanna (parent) attempting to implement a key and door mechanic to the game. Meanwhile Tehillah (child), unable to do such coding or debugging, expressed boredom <text:note text:id="ftn11" text:note-class="footnote"><text:note-citation>12</text:note-citation><text:note-body><text:p text:style-name="Footnote">The support for the key and door pattern is here. https://3m.flossmanuals.net/#game-mechanic-keys-and-doors</text:p></text:note-body></text:note>. Susanna(p) <text:note text:id="ftn12" text:note-class="footnote"><text:note-citation>13</text:note-citation><text:note-body><text:p text:style-name="Footnote">Where unclear, in this writing, the name of the parent is followd by a (p) and that of the child by a (c). For example, Susanna(p) and Tehillah(c).</text:p></text:note-body></text:note> had been following the step-by-step written instructions but when Susanna had not been able to progress, she sent Tehillah(c) to get my help and I worked with her to find the problem.</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p): Thank you. Did you see Tehillah?Tehillah(c): Did it do it?Susanna: Yes</text:p>
          </table:table-cell>
          <table:table-cell table:style-name="TableRowCell" office:value-type="string">
            <text:p text:style-name="Table_20_Contents">Mick has just ceded computer to Susanna after solving a problem which had occurred due to</text:p>
          </table:table-cell>
        </table:table-row>
        <table:table-row>
          <table:table-cell table:style-name="TableRowCell" office:value-type="string">
            <text:p text:style-name="Table_20_Contents">Susanna: I’ll reload it. Here you go</text:p>
          </table:table-cell>
          <table:table-cell table:style-name="TableRowCell" office:value-type="string">
            <text:p text:style-name="Table_20_Contents">Susanna presses refresh key to reload the game</text:p>
          </table:table-cell>
        </table:table-row>
        <table:table-row>
          <table:table-cell table:style-name="TableRowCell" office:value-type="string">
            <text:p text:style-name="Table_20_Contents">Tehillah: (Laughs)</text:p>
          </table:table-cell>
          <table:table-cell table:style-name="TableRowCell" office:value-type="string">
            <text:p text:style-name="Table_20_Contents">Tehillah moves laptop to point towards her and takes over using the keyboard</text:p>
          </table:table-cell>
        </table:table-row>
        <table:table-row>
          <table:table-cell table:style-name="TableRowCell" office:value-type="string">
            <text:p text:style-name="Table_20_Contents">Tehillah: (Makes excited cat noise)</text:p>
          </table:table-cell>
          <table:table-cell table:style-name="TableRowCell"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RowCell"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RowCell" office:value-type="string">
            <text:p text:style-name="Table_20_Contents">S: Well. Where are you going to put your door in level two?Do you want to change the layout at all?</text:p>
          </table:table-cell>
          <table:table-cell table:style-name="TableRowCell" office:value-type="string">
            <text:p text:style-name="Table_20_Contents">Susanna gestures to screen</text:p>
          </table:table-cell>
        </table:table-row>
        <table:table-row>
          <table:table-cell table:style-name="TableRowCell" office:value-type="string">
            <text:p text:style-name="Table_20_Contents">Tehillah: What’s door?Susanna: dTehillah: Ok</text:p>
          </table:table-cell>
          <table:table-cell table:style-name="TableRowCell" office:value-type="string">
            <text:p text:style-name="Table_20_Contents">Susanna doesn’t move the laptop but gets closer to take over the keyboard</text:p>
          </table:table-cell>
        </table:table-row>
        <table:table-row>
          <table:table-cell table:style-name="TableRowCell" office:value-type="string">
            <text:p text:style-name="Table_20_Contents">Tehillah: d. Door right there.</text:p>
          </table:table-cell>
          <table:table-cell table:style-name="TableRowCell" office:value-type="string">
            <text:p text:style-name="Table_20_Contents">Tehillah inserts a “d” in an array high above a platform</text:p>
          </table:table-cell>
        </table:table-row>
        <table:table-row>
          <table:table-cell table:style-name="TableRowCell" office:value-type="string">
            <text:p text:style-name="Table_20_Contents">Susanna: And where’s the key going?Must be quite hard to get to that door.Key is K</text:p>
          </table:table-cell>
          <table:table-cell table:style-name="TableRowCell" office:value-type="string">
    </table:table-cell>
        </table:table-row>
      </table:table>
      <text:p text:style-name="First_20_paragraph">ADD IN IMAGE</text:p>
      <text:p text:style-name="Text_20_body"><text:span text:style-name="T2">Table 6.x</text:span> – Extract of Vignette 2 showing interpersonal interaction and documentation use.</text:p>
      <text:p text:style-name="Text_20_body">Vignette 2 follows the parent Susanna’s use of a tutorial to address the goal of implementing her child’s chosen GDPs. Susanna, is limited in her programming skills but avoids seeking facilitator or peer help <text:note text:id="ftn13" text:note-class="footnote"><text:note-citation>14</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implementing code changes of patterns chosen by her daughter <text:note text:id="ftn14" text:note-class="footnote"><text:note-citation>15</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ccess relevant documentation.</text:p>
      <text:p text:style-name="Text_20_body">To prioritise participant engagement, supporting documentation avoided a principles-first instruction approach (either to the whole group or to individuals). The use of shorter, just-in-time tutorials was in responses to barriers associated with more extensive instruction-based approaches, particularly those related to literacy <text:reference-mark-start text:name="ZOTERO_ITEM CSL_CITATION {&quot;citationID&quot;:&quot;00000023&quot;,&quot;schema&quot;:&quot;https://github.com/citation-style-language/schema/raw/master/csl-citation.json&quot;,&quot;properties&quot;:{&quot;noteIndex&quot;:0,&quot;formattedCitation&quot;:&quot;[@dietz_design_2021; @resnick_coding_2020]&quot;},&quot;citationItems&quot;:[{&quot;id&quot;:8633,&quot;itemData&quot;:{&quot;ISBN&quot;:&quot;978-3-030-62037-0&quot;,&quot;URL&quot;:&quot;https://doi.org/10.1007/978-3-030-62037-0_13&quot;,&quot;language&quot;:&quot;en&quot;,&quot;collection-title&quot;:&quot;Understanding Innovation&quot;,&quot;title&quot;:&quot;Design Guidelines for Early Childhood Computer Science Education Tools&quot;,&quot;publisher&quot;:&quot;Springer International Publishing&quot;,&quot;DOI&quot;:&quot;10.1007/978-3-030-62037-0_13&quot;,&quot;editor&quot;:[{&quot;given&quot;:&quot;Christoph&quot;,&quot;family&quot;:&quot;Meinel&quot;},{&quot;given&quot;:&quot;Larry&quot;,&quot;family&quot;:&quot;Leifer&quot;}],&quot;accessed&quot;:{&quot;date-parts&quot;:[[&quot;2023&quot;,5,12]]},&quot;issued&quot;:{&quot;date-parts&quot;:[[&quot;2021&quot;]]},&quot;id&quot;:&quot;dietz_design_2021&quot;,&quot;citation-key&quot;:&quot;dietz_design_2021&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given&quot;:&quot;Griffin&quot;,&quot;family&quot;:&quot;Dietz&quot;},{&quot;given&quot;:&quot;Jenny&quot;,&quot;family&quot;:&quot;Han&quot;},{&quot;given&quot;:&quot;Hyowon&quot;,&quot;family&quot;:&quot;Gweon&quot;},{&quot;given&quot;:&quot;James A.&quot;,&quot;family&quot;:&quot;Landay&quot;}],&quot;type&quot;:&quot;chapter&quot;,&quot;source&quot;:&quot;Springer Link&quot;,&quot;publisher-place&quot;:&quot;Cham&quot;,&quot;page&quot;:&quot;291-306&quot;,&quot;event-place&quot;:&quot;Cham&quot;},&quot;prefix&quot;:&quot;&quot;,&quot;uris&quot;:[&quot;http://zotero.org/users/1913249/items/R9DIW698&quot;]},{&quot;id&quot;:3,&quot;itemData&quot;:{&quot;type&quot;:&quot;article-journal&quot;,&quot;URL&quot;:&quot;https://dl.acm.org/doi/10.1145/3375546&quot;,&quot;ISSN&quot;:&quot;0001-0782, 1557-7317&quot;,&quot;title&quot;:&quot;Coding at a crossroads&quot;,&quot;source&quot;:&quot;DOI.org (Crossref)&quot;,&quot;DOI&quot;:&quot;10.1145/3375546&quot;,&quot;container-title-short&quot;:&quot;Commun. ACM&quot;,&quot;accessed&quot;:{&quot;date-parts&quot;:[[&quot;2021&quot;,12,21]]},&quot;issued&quot;:{&quot;date-parts&quot;:[[&quot;2020&quot;,10,22]]},&quot;id&quot;:&quot;resnick_coding_2020&quot;,&quot;citation-key&quot;:&quot;resnick_coding_2020&quot;,&quot;container-title&quot;:&quot;Communications of the ACM&quot;,&quot;abstract&quot;:&quot;While millions of students worldwide have enjoyed coding experiences over the last decade, the next challenge is spreading educational values and approaches.&quot;,&quot;volume&quot;:&quot;63&quot;,&quot;author&quot;:[{&quot;given&quot;:&quot;Mitchel&quot;,&quot;family&quot;:&quot;Resnick&quot;},{&quot;given&quot;:&quot;Natalie&quot;,&quot;family&quot;:&quot;Rusk&quot;}],&quot;issue&quot;:&quot;11&quot;,&quot;language&quot;:&quot;en&quot;,&quot;page&quot;:&quot;120-127&quot;},&quot;prefix&quot;:&quot;&quot;,&quot;uris&quot;:[&quot;http://zotero.org/users/1913249/items/VYS48CXK&quot;]}]} RND0000000024"/>&lt;Do Zotero Refresh: [@dietz_design_2021; @resnick_coding_2020]&gt;<text:reference-mark-end text:name="ZOTERO_ITEM CSL_CITATION {&quot;citationID&quot;:&quot;00000023&quot;,&quot;schema&quot;:&quot;https://github.com/citation-style-language/schema/raw/master/csl-citation.json&quot;,&quot;properties&quot;:{&quot;noteIndex&quot;:0,&quot;formattedCitation&quot;:&quot;[@dietz_design_2021; @resnick_coding_2020]&quot;},&quot;citationItems&quot;:[{&quot;id&quot;:8633,&quot;itemData&quot;:{&quot;ISBN&quot;:&quot;978-3-030-62037-0&quot;,&quot;URL&quot;:&quot;https://doi.org/10.1007/978-3-030-62037-0_13&quot;,&quot;language&quot;:&quot;en&quot;,&quot;collection-title&quot;:&quot;Understanding Innovation&quot;,&quot;title&quot;:&quot;Design Guidelines for Early Childhood Computer Science Education Tools&quot;,&quot;publisher&quot;:&quot;Springer International Publishing&quot;,&quot;DOI&quot;:&quot;10.1007/978-3-030-62037-0_13&quot;,&quot;editor&quot;:[{&quot;given&quot;:&quot;Christoph&quot;,&quot;family&quot;:&quot;Meinel&quot;},{&quot;given&quot;:&quot;Larry&quot;,&quot;family&quot;:&quot;Leifer&quot;}],&quot;accessed&quot;:{&quot;date-parts&quot;:[[&quot;2023&quot;,5,12]]},&quot;issued&quot;:{&quot;date-parts&quot;:[[&quot;2021&quot;]]},&quot;id&quot;:&quot;dietz_design_2021&quot;,&quot;citation-key&quot;:&quot;dietz_design_2021&quot;,&quot;container-title&quot;:&quot;Design Thinking Research : Interrogating the Doing&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given&quot;:&quot;Griffin&quot;,&quot;family&quot;:&quot;Dietz&quot;},{&quot;given&quot;:&quot;Jenny&quot;,&quot;family&quot;:&quot;Han&quot;},{&quot;given&quot;:&quot;Hyowon&quot;,&quot;family&quot;:&quot;Gweon&quot;},{&quot;given&quot;:&quot;James A.&quot;,&quot;family&quot;:&quot;Landay&quot;}],&quot;type&quot;:&quot;chapter&quot;,&quot;source&quot;:&quot;Springer Link&quot;,&quot;publisher-place&quot;:&quot;Cham&quot;,&quot;page&quot;:&quot;291-306&quot;,&quot;event-place&quot;:&quot;Cham&quot;},&quot;prefix&quot;:&quot;&quot;,&quot;uris&quot;:[&quot;http://zotero.org/users/1913249/items/R9DIW698&quot;]},{&quot;id&quot;:3,&quot;itemData&quot;:{&quot;type&quot;:&quot;article-journal&quot;,&quot;URL&quot;:&quot;https://dl.acm.org/doi/10.1145/3375546&quot;,&quot;ISSN&quot;:&quot;0001-0782, 1557-7317&quot;,&quot;title&quot;:&quot;Coding at a crossroads&quot;,&quot;source&quot;:&quot;DOI.org (Crossref)&quot;,&quot;DOI&quot;:&quot;10.1145/3375546&quot;,&quot;container-title-short&quot;:&quot;Commun. ACM&quot;,&quot;accessed&quot;:{&quot;date-parts&quot;:[[&quot;2021&quot;,12,21]]},&quot;issued&quot;:{&quot;date-parts&quot;:[[&quot;2020&quot;,10,22]]},&quot;id&quot;:&quot;resnick_coding_2020&quot;,&quot;citation-key&quot;:&quot;resnick_coding_2020&quot;,&quot;container-title&quot;:&quot;Communications of the ACM&quot;,&quot;abstract&quot;:&quot;While millions of students worldwide have enjoyed coding experiences over the last decade, the next challenge is spreading educational values and approaches.&quot;,&quot;volume&quot;:&quot;63&quot;,&quot;author&quot;:[{&quot;given&quot;:&quot;Mitchel&quot;,&quot;family&quot;:&quot;Resnick&quot;},{&quot;given&quot;:&quot;Natalie&quot;,&quot;family&quot;:&quot;Rusk&quot;}],&quot;issue&quot;:&quot;11&quot;,&quot;language&quot;:&quot;en&quot;,&quot;page&quot;:&quot;120-127&quot;},&quot;prefix&quot;:&quot;&quot;,&quot;uris&quot;:[&quot;http://zotero.org/users/1913249/items/VYS48CXK&quot;]}]} RND0000000024"/>.</text:p>
      <text:p text:style-name="Text_20_body">This choice provided over which pattern to implement appears to have a positive impact on affect. Tehillah(c)’s choice over which GDPs they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Text_20_body">While both forms of documentation following the structure of close coupling between impact and that is core to the use of design patterns in computing education <text:reference-mark-start text:name="ZOTERO_ITEM CSL_CITATION {&quot;citationID&quot;:&quot;00000025&quot;,&quot;schema&quot;:&quot;https://github.com/citation-style-language/schema/raw/master/csl-citation.json&quot;,&quot;properties&quot;:{&quot;noteIndex&quot;:0,&quot;formattedCitation&quot;:&quot;[@gamma_design_1995]&quot;},&quot;citationItems&quot;:[{&quot;id&quot;:3100,&quot;itemData&quot;:{&quot;issued&quot;:{&quot;date-parts&quot;:[[&quot;1995&quot;]]},&quot;author&quot;:[{&quot;given&quot;:&quot;Erich&quot;,&quot;family&quot;:&quot;Gamma&quot;},{&quot;given&quot;:&quot;Ralph&quot;,&quot;family&quot;:&quot;Johnson&quot;},{&quot;given&quot;:&quot;John&quot;,&quot;family&quot;:&quot;Vlissides&quot;},{&quot;given&quot;:&quot;Richard&quot;,&quot;family&quot;:&quot;Helm&quot;}],&quot;type&quot;:&quot;book&quot;,&quot;id&quot;:&quot;gamma_design_1995&quot;,&quot;citation-key&quot;:&quot;gamma_design_1995&quot;,&quot;title&quot;:&quot;Design patterns: elements of reusable object-oriented software&quot;,&quot;publisher&quot;:&quot;Addison-Wesley&quot;},&quot;prefix&quot;:&quot;&quot;,&quot;uris&quot;:[&quot;http://zotero.org/users/1913249/items/6QPK4CLR&quot;]}]} RND0000000026"/>&lt;Do Zotero Refresh: [@gamma_design_1995]&gt;<text:reference-mark-end text:name="ZOTERO_ITEM CSL_CITATION {&quot;citationID&quot;:&quot;00000025&quot;,&quot;schema&quot;:&quot;https://github.com/citation-style-language/schema/raw/master/csl-citation.json&quot;,&quot;properties&quot;:{&quot;noteIndex&quot;:0,&quot;formattedCitation&quot;:&quot;[@gamma_design_1995]&quot;},&quot;citationItems&quot;:[{&quot;id&quot;:3100,&quot;itemData&quot;:{&quot;issued&quot;:{&quot;date-parts&quot;:[[&quot;1995&quot;]]},&quot;author&quot;:[{&quot;given&quot;:&quot;Erich&quot;,&quot;family&quot;:&quot;Gamma&quot;},{&quot;given&quot;:&quot;Ralph&quot;,&quot;family&quot;:&quot;Johnson&quot;},{&quot;given&quot;:&quot;John&quot;,&quot;family&quot;:&quot;Vlissides&quot;},{&quot;given&quot;:&quot;Richard&quot;,&quot;family&quot;:&quot;Helm&quot;}],&quot;type&quot;:&quot;book&quot;,&quot;id&quot;:&quot;gamma_design_1995&quot;,&quot;citation-key&quot;:&quot;gamma_design_1995&quot;,&quot;title&quot;:&quot;Design patterns: elements of reusable object-oriented software&quot;,&quot;publisher&quot;:&quot;Addison-Wesley&quot;},&quot;prefix&quot;:&quot;&quot;,&quot;uris&quot;:[&quot;http://zotero.org/users/1913249/items/6QPK4CLR&quot;]}]} RND0000000026"/>, this decision resulted in varied patterns of use. I provided participants with a choice of supporting documentation in the form of both step-by-step instructions and code snippets. In the Vignette 1 extract above, Toby uses the graphical menu of patterns as a starting point to help him to choose, find and implement a GDP feature using supporting code snippets directly. Thus in contrast to Vignette 2, he does not access the step by step instructions.</text:p>
      <text:p text:style-name="Text_20_body"><text:span text:style-name="T2">Commentary</text:span></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of . For example, some participants learn to implement GDPs from peers, a process explored in a later section. Additionally, in Vignette 3, we see Ed lets his father take the lead in accessing documentation. Secondly, because the GDP menu (and concepts) were introduced by myself as a navigational and organisational tool for use by participants, it seems logical that participants should use them for that purpose. The danger here is of circular reasoning in methodology which needs to be borne in mind when assessing the scope of this research <text:note text:id="ftn15" text:note-class="footnote"><text:note-citation>16</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a clear example of just-in-time documentation supporting participant-led learning and as a foundational source for the later propagation and evolution of GDP practices by participants.</text:p>
      <text:p text:style-name="Text_20_body">These observations extends current research in this area in relation to the promising work on computational thinking patterns within the scalable game design (SGD) programme. The structure of SGD and supporting resources was oriented around the motivation of transferability of science simulation concepts (in pattern form) to other science disciplines. By way of contrast, in my research the motivation is to align the structure documentation to the choices of desired game features made by earlier iterations of participants. In this way project navigation increasing the relatability of the patterns at play. The use of gameplay design patterns <text:note text:id="ftn16" text:note-class="footnote"><text:note-citation>17</text:note-citation><text:note-body><text:p text:style-name="Footnote">See Chapter 2 for a disambiguation of design patterns oriented to code structure or towards resulting behaviours in the end product. Here gameplay design patterns would be recognised by players.</text:p></text:note-body></text:note> 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tools were used in ideation and project organisation. The impact of the provision of the starter game template and menu of GDPs outlined in Chapter 5 changed the nature of the ideation phase by providing scaffolding and restricting choice.</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Mark becomes <text:span text:style-name="T1">overwhelmed</text:span> with the child’s lack of focus on one pattern “<text:span text:style-name="T1">that’s what I mean, you can’t just skip around like that</text:span>.” <text:note text:id="ftn17" text:note-class="footnote"><text:note-citation>18</text:note-citation><text:note-body><text:p text:style-name="Footnote">For a fuller transcript and a reflective commentary of this exchange see Vignette 3.</text:p></text:note-body></text:note></text:p>
      <text:p text:style-name="Text_20_body">This use of GDPs to allow the spacial exploration of design in a visual and intuitive way suits being mapped onto paper, or onto graphical software which allows for a similarly rapid prototyping. In a session in P3, Toby uses the code based tilemap tool to design a maze game instead of a platformer game drawing on existing knowledge of tools and home knowledge of the target game genre to rapidly make revisions without extensive planning <text:note text:id="ftn18" text:note-class="footnote"><text:note-citation>19</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text:note text:id="ftn19" text:note-class="footnote"><text:note-citation>20</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 ideation proposing a more radical change of underlying game genre.</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 / Notes / Gestures</text:span></text:p>
            </table:table-cell>
          </table:table-row>
        </table:table-header-rows>
        <table:table-row>
          <table:table-cell table:style-name="TableRowCell" office:value-type="string">
            <text:p text:style-name="Table_20_Contents">Dan (p): Have you thought about pushing it a bit further and have a different style of game?Toby(c): What do you mean?</text:p>
          </table:table-cell>
          <table:table-cell table:style-name="TableRowCell" office:value-type="string">
    </table:table-cell>
        </table:table-row>
        <table:table-row>
          <table:table-cell table:style-name="TableRowCell" office:value-type="string">
            <text:p text:style-name="Table_20_Contents">Dan: Well the previous style of game was a platform game wasn’t it? You went along and there was gravity pushing down. There are other types of games aren’t there?</text:p>
          </table:table-cell>
          <table:table-cell table:style-name="TableRowCell"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RowCell" office:value-type="string">
            <text:p text:style-name="Table_20_Contents">Toby: Pause. I don’t know what to do though.Dan: Well quite, but what other games are there?Toby: I don’t know er.Dan: Well I tell you what… (muffled)Toby: Erm</text:p>
          </table:table-cell>
          <table:table-cell table:style-name="TableRowCell" office:value-type="string">
            <text:p text:style-name="Table_20_Contents">Toby navigates to webpage menu of GDPs.</text:p>
          </table:table-cell>
        </table:table-row>
        <table:table-row>
          <table:table-cell table:style-name="TableRowCell" office:value-type="string">
            <text:p text:style-name="Table_20_Contents">Dan: So. You played them before didn’t you?Toby: What do you mean?Dan: The flying game, that’s a different kind of game.Toby: Oh, like kind of like moving along kind of thing.</text:p>
          </table:table-cell>
          <table:table-cell table:style-name="TableRowCell" office:value-type="string">
            <text:p text:style-name="Table_20_Contents">Toby moves hand left to right.</text:p>
          </table:table-cell>
        </table:table-row>
        <table:table-row>
          <table:table-cell table:style-name="TableRowCell" office:value-type="string">
            <text:p text:style-name="Table_20_Contents">Dan: Yeah, and there are games where you are in a world and you have to move around the world like Pac-Man.</text:p>
          </table:table-cell>
          <table:table-cell table:style-name="TableRowCell" office:value-type="string">
            <text:p text:style-name="Table_20_Contents">Dan points down and moves finger around like an imaginary character moving at right angles. Toby nods.</text:p>
          </table:table-cell>
        </table:table-row>
        <table:table-row>
          <table:table-cell table:style-name="TableRowCell"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RowCell"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RowCell" office:value-type="string">
            <text:p text:style-name="Table_20_Contents">Dan: So instead of… instead of the world… the world being sideways, we could have the world being looked down on.</text:p>
          </table:table-cell>
          <table:table-cell table:style-name="TableRowCell" office:value-type="string">
            <text:p text:style-name="Table_20_Contents">Dan re-indicates the change of perspective with hand gestures.</text:p>
          </table:table-cell>
        </table:table-row>
        <table:table-row>
          <table:table-cell table:style-name="TableRowCell" office:value-type="string">
            <text:p text:style-name="Table_20_Contents">Toby: Hmm. How should I do this then?Dan: That’s a good question. Shall we ask Mick to see if that would mess things up or not?</text:p>
          </table:table-cell>
          <table:table-cell table:style-name="TableRowCell" office:value-type="string">
    </table:table-cell>
        </table:table-row>
      </table:table>
      <text:p text:style-name="First_20_paragraph"><text:span text:style-name="T2">Commentary</text:span></text:p>
      <text:p text:style-name="Text_20_body">In the vignette extract above, home-based knowledge of GDP mechanics is utilised on an interpersonal plane, with Dan(p) helping Toby(c) via guided facilitation to provoke and shape new design ideas. Dan draws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The use of GDPs as a lingua franca as proposed by Erickson <text:reference-mark-start text:name="ZOTERO_ITEM CSL_CITATION {&quot;citationID&quot;:&quot;00000027&quot;,&quot;schema&quot;:&quot;https://github.com/citation-style-language/schema/raw/master/csl-citation.json&quot;,&quot;properties&quot;:{&quot;noteIndex&quot;:0,&quot;formattedCitation&quot;:&quot;[-@erickson_lingua_2000]&quot;},&quot;citationItems&quot;:[{&quot;itemData&quot;:{&quot;ISBN&quot;:&quot;978-1-58113-219-9&quot;,&quot;URL&quot;:&quot;https://dl.acm.org/doi/10.1145/347642.347794&quot;,&quot;collection-title&quot;:&quot;DIS '00&quot;,&quot;title&quot;:&quot;Lingua Francas for design: sacred places and pattern languages&quot;,&quot;source&quot;:&quot;ACM Digital Library&quot;,&quot;DOI&quot;:&quot;10.1145/347642.347794&quot;,&quot;accessed&quot;:{&quot;date-parts&quot;:[[&quot;2025&quot;,1,6]]},&quot;issued&quot;:{&quot;date-parts&quot;:[[&quot;2000&quot;,8,1]]},&quot;id&quot;:&quot;erickson_lingua_2000&quot;,&quot;citation-key&quot;:&quot;erickson_lingua_20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author&quot;:[{&quot;given&quot;:&quot;Thomas&quot;,&quot;family&quot;:&quot;Erickson&quot;}],&quot;title-short&quot;:&quot;Lingua Francas for design&quot;,&quot;publisher&quot;:&quot;Association for Computing Machinery&quot;,&quot;publisher-place&quot;:&quot;New York, NY, USA&quot;,&quot;page&quot;:&quot;357–368&quot;,&quot;event-place&quot;:&quot;New York, NY, USA&quot;},&quot;suppress-author&quot;:true,&quot;uris&quot;:[&quot;http://zotero.org/users/1913249/items/UPEXBQUJ&quot;],&quot;id&quot;:9984,&quot;prefix&quot;:&quot;&quot;}]} RND0000000028"/>&lt;Do Zotero Refresh: [-@erickson_lingua_2000]&gt;<text:reference-mark-end text:name="ZOTERO_ITEM CSL_CITATION {&quot;citationID&quot;:&quot;00000027&quot;,&quot;schema&quot;:&quot;https://github.com/citation-style-language/schema/raw/master/csl-citation.json&quot;,&quot;properties&quot;:{&quot;noteIndex&quot;:0,&quot;formattedCitation&quot;:&quot;[-@erickson_lingua_2000]&quot;},&quot;citationItems&quot;:[{&quot;itemData&quot;:{&quot;ISBN&quot;:&quot;978-1-58113-219-9&quot;,&quot;URL&quot;:&quot;https://dl.acm.org/doi/10.1145/347642.347794&quot;,&quot;collection-title&quot;:&quot;DIS '00&quot;,&quot;title&quot;:&quot;Lingua Francas for design: sacred places and pattern languages&quot;,&quot;source&quot;:&quot;ACM Digital Library&quot;,&quot;DOI&quot;:&quot;10.1145/347642.347794&quot;,&quot;accessed&quot;:{&quot;date-parts&quot;:[[&quot;2025&quot;,1,6]]},&quot;issued&quot;:{&quot;date-parts&quot;:[[&quot;2000&quot;,8,1]]},&quot;id&quot;:&quot;erickson_lingua_2000&quot;,&quot;citation-key&quot;:&quot;erickson_lingua_20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author&quot;:[{&quot;given&quot;:&quot;Thomas&quot;,&quot;family&quot;:&quot;Erickson&quot;}],&quot;title-short&quot;:&quot;Lingua Francas for design&quot;,&quot;publisher&quot;:&quot;Association for Computing Machinery&quot;,&quot;publisher-place&quot;:&quot;New York, NY, USA&quot;,&quot;page&quot;:&quot;357–368&quot;,&quot;event-place&quot;:&quot;New York, NY, USA&quot;},&quot;suppress-author&quot;:true,&quot;uris&quot;:[&quot;http://zotero.org/users/1913249/items/UPEXBQUJ&quot;],&quot;id&quot;:9984,&quot;prefix&quot;:&quot;&quot;}]} RND0000000028"/> and Erikisson <text:reference-mark-start text:name="ZOTERO_ITEM CSL_CITATION {&quot;citationID&quot;:&quot;00000029&quot;,&quot;schema&quot;:&quot;https://github.com/citation-style-language/schema/raw/master/csl-citation.json&quot;,&quot;properties&quot;:{&quot;noteIndex&quot;:0,&quot;formattedCitation&quot;:&quot;[-@eriksson_using_2019]&quot;},&quot;citationItems&quot;:[{&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suppress-author&quot;:true,&quot;uris&quot;:[&quot;http://zotero.org/users/1913249/items/YJKSC8LM&quot;],&quot;id&quot;:3745,&quot;prefix&quot;:&quot;&quot;}]} RND0000000030"/>&lt;Do Zotero Refresh: [-@eriksson_using_2019]&gt;<text:reference-mark-end text:name="ZOTERO_ITEM CSL_CITATION {&quot;citationID&quot;:&quot;00000029&quot;,&quot;schema&quot;:&quot;https://github.com/citation-style-language/schema/raw/master/csl-citation.json&quot;,&quot;properties&quot;:{&quot;noteIndex&quot;:0,&quot;formattedCitation&quot;:&quot;[-@eriksson_using_2019]&quot;},&quot;citationItems&quot;:[{&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suppress-author&quot;:true,&quot;uris&quot;:[&quot;http://zotero.org/users/1913249/items/YJKSC8LM&quot;],&quot;id&quot;:3745,&quot;prefix&quot;:&quot;&quot;}]} RND0000000030"/> (two different researchers) who detail the verbal use of GDP terms by participants in a collaborative design process. The observations of this section support the proposals of the utility of collective, emergent use of pattern languages within communities working on projects. Here, they show specfically the potential for GDPs to be within ideation, prioritisation and clarification. In addition they show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citationID&quot;:&quot;00000031&quot;,&quot;schema&quot;:&quot;https://github.com/citation-style-language/schema/raw/master/csl-citation.json&quot;,&quot;properties&quot;:{&quot;noteIndex&quot;:0,&quot;formattedCitation&quot;:&quot;[@erickson_lingua_2000]&quot;},&quot;citationItems&quot;:[{&quot;id&quot;:9984,&quot;itemData&quot;:{&quot;ISBN&quot;:&quot;978-1-58113-219-9&quot;,&quot;URL&quot;:&quot;https://dl.acm.org/doi/10.1145/347642.347794&quot;,&quot;collection-title&quot;:&quot;DIS '00&quot;,&quot;title&quot;:&quot;Lingua Francas for design: sacred places and pattern languages&quot;,&quot;source&quot;:&quot;ACM Digital Library&quot;,&quot;DOI&quot;:&quot;10.1145/347642.347794&quot;,&quot;accessed&quot;:{&quot;date-parts&quot;:[[&quot;2025&quot;,1,6]]},&quot;issued&quot;:{&quot;date-parts&quot;:[[&quot;2000&quot;,8,1]]},&quot;id&quot;:&quot;erickson_lingua_2000&quot;,&quot;citation-key&quot;:&quot;erickson_lingua_20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author&quot;:[{&quot;given&quot;:&quot;Thomas&quot;,&quot;family&quot;:&quot;Erickson&quot;}],&quot;title-short&quot;:&quot;Lingua Francas for design&quot;,&quot;publisher&quot;:&quot;Association for Computing Machinery&quot;,&quot;publisher-place&quot;:&quot;New York, NY, USA&quot;,&quot;page&quot;:&quot;357–368&quot;,&quot;event-place&quot;:&quot;New York, NY, USA&quot;},&quot;prefix&quot;:&quot;&quot;,&quot;uris&quot;:[&quot;http://zotero.org/users/1913249/items/UPEXBQUJ&quot;]}]} RND0000000032"/>&lt;Do Zotero Refresh: [@erickson_lingua_2000]&gt;<text:reference-mark-end text:name="ZOTERO_ITEM CSL_CITATION {&quot;citationID&quot;:&quot;00000031&quot;,&quot;schema&quot;:&quot;https://github.com/citation-style-language/schema/raw/master/csl-citation.json&quot;,&quot;properties&quot;:{&quot;noteIndex&quot;:0,&quot;formattedCitation&quot;:&quot;[@erickson_lingua_2000]&quot;},&quot;citationItems&quot;:[{&quot;id&quot;:9984,&quot;itemData&quot;:{&quot;ISBN&quot;:&quot;978-1-58113-219-9&quot;,&quot;URL&quot;:&quot;https://dl.acm.org/doi/10.1145/347642.347794&quot;,&quot;collection-title&quot;:&quot;DIS '00&quot;,&quot;title&quot;:&quot;Lingua Francas for design: sacred places and pattern languages&quot;,&quot;source&quot;:&quot;ACM Digital Library&quot;,&quot;DOI&quot;:&quot;10.1145/347642.347794&quot;,&quot;accessed&quot;:{&quot;date-parts&quot;:[[&quot;2025&quot;,1,6]]},&quot;issued&quot;:{&quot;date-parts&quot;:[[&quot;2000&quot;,8,1]]},&quot;id&quot;:&quot;erickson_lingua_2000&quot;,&quot;citation-key&quot;:&quot;erickson_lingua_20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author&quot;:[{&quot;given&quot;:&quot;Thomas&quot;,&quot;family&quot;:&quot;Erickson&quot;}],&quot;title-short&quot;:&quot;Lingua Francas for design&quot;,&quot;publisher&quot;:&quot;Association for Computing Machinery&quot;,&quot;publisher-place&quot;:&quot;New York, NY, USA&quot;,&quot;page&quot;:&quot;357–368&quot;,&quot;event-place&quot;:&quot;New York, NY, USA&quot;},&quot;prefix&quot;:&quot;&quot;,&quot;uris&quot;:[&quot;http://zotero.org/users/1913249/items/UPEXBQUJ&quot;]}]} RND0000000032"/>. As with previous sections, I begin with data in the form of vignette extracts and additional description and proceed to commentary and discussion in relation to relevant research.</text:p>
      <text:p text:style-name="Text_20_body">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text:note text:id="ftn20" text:note-class="footnote"><text:note-citation>21</text:note-citation><text:note-body><text:p text:style-name="Footnote">An example of this transfer is in the vignette extract earlier in the chapter in Table 6.x. A fuller description is in Vignetted 2.</text:p></text:note-body></text:note>. In interview data, the parent notes “<text:span text:style-name="T1">I resist the urge to fix things immediately when she struggles.</text:span>” Another exchange from Vignette 2 is described below.</text:p>
      <text:p text:style-name="P17">Tehillah(c) uses the name of a GDP within a request for her parent to take on a specific task within their making process, "Go on then. Key-Door person." When the parent expresses confusion about what this state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At other times Tehillah engages more peripheral activities such as watching older children playtest each others games, or observing community activity from under the table.</text:p>
      <text:p text:style-name="Text_20_body">Toby adopts different working arrangements dependent on which family members he attends with. In P1, his mother worried she had abandoned him as she worked on the game code while he concentrated on graphical assets. In P2 Toby had created his own game, coding mostly alone but situated next to his grandparents who provided attention and support (see Vignette 1). In P3, he worked in a close pairing with his father (Dan) in closely guided practice (see Vignette 6 and shorter extract as Table 6.x above). Toby and Dan’s pair process is more guided and focused than many other participants and includes accessing professional documentation and Dan guiding Toby in exploration of computational thinking concepts <text:note text:id="ftn21" text:note-class="footnote"><text:note-citation>22</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18">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but next to a friend. The following is and extract from Vignette 5,</text:p>
      <text:p text:style-name="P19">Madiha calls across the room to draw on Nasrin's help to correct a design mistake. <text:s text:c="1"/>Nasrin appears reluctant to explain the technical processes she uses to help her mother: <text:s text:c="1"/>"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Vignette 5 shows Madiha(p) building an emerging identity as a graphical asset designer, compared to other coding tasks, this is something that she does want to build her competency in. Nasrin affects reluctance in her support of her mother, but at other times shows that she enjoys her status of technical supporter (see reflective commentary in Vignette).</text:p>
      <text:p text:style-name="Text_20_body">In Vignette 3, Mark(p) and Ed(c) break out of a dysfunctional division of labour in the penultimate P2 session <text:note text:id="ftn22" text:note-class="footnote"><text:note-citation>23</text:note-citation><text:note-body><text:p text:style-name="Footnote">Mark(p) repeatedly steers Ed(c) to pick one GDP to allow them to carefully work through the associated documentation together, a process he later refers to in interview data as <text:span text:style-name="T1">plodding</text:span> . See interview extract in Vignette 3.</text:p></text:note-body></text:note>.</text:p>
      <text:p text:style-name="P20">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 text:c="1"/>Ed is left inactive and seemingly address this tension child proposes dividing their labour and working on two separate computers. Ed points to the cupboard in which laptop computers are kept and comments. "Ed(c): Why don’t you go there for a computer and you can do that?" <text:s text:c="1"/>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First_20_paragraph"><text:span text:style-name="T2">Commentary</text:span></text:p>
      <text:p text:style-name="Text_20_body">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1">plodding</text:span> that Mark(p) advocated for to engage in experimental, improvised design processes with no clear end goal <text:note text:id="ftn23" text:note-class="footnote"><text:note-citation>24</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4" text:note-class="footnote"><text:note-citation>25</text:note-citation><text:note-body><text:p text:style-name="Footnote">This process differs from the division of labour in P1 in that the graphical design is wrapped within this iteration of applying a GDP</text:p></text:note-body></text:note>.</text:p>
      <text:p text:style-name="Text_20_body">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chnical support role for her mother.</text:p>
      <text:p text:style-name="Text_20_body">Data also uncover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5" text:note-class="footnote"><text:note-citation>26</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text:p>
      <text:p text:style-name="Text_20_body">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citationID&quot;:&quot;00000033&quot;,&quot;schema&quot;:&quot;https://github.com/citation-style-language/schema/raw/master/csl-citation.json&quot;,&quot;properties&quot;:{&quot;noteIndex&quot;:0,&quot;formattedCitation&quot;:&quot;[@lave_situating_1991 ; @rogoff_learning_2014]&quot;},&quot;citationItems&quot;:[{&quot;itemData&quot;:{&quot;issued&quot;:{&quot;date-parts&quot;:[[&quot;1991&quot;]]},&quot;id&quot;:&quot;lave_situating_1991&quot;,&quot;citation-key&quot;:&quot;lave_situating_1991&quot;,&quot;title&quot;:&quot;Situating learning in communities of practice&quot;,&quot;container-title&quot;:&quot;Perspectives on socially shared cognition&quot;,&quot;source&quot;:&quot;Google Scholar&quot;,&quot;volume&quot;:&quot;2&quot;,&quot;author&quot;:[{&quot;given&quot;:&quot;Jean&quot;,&quot;family&quot;:&quot;Lave&quot;}],&quot;type&quot;:&quot;article-journal&quot;,&quot;page&quot;:&quot;63–82&quot;},&quot;uris&quot;:[&quot;http://zotero.org/users/1913249/items/CT2UFZ8Y&quot;],&quot;prefix&quot;:&quot;&quot;,&quot;suffix&quot;:&quot; &quot;,&quot;id&quot;:2424},{&quot;id&quot;:3366,&quot;itemData&quot;:{&quot;type&quot;:&quot;article-journal&quot;,&quot;URL&quot;:&quot;https://www.karger.com/Article/FullText/356757&quot;,&quot;ISSN&quot;:&quot;0018-716X, 1423-0054&quot;,&quot;title&quot;:&quot;Learning by Observing and Pitching In to Family and Community Endeavors: An Orientation&quot;,&quot;source&quot;:&quot;Crossref&quot;,&quot;DOI&quot;:&quot;10.1159/000356757&quot;,&quot;accessed&quot;:{&quot;date-parts&quot;:[[&quot;2019&quot;,4,6]]},&quot;issued&quot;:{&quot;date-parts&quot;:[[&quot;2014&quot;]]},&quot;id&quot;:&quot;rogoff_learning_2014&quot;,&quot;citation-key&quot;:&quot;rogoff_learning_2014&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author&quot;:[{&quot;given&quot;:&quot;Barbara&quot;,&quot;family&quot;:&quot;Rogoff&quot;}],&quot;title-short&quot;:&quot;Learning by Observing and Pitching In to Family and Community Endeavors&quot;,&quot;issue&quot;:&quot;2-3&quot;,&quot;language&quot;:&quot;en&quot;,&quot;page&quot;:&quot;69-81&quot;},&quot;prefix&quot;:&quot;&quot;,&quot;uris&quot;:[&quot;http://zotero.org/users/1913249/items/8AB5U8TV&quot;]}]} RND0000000034"/>&lt;Do Zotero Refresh: [@lave_situating_1991 ; @rogoff_learning_2014]&gt;<text:reference-mark-end text:name="ZOTERO_ITEM CSL_CITATION {&quot;citationID&quot;:&quot;00000033&quot;,&quot;schema&quot;:&quot;https://github.com/citation-style-language/schema/raw/master/csl-citation.json&quot;,&quot;properties&quot;:{&quot;noteIndex&quot;:0,&quot;formattedCitation&quot;:&quot;[@lave_situating_1991 ; @rogoff_learning_2014]&quot;},&quot;citationItems&quot;:[{&quot;itemData&quot;:{&quot;issued&quot;:{&quot;date-parts&quot;:[[&quot;1991&quot;]]},&quot;id&quot;:&quot;lave_situating_1991&quot;,&quot;citation-key&quot;:&quot;lave_situating_1991&quot;,&quot;title&quot;:&quot;Situating learning in communities of practice&quot;,&quot;container-title&quot;:&quot;Perspectives on socially shared cognition&quot;,&quot;source&quot;:&quot;Google Scholar&quot;,&quot;volume&quot;:&quot;2&quot;,&quot;author&quot;:[{&quot;given&quot;:&quot;Jean&quot;,&quot;family&quot;:&quot;Lave&quot;}],&quot;type&quot;:&quot;article-journal&quot;,&quot;page&quot;:&quot;63–82&quot;},&quot;uris&quot;:[&quot;http://zotero.org/users/1913249/items/CT2UFZ8Y&quot;],&quot;prefix&quot;:&quot;&quot;,&quot;suffix&quot;:&quot; &quot;,&quot;id&quot;:2424},{&quot;id&quot;:3366,&quot;itemData&quot;:{&quot;type&quot;:&quot;article-journal&quot;,&quot;URL&quot;:&quot;https://www.karger.com/Article/FullText/356757&quot;,&quot;ISSN&quot;:&quot;0018-716X, 1423-0054&quot;,&quot;title&quot;:&quot;Learning by Observing and Pitching In to Family and Community Endeavors: An Orientation&quot;,&quot;source&quot;:&quot;Crossref&quot;,&quot;DOI&quot;:&quot;10.1159/000356757&quot;,&quot;accessed&quot;:{&quot;date-parts&quot;:[[&quot;2019&quot;,4,6]]},&quot;issued&quot;:{&quot;date-parts&quot;:[[&quot;2014&quot;]]},&quot;id&quot;:&quot;rogoff_learning_2014&quot;,&quot;citation-key&quot;:&quot;rogoff_learning_2014&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author&quot;:[{&quot;given&quot;:&quot;Barbara&quot;,&quot;family&quot;:&quot;Rogoff&quot;}],&quot;title-short&quot;:&quot;Learning by Observing and Pitching In to Family and Community Endeavors&quot;,&quot;issue&quot;:&quot;2-3&quot;,&quot;language&quot;:&quot;en&quot;,&quot;page&quot;:&quot;69-81&quot;},&quot;prefix&quot;:&quot;&quot;,&quot;uris&quot;:[&quot;http://zotero.org/users/1913249/items/8AB5U8TV&quot;]}]} RND0000000034"/>. Indeed the possibility for children to observe and <text:span text:style-name="T1">not</text:span> engage directly in community activities is seen by Rogoff <text:reference-mark-start text:name="ZOTERO_ITEM CSL_CITATION {&quot;citationID&quot;:&quot;00000035&quot;,&quot;schema&quot;:&quot;https://github.com/citation-style-language/schema/raw/master/csl-citation.json&quot;,&quot;properties&quot;:{&quot;noteIndex&quot;:0,&quot;formattedCitation&quot;:&quot;[-@rogoff_cultural_2003; -@rogoff_organization_2016]&quot;},&quot;citationItems&quot;:[{&quot;itemData&quot;:{&quot;issued&quot;:{&quot;date-parts&quot;:[[&quot;2003&quot;]]},&quot;call-number&quot;:&quot;HM686 .R64 2003&quot;,&quot;id&quot;:&quot;rogoff_cultural_2003&quot;,&quot;citation-key&quot;:&quot;rogoff_cultural_2003&quot;,&quot;number-of-pages&quot;:&quot;434&quot;,&quot;type&quot;:&quot;book&quot;,&quot;publisher&quot;:&quot;Oxford University Press&quot;,&quot;publisher-place&quot;:&quot;Oxford [UK] ;a New York&quot;,&quot;author&quot;:[{&quot;given&quot;:&quot;Barbara&quot;,&quot;family&quot;:&quot;Rogoff&quot;}],&quot;title&quot;:&quot;The cultural nature of human development&quot;,&quot;source&quot;:&quot;Library of Congress ISBN&quot;,&quot;ISBN&quot;:&quot;978-0-19-513133-8&quot;,&quot;language&quot;:&quot;en&quot;,&quot;event-place&quot;:&quot;Oxford [UK] ;a New York&quot;},&quot;suppress-author&quot;:true,&quot;uris&quot;:[&quot;http://zotero.org/users/1913249/items/MPJ5DJQJ&quot;],&quot;id&quot;:3023,&quot;prefix&quot;:&quot;&quot;},{&quot;itemData&quot;:{&quot;type&quot;:&quot;article-journal&quot;,&quot;URL&quot;:&quot;http://journals.sagepub.com/doi/10.3102/0091732X16680994&quot;,&quot;ISSN&quot;:&quot;0091-732X, 1935-1038&quot;,&quot;title&quot;:&quot;The Organization of Informal Learning&quot;,&quot;source&quot;:&quot;DOI.org (Crossref)&quot;,&quot;DOI&quot;:&quot;10.3102/0091732X16680994&quot;,&quot;container-title-short&quot;:&quot;Review of Research in Education&quot;,&quot;accessed&quot;:{&quot;date-parts&quot;:[[&quot;2023&quot;,2,16]]},&quot;issued&quot;:{&quot;date-parts&quot;:[[&quot;2016&quot;,3]]},&quot;id&quot;:&quot;rogoff_organization_2016&quot;,&quot;citation-key&quot;:&quot;rogoff_organization_2016&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given&quot;:&quot;Barbara&quot;,&quot;family&quot;:&quot;Rogoff&quot;},{&quot;given&quot;:&quot;Maureen&quot;,&quot;family&quot;:&quot;Callanan&quot;},{&quot;given&quot;:&quot;Kris D.&quot;,&quot;family&quot;:&quot;Gutiérrez&quot;},{&quot;given&quot;:&quot;Frederick&quot;,&quot;family&quot;:&quot;Erickson&quot;}],&quot;issue&quot;:&quot;1&quot;,&quot;language&quot;:&quot;en&quot;,&quot;page&quot;:&quot;356-401&quot;},&quot;suppress-author&quot;:true,&quot;uris&quot;:[&quot;http://zotero.org/users/1913249/items/Q2M28PQC&quot;],&quot;id&quot;:3723,&quot;prefix&quot;:&quot;&quot;}]} RND0000000036"/>&lt;Do Zotero Refresh: [-@rogoff_cultural_2003; -@rogoff_organization_2016]&gt;<text:reference-mark-end text:name="ZOTERO_ITEM CSL_CITATION {&quot;citationID&quot;:&quot;00000035&quot;,&quot;schema&quot;:&quot;https://github.com/citation-style-language/schema/raw/master/csl-citation.json&quot;,&quot;properties&quot;:{&quot;noteIndex&quot;:0,&quot;formattedCitation&quot;:&quot;[-@rogoff_cultural_2003; -@rogoff_organization_2016]&quot;},&quot;citationItems&quot;:[{&quot;itemData&quot;:{&quot;issued&quot;:{&quot;date-parts&quot;:[[&quot;2003&quot;]]},&quot;call-number&quot;:&quot;HM686 .R64 2003&quot;,&quot;id&quot;:&quot;rogoff_cultural_2003&quot;,&quot;citation-key&quot;:&quot;rogoff_cultural_2003&quot;,&quot;number-of-pages&quot;:&quot;434&quot;,&quot;type&quot;:&quot;book&quot;,&quot;publisher&quot;:&quot;Oxford University Press&quot;,&quot;publisher-place&quot;:&quot;Oxford [UK] ;a New York&quot;,&quot;author&quot;:[{&quot;given&quot;:&quot;Barbara&quot;,&quot;family&quot;:&quot;Rogoff&quot;}],&quot;title&quot;:&quot;The cultural nature of human development&quot;,&quot;source&quot;:&quot;Library of Congress ISBN&quot;,&quot;ISBN&quot;:&quot;978-0-19-513133-8&quot;,&quot;language&quot;:&quot;en&quot;,&quot;event-place&quot;:&quot;Oxford [UK] ;a New York&quot;},&quot;suppress-author&quot;:true,&quot;uris&quot;:[&quot;http://zotero.org/users/1913249/items/MPJ5DJQJ&quot;],&quot;id&quot;:3023,&quot;prefix&quot;:&quot;&quot;},{&quot;itemData&quot;:{&quot;type&quot;:&quot;article-journal&quot;,&quot;URL&quot;:&quot;http://journals.sagepub.com/doi/10.3102/0091732X16680994&quot;,&quot;ISSN&quot;:&quot;0091-732X, 1935-1038&quot;,&quot;title&quot;:&quot;The Organization of Informal Learning&quot;,&quot;source&quot;:&quot;DOI.org (Crossref)&quot;,&quot;DOI&quot;:&quot;10.3102/0091732X16680994&quot;,&quot;container-title-short&quot;:&quot;Review of Research in Education&quot;,&quot;accessed&quot;:{&quot;date-parts&quot;:[[&quot;2023&quot;,2,16]]},&quot;issued&quot;:{&quot;date-parts&quot;:[[&quot;2016&quot;,3]]},&quot;id&quot;:&quot;rogoff_organization_2016&quot;,&quot;citation-key&quot;:&quot;rogoff_organization_2016&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author&quot;:[{&quot;given&quot;:&quot;Barbara&quot;,&quot;family&quot;:&quot;Rogoff&quot;},{&quot;given&quot;:&quot;Maureen&quot;,&quot;family&quot;:&quot;Callanan&quot;},{&quot;given&quot;:&quot;Kris D.&quot;,&quot;family&quot;:&quot;Gutiérrez&quot;},{&quot;given&quot;:&quot;Frederick&quot;,&quot;family&quot;:&quot;Erickson&quot;}],&quot;issue&quot;:&quot;1&quot;,&quot;language&quot;:&quot;en&quot;,&quot;page&quot;:&quot;356-401&quot;},&quot;suppress-author&quot;:true,&quot;uris&quot;:[&quot;http://zotero.org/users/1913249/items/Q2M28PQC&quot;],&quot;id&quot;:3723,&quot;prefix&quot;:&quot;&quot;}]} RND0000000036"/> as an important characteristic in participation-based models of learning. While the value of this process of <text:span text:style-name="T1">messing around</text:span> is explored in informal learning environments by Ito <text:reference-mark-start text:name="ZOTERO_ITEM CSL_CITATION {&quot;citationID&quot;:&quot;00000037&quot;,&quot;schema&quot;:&quot;https://github.com/citation-style-language/schema/raw/master/csl-citation.json&quot;,&quot;properties&quot;:{&quot;noteIndex&quot;:0,&quot;formattedCitation&quot;:&quot;[-@ito_hanging_2010]&quot;},&quot;citationItems&quot;:[{&quot;itemData&quot;:{&quot;issued&quot;:{&quot;date-parts&quot;:[[&quot;2010&quot;]]},&quot;type&quot;:&quot;book&quot;,&quot;title-short&quot;:&quot;Hanging out, messing around, and geeking out&quot;,&quot;title&quot;:&quot;Hanging out, messing around, and geeking out: kids living and learning with new media&quot;,&quot;id&quot;:&quot;ito_hanging_2010&quot;,&quot;citation-key&quot;:&quot;ito_hanging_2010&quot;,&quot;number-of-pages&quot;:&quot;419&quot;,&quot;source&quot;:&quot;Gemeinsamer Bibliotheksverbund ISBN&quot;,&quot;publisher&quot;:&quot;MIT Press&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note&quot;:&quot;OCLC: 699713878&quot;,&quot;ISBN&quot;:&quot;978-0-262-01336-9 978-0-262-51854-3&quot;,&quot;language&quot;:&quot;eng&quot;,&quot;collection-title&quot;:&quot;The John D. and Catherine T. MacArthur Foundation series on digital media and learning&quot;,&quot;event-place&quot;:&quot;Cambridge, Mass.&quot;},&quot;suppress-author&quot;:true,&quot;uris&quot;:[&quot;http://zotero.org/users/1913249/items/URKI7FTD&quot;],&quot;id&quot;:1939,&quot;prefix&quot;:&quot;&quot;}]} RND0000000038"/>&lt;Do Zotero Refresh: [-@ito_hanging_2010]&gt;<text:reference-mark-end text:name="ZOTERO_ITEM CSL_CITATION {&quot;citationID&quot;:&quot;00000037&quot;,&quot;schema&quot;:&quot;https://github.com/citation-style-language/schema/raw/master/csl-citation.json&quot;,&quot;properties&quot;:{&quot;noteIndex&quot;:0,&quot;formattedCitation&quot;:&quot;[-@ito_hanging_2010]&quot;},&quot;citationItems&quot;:[{&quot;itemData&quot;:{&quot;issued&quot;:{&quot;date-parts&quot;:[[&quot;2010&quot;]]},&quot;type&quot;:&quot;book&quot;,&quot;title-short&quot;:&quot;Hanging out, messing around, and geeking out&quot;,&quot;title&quot;:&quot;Hanging out, messing around, and geeking out: kids living and learning with new media&quot;,&quot;id&quot;:&quot;ito_hanging_2010&quot;,&quot;citation-key&quot;:&quot;ito_hanging_2010&quot;,&quot;number-of-pages&quot;:&quot;419&quot;,&quot;source&quot;:&quot;Gemeinsamer Bibliotheksverbund ISBN&quot;,&quot;publisher&quot;:&quot;MIT Press&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note&quot;:&quot;OCLC: 699713878&quot;,&quot;ISBN&quot;:&quot;978-0-262-01336-9 978-0-262-51854-3&quot;,&quot;language&quot;:&quot;eng&quot;,&quot;collection-title&quot;:&quot;The John D. and Catherine T. MacArthur Foundation series on digital media and learning&quot;,&quot;event-place&quot;:&quot;Cambridge, Mass.&quot;},&quot;suppress-author&quot;:true,&quot;uris&quot;:[&quot;http://zotero.org/users/1913249/items/URKI7FTD&quot;],&quot;id&quot;:1939,&quot;prefix&quot;:&quot;&quot;}]} RND0000000038"/> and Gee [-(<text:span text:style-name="T2">gee_situated_2004?</text:span>)]<text:note text:id="ftn26" text:note-class="footnote"><text:note-citation>27</text:note-citation><text:note-body><text:p text:style-name="Footnote">Their work is explored in context in the introduction.</text:p></text:note-body></text:note>, it is less explored in CGD&amp;P research, especially in this non-formal setting <text:note text:id="ftn27" text:note-class="footnote"><text:note-citation>28</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Text_20_body">NOT CLEAR HOW THIS IS RELATED TO GDPS SPECIFICALLY. The work on social and secret missions in P3 has potential to support culturally focused activities.(explored later?)</text:p>
      <text:p text:style-name="Text_20_body">Taken together, the observations above provide a case study suitable to inform practitioners looking to benefit from related research on informal emerging roles within joint technology work. The work of Barron et al. <text:reference-mark-start text:name="ZOTERO_ITEM CSL_CITATION {&quot;citationID&quot;:&quot;00000040&quot;,&quot;schema&quot;:&quot;https://github.com/citation-style-language/schema/raw/master/csl-citation.json&quot;,&quot;properties&quot;:{&quot;noteIndex&quot;:0,&quot;formattedCitation&quot;:&quot;[-@barron_parents_2009]&quot;},&quot;citationItems&quot;:[{&quot;itemData&quot;:{&quot;type&quot;:&quot;article-journal&quot;,&quot;URL&quot;:&quot;http://www.portico.org/Portico/article?article=phx73mtv74z&quot;,&quot;ISSN&quot;:&quot;19436068&quot;,&quot;title&quot;:&quot;Parents as Learning Partners in the Development of Technological Fluency&quot;,&quot;source&quot;:&quot;Crossref&quot;,&quot;DOI&quot;:&quot;10.1162/ijlm.2009.0021&quot;,&quot;accessed&quot;:{&quot;date-parts&quot;:[[&quot;2018&quot;,10,30]]},&quot;issued&quot;:{&quot;date-parts&quot;:[[&quot;2009&quot;,5]]},&quot;id&quot;:&quot;barron_parents_2009&quot;,&quot;citation-key&quot;:&quot;barron_parents_2009&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quot;:&quot;2&quot;,&quot;language&quot;:&quot;en&quot;,&quot;page&quot;:&quot;55-77&quot;},&quot;suppress-author&quot;:true,&quot;uris&quot;:[&quot;http://zotero.org/users/1913249/items/7GMWQYV6&quot;],&quot;id&quot;:2830,&quot;prefix&quot;:&quot;&quot;}]} RND0000000041"/>&lt;Do Zotero Refresh: [-@barron_parents_2009]&gt;<text:reference-mark-end text:name="ZOTERO_ITEM CSL_CITATION {&quot;citationID&quot;:&quot;00000040&quot;,&quot;schema&quot;:&quot;https://github.com/citation-style-language/schema/raw/master/csl-citation.json&quot;,&quot;properties&quot;:{&quot;noteIndex&quot;:0,&quot;formattedCitation&quot;:&quot;[-@barron_parents_2009]&quot;},&quot;citationItems&quot;:[{&quot;itemData&quot;:{&quot;type&quot;:&quot;article-journal&quot;,&quot;URL&quot;:&quot;http://www.portico.org/Portico/article?article=phx73mtv74z&quot;,&quot;ISSN&quot;:&quot;19436068&quot;,&quot;title&quot;:&quot;Parents as Learning Partners in the Development of Technological Fluency&quot;,&quot;source&quot;:&quot;Crossref&quot;,&quot;DOI&quot;:&quot;10.1162/ijlm.2009.0021&quot;,&quot;accessed&quot;:{&quot;date-parts&quot;:[[&quot;2018&quot;,10,30]]},&quot;issued&quot;:{&quot;date-parts&quot;:[[&quot;2009&quot;,5]]},&quot;id&quot;:&quot;barron_parents_2009&quot;,&quot;citation-key&quot;:&quot;barron_parents_2009&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volume&quot;:&quot;1&quot;,&quot;author&quot;:[{&quot;given&quot;:&quot;Brigid&quot;,&quot;family&quot;:&quot;Barron&quot;},{&quot;given&quot;:&quot;Caitlin Kennedy&quot;,&quot;family&quot;:&quot;Martin&quot;},{&quot;given&quot;:&quot;Lori&quot;,&quot;family&quot;:&quot;Takeuchi&quot;},{&quot;given&quot;:&quot;Rachel&quot;,&quot;family&quot;:&quot;Fithian&quot;}],&quot;issue&quot;:&quot;2&quot;,&quot;language&quot;:&quot;en&quot;,&quot;page&quot;:&quot;55-77&quot;},&quot;suppress-author&quot;:true,&quot;uris&quot;:[&quot;http://zotero.org/users/1913249/items/7GMWQYV6&quot;],&quot;id&quot;:2830,&quot;prefix&quot;:&quot;&quot;}]} RND0000000041"/>, shows parents fulfilling several informal roles including collaborator, resource provider, learner, non-technical consultant, and emotional support. The work of Roque <text:reference-mark-start text:name="ZOTERO_ITEM CSL_CITATION {&quot;citationID&quot;:&quot;00000042&quot;,&quot;schema&quot;:&quot;https://github.com/citation-style-language/schema/raw/master/csl-citation.json&quot;,&quot;properties&quot;:{&quot;noteIndex&quot;:0,&quot;formattedCitation&quot;:&quot;[-@roque_im_2016]&quot;},&quot;citationItems&quot;:[{&quot;itemData&quot;:{&quot;issued&quot;:{&quot;date-parts&quot;:[[&quot;2016&quot;,7]]},&quot;URL&quot;:&quot;https://repository.isls.org//handle/1/177&quot;,&quot;id&quot;:&quot;roque_im_2016&quot;,&quot;citation-key&quot;:&quot;roque_im_2016&quot;,&quot;title&quot;:&quot;“I’m Not Just a Mom”: Parents Developing Multiple Roles in Creative Computin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short&quot;:&quot;“I’m Not Just a Mom”&quot;,&quot;type&quot;:&quot;paper-conference&quot;,&quot;source&quot;:&quot;repository.isls.org&quot;,&quot;language&quot;:&quot;en&quot;,&quot;accessed&quot;:{&quot;date-parts&quot;:[[&quot;2018&quot;,10,30]]}},&quot;suppress-author&quot;:true,&quot;uris&quot;:[&quot;http://zotero.org/users/1913249/items/FURUF33F&quot;],&quot;id&quot;:2835,&quot;prefix&quot;:&quot;&quot;}]} RND0000000043"/>&lt;Do Zotero Refresh: [-@roque_im_2016]&gt;<text:reference-mark-end text:name="ZOTERO_ITEM CSL_CITATION {&quot;citationID&quot;:&quot;00000042&quot;,&quot;schema&quot;:&quot;https://github.com/citation-style-language/schema/raw/master/csl-citation.json&quot;,&quot;properties&quot;:{&quot;noteIndex&quot;:0,&quot;formattedCitation&quot;:&quot;[-@roque_im_2016]&quot;},&quot;citationItems&quot;:[{&quot;itemData&quot;:{&quot;issued&quot;:{&quot;date-parts&quot;:[[&quot;2016&quot;,7]]},&quot;URL&quot;:&quot;https://repository.isls.org//handle/1/177&quot;,&quot;id&quot;:&quot;roque_im_2016&quot;,&quot;citation-key&quot;:&quot;roque_im_2016&quot;,&quot;title&quot;:&quot;“I’m Not Just a Mom”: Parents Developing Multiple Roles in Creative Computin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title-short&quot;:&quot;“I’m Not Just a Mom”&quot;,&quot;type&quot;:&quot;paper-conference&quot;,&quot;source&quot;:&quot;repository.isls.org&quot;,&quot;language&quot;:&quot;en&quot;,&quot;accessed&quot;:{&quot;date-parts&quot;:[[&quot;2018&quot;,10,30]]}},&quot;suppress-author&quot;:true,&quot;uris&quot;:[&quot;http://zotero.org/users/1913249/items/FURUF33F&quot;],&quot;id&quot;:2835,&quot;prefix&quot;:&quot;&quot;}]} RND0000000043"/> provides guidance for helpers in the process to support parents to value and feel confident in these roles. Other research shows the potential children have to help parents as technology brokers <text:reference-mark-start text:name="ZOTERO_ITEM CSL_CITATION {&quot;citationID&quot;:&quot;00000044&quot;,&quot;schema&quot;:&quot;https://github.com/citation-style-language/schema/raw/master/csl-citation.json&quot;,&quot;properties&quot;:{&quot;noteIndex&quot;:0,&quot;formattedCitation&quot;:&quot;[@correa_brokering_2015]&quot;},&quot;citationItems&quot;:[{&quot;id&quot;:2774,&quot;itemData&quot;:{&quot;type&quot;:&quot;article-journal&quot;,&quot;URL&quot;:&quot;http://journals.sagepub.com/doi/10.1177/1461444813506975&quot;,&quot;ISSN&quot;:&quot;1461-4448, 1461-7315&quot;,&quot;title&quot;:&quot;Brokering new technologies: The role of children in their parents’ usage of the internet&quot;,&quot;source&quot;:&quot;Crossref&quot;,&quot;DOI&quot;:&quot;10.1177/1461444813506975&quot;,&quot;accessed&quot;:{&quot;date-parts&quot;:[[&quot;2018&quot;,11,20]]},&quot;issued&quot;:{&quot;date-parts&quot;:[[&quot;2015&quot;,4]]},&quot;id&quot;:&quot;correa_brokering_2015&quot;,&quot;citation-key&quot;:&quot;correa_brokering_2015&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author&quot;:[{&quot;given&quot;:&quot;Teresa&quot;,&quot;family&quot;:&quot;Correa&quot;},{&quot;given&quot;:&quot;Joseph D&quot;,&quot;family&quot;:&quot;Straubhaar&quot;},{&quot;given&quot;:&quot;Wenhong&quot;,&quot;family&quot;:&quot;Chen&quot;},{&quot;given&quot;:&quot;Jeremiah&quot;,&quot;family&quot;:&quot;Spence&quot;}],&quot;title-short&quot;:&quot;Brokering new technologies&quot;,&quot;issue&quot;:&quot;4&quot;,&quot;language&quot;:&quot;en&quot;,&quot;page&quot;:&quot;483-500&quot;},&quot;prefix&quot;:&quot;&quot;,&quot;uris&quot;:[&quot;http://zotero.org/users/1913249/items/QBPJ8TJ7&quot;]}]} RND0000000045"/>&lt;Do Zotero Refresh: [@correa_brokering_2015]&gt;<text:reference-mark-end text:name="ZOTERO_ITEM CSL_CITATION {&quot;citationID&quot;:&quot;00000044&quot;,&quot;schema&quot;:&quot;https://github.com/citation-style-language/schema/raw/master/csl-citation.json&quot;,&quot;properties&quot;:{&quot;noteIndex&quot;:0,&quot;formattedCitation&quot;:&quot;[@correa_brokering_2015]&quot;},&quot;citationItems&quot;:[{&quot;id&quot;:2774,&quot;itemData&quot;:{&quot;type&quot;:&quot;article-journal&quot;,&quot;URL&quot;:&quot;http://journals.sagepub.com/doi/10.1177/1461444813506975&quot;,&quot;ISSN&quot;:&quot;1461-4448, 1461-7315&quot;,&quot;title&quot;:&quot;Brokering new technologies: The role of children in their parents’ usage of the internet&quot;,&quot;source&quot;:&quot;Crossref&quot;,&quot;DOI&quot;:&quot;10.1177/1461444813506975&quot;,&quot;accessed&quot;:{&quot;date-parts&quot;:[[&quot;2018&quot;,11,20]]},&quot;issued&quot;:{&quot;date-parts&quot;:[[&quot;2015&quot;,4]]},&quot;id&quot;:&quot;correa_brokering_2015&quot;,&quot;citation-key&quot;:&quot;correa_brokering_2015&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author&quot;:[{&quot;given&quot;:&quot;Teresa&quot;,&quot;family&quot;:&quot;Correa&quot;},{&quot;given&quot;:&quot;Joseph D&quot;,&quot;family&quot;:&quot;Straubhaar&quot;},{&quot;given&quot;:&quot;Wenhong&quot;,&quot;family&quot;:&quot;Chen&quot;},{&quot;given&quot;:&quot;Jeremiah&quot;,&quot;family&quot;:&quot;Spence&quot;}],&quot;title-short&quot;:&quot;Brokering new technologies&quot;,&quot;issue&quot;:&quot;4&quot;,&quot;language&quot;:&quot;en&quot;,&quot;page&quot;:&quot;483-500&quot;},&quot;prefix&quot;:&quot;&quot;,&quot;uris&quot;:[&quot;http://zotero.org/users/1913249/items/QBPJ8TJ7&quot;]}]} RND0000000045"/>.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helping pattern of researching and accessing technical documentation is a key element of Dan and Toby’s working practices. In several interchanges, is not available to all pairs, due to the level of skill and experience involved. Dan’s experience as a software engineer and volunteer at informal coding clubs is relevant as a fund of knowledge he draws on<text:note text:id="ftn28" text:note-class="footnote"><text:note-citation>29</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participants in other context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citationID&quot;:&quot;00000046&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47"/>&lt;Do Zotero Refresh: [@rogoff_observing_1995]&gt;<text:reference-mark-end text:name="ZOTERO_ITEM CSL_CITATION {&quot;citationID&quot;:&quot;00000046&quot;,&quot;schema&quot;:&quot;https://github.com/citation-style-language/schema/raw/master/csl-citation.json&quot;,&quot;properties&quot;:{&quot;noteIndex&quot;:0,&quot;formattedCitation&quot;:&quot;[@rogoff_observing_1995]&quot;},&quot;citationItems&quot;:[{&quot;id&quot;:3879,&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prefix&quot;:&quot;&quot;,&quot;uris&quot;:[&quot;http://zotero.org/users/1913249/items/ZMN79J65&quot;]}]} RND0000000047"/>,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citationID&quot;:&quot;00000048&quot;,&quot;schema&quot;:&quot;https://github.com/citation-style-language/schema/raw/master/csl-citation.json&quot;,&quot;properties&quot;:{&quot;noteIndex&quot;:0,&quot;formattedCitation&quot;:&quot;[-@rogoff_observing_1995]&quot;},&quot;citationItems&quot;:[{&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suppress-author&quot;:true,&quot;uris&quot;:[&quot;http://zotero.org/users/1913249/items/ZMN79J65&quot;],&quot;id&quot;:3879,&quot;prefix&quot;:&quot;&quot;}]} RND0000000049"/>&lt;Do Zotero Refresh: [-@rogoff_observing_1995]&gt;<text:reference-mark-end text:name="ZOTERO_ITEM CSL_CITATION {&quot;citationID&quot;:&quot;00000048&quot;,&quot;schema&quot;:&quot;https://github.com/citation-style-language/schema/raw/master/csl-citation.json&quot;,&quot;properties&quot;:{&quot;noteIndex&quot;:0,&quot;formattedCitation&quot;:&quot;[-@rogoff_observing_1995]&quot;},&quot;citationItems&quot;:[{&quot;itemData&quot;:{&quot;issued&quot;:{&quot;date-parts&quot;:[[&quot;1995&quot;]]},&quot;type&quot;:&quot;chapter&quot;,&quot;id&quot;:&quot;rogoff_observing_1995&quot;,&quot;citation-key&quot;:&quot;rogoff_observing_1995&quot;,&quot;title&quot;:&quot;Observing sociocultural activity on three planes: Participatory appropriation, guided participation, and apprenticeship&quot;,&quot;container-title&quot;:&quot;Sociocultural studies of mind&quot;,&quot;publisher&quot;:&quot;Cambridge University Press&quot;,&quot;publisher-place&quot;:&quot;New York, NY, US&quot;,&quot;author&quot;:[{&quot;given&quot;:&quot;Barbara&quot;,&quot;family&quot;:&quot;Rogoff&quot;}],&quot;title-short&quot;:&quot;Observing sociocultural activity on three planes&quot;,&quot;source&quot;:&quot;APA PsycNet&quot;,&quot;page&quot;:&quot;139-164&quot;,&quot;collection-title&quot;:&quot;Learning in doing: Social, cognitive, and computational aspects&quot;,&quot;event-place&quot;:&quot;New York, NY, US&quot;},&quot;suppress-author&quot;:true,&quot;uris&quot;:[&quot;http://zotero.org/users/1913249/items/ZMN79J65&quot;],&quot;id&quot;:3879,&quot;prefix&quot;:&quot;&quot;}]} RND0000000049"/>. In later work with Gutiérrez, she shifted toward a more dynamic interpretation, placing greater emphasis on cultural activity as contested and emergent <text:reference-mark-start text:name="ZOTERO_ITEM CSL_CITATION {&quot;citationID&quot;:&quot;00000050&quot;,&quot;schema&quot;:&quot;https://github.com/citation-style-language/schema/raw/master/csl-citation.json&quot;,&quot;properties&quot;:{&quot;noteIndex&quot;:0,&quot;formattedCitation&quot;:&quot;[@gutierrez_cultural_2003]&quot;},&quot;citationItems&quot;:[{&quot;id&quot;:9830,&quot;itemData&quot;:{&quot;issue&quot;:&quot;5&quot;,&quot;URL&quot;:&quot;http://journals.sagepub.com/doi/10.3102/0013189X032005019&quot;,&quot;ISSN&quot;:&quot;0013-189X, 1935-102X&quot;,&quot;title&quot;:&quot;Cultural Ways of Learning: Individual Traits or Repertoires of Practice&quot;,&quot;source&quot;:&quot;DOI.org (Crossref)&quot;,&quot;DOI&quot;:&quot;10.3102/0013189X032005019&quot;,&quot;container-title-short&quot;:&quot;Educational Researcher&quot;,&quot;accessed&quot;:{&quot;date-parts&quot;:[[&quot;2024&quot;,9,8]]},&quot;issued&quot;:{&quot;date-parts&quot;:[[&quot;2003&quot;,6]]},&quot;license&quot;:&quot;http://journals.sagepub.com/page/policies/text-and-data-mining-license&quot;,&quot;id&quot;:&quot;gutierrez_cultural_2003&quot;,&quot;citation-key&quot;:&quot;gutierrez_cultural_2003&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given&quot;:&quot;Kris D.&quot;,&quot;family&quot;:&quot;Gutiérrez&quot;},{&quot;given&quot;:&quot;Barbara&quot;,&quot;family&quot;:&quot;Rogoff&quot;}],&quot;title-short&quot;:&quot;Cultural Ways of Learning&quot;,&quot;type&quot;:&quot;article-journal&quot;,&quot;language&quot;:&quot;en&quot;,&quot;page&quot;:&quot;19-25&quot;},&quot;prefix&quot;:&quot;&quot;,&quot;uris&quot;:[&quot;http://zotero.org/users/1913249/items/BW6F6HY6&quot;]}]} RND0000000051"/>&lt;Do Zotero Refresh: [@gutierrez_cultural_2003]&gt;<text:reference-mark-end text:name="ZOTERO_ITEM CSL_CITATION {&quot;citationID&quot;:&quot;00000050&quot;,&quot;schema&quot;:&quot;https://github.com/citation-style-language/schema/raw/master/csl-citation.json&quot;,&quot;properties&quot;:{&quot;noteIndex&quot;:0,&quot;formattedCitation&quot;:&quot;[@gutierrez_cultural_2003]&quot;},&quot;citationItems&quot;:[{&quot;id&quot;:9830,&quot;itemData&quot;:{&quot;issue&quot;:&quot;5&quot;,&quot;URL&quot;:&quot;http://journals.sagepub.com/doi/10.3102/0013189X032005019&quot;,&quot;ISSN&quot;:&quot;0013-189X, 1935-102X&quot;,&quot;title&quot;:&quot;Cultural Ways of Learning: Individual Traits or Repertoires of Practice&quot;,&quot;source&quot;:&quot;DOI.org (Crossref)&quot;,&quot;DOI&quot;:&quot;10.3102/0013189X032005019&quot;,&quot;container-title-short&quot;:&quot;Educational Researcher&quot;,&quot;accessed&quot;:{&quot;date-parts&quot;:[[&quot;2024&quot;,9,8]]},&quot;issued&quot;:{&quot;date-parts&quot;:[[&quot;2003&quot;,6]]},&quot;license&quot;:&quot;http://journals.sagepub.com/page/policies/text-and-data-mining-license&quot;,&quot;id&quot;:&quot;gutierrez_cultural_2003&quot;,&quot;citation-key&quot;:&quot;gutierrez_cultural_2003&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given&quot;:&quot;Kris D.&quot;,&quot;family&quot;:&quot;Gutiérrez&quot;},{&quot;given&quot;:&quot;Barbara&quot;,&quot;family&quot;:&quot;Rogoff&quot;}],&quot;title-short&quot;:&quot;Cultural Ways of Learning&quot;,&quot;type&quot;:&quot;article-journal&quot;,&quot;language&quot;:&quot;en&quot;,&quot;page&quot;:&quot;19-25&quot;},&quot;prefix&quot;:&quot;&quot;,&quot;uris&quot;:[&quot;http://zotero.org/users/1913249/items/BW6F6HY6&quot;]}]} RND0000000051"/>. This perspective foregrounds the role of participants in shaping new repertoires by drawing on knowledge and practices from other communities. Gutiérrez <text:reference-mark-start text:name="ZOTERO_ITEM CSL_CITATION {&quot;citationID&quot;:&quot;00000052&quot;,&quot;schema&quot;:&quot;https://github.com/citation-style-language/schema/raw/master/csl-citation.json&quot;,&quot;properties&quot;:{&quot;noteIndex&quot;:0,&quot;formattedCitation&quot;:&quot;[-@gutierrez_developing_2008]&quot;},&quot;citationItems&quot;:[{&quot;itemData&quot;:{&quot;type&quot;:&quot;article-journal&quot;,&quot;URL&quot;:&quot;https://ila.onlinelibrary.wiley.com/doi/abs/10.1598/RRQ.43.2.3&quot;,&quot;ISSN&quot;:&quot;1936-2722&quot;,&quot;title&quot;:&quot;Developing a Sociocritical Literacy in the Third Space&quot;,&quot;source&quot;:&quot;Wiley Online Library&quot;,&quot;DOI&quot;:&quot;https://doi.org/10.1598/RRQ.43.2.3&quot;,&quot;accessed&quot;:{&quot;date-parts&quot;:[[&quot;2021&quot;,3,18]]},&quot;issued&quot;:{&quot;date-parts&quot;:[[&quot;2008&quot;]]},&quot;id&quot;:&quot;gutierrez_developing_2008&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uthor&quot;:[{&quot;given&quot;:&quot;Kris D.&quot;,&quot;family&quot;:&quot;Gutiérrez&quot;}],&quot;issue&quot;:&quot;2&quot;,&quot;language&quot;:&quot;en&quot;,&quot;page&quot;:&quot;148-164&quot;},&quot;suppress-author&quot;:true,&quot;uris&quot;:[&quot;http://zotero.org/users/1913249/items/DAPR6ZQ4&quot;],&quot;id&quot;:79,&quot;prefix&quot;:&quot;&quot;}]} RND0000000053"/>&lt;Do Zotero Refresh: [-@gutierrez_developing_2008]&gt;<text:reference-mark-end text:name="ZOTERO_ITEM CSL_CITATION {&quot;citationID&quot;:&quot;00000052&quot;,&quot;schema&quot;:&quot;https://github.com/citation-style-language/schema/raw/master/csl-citation.json&quot;,&quot;properties&quot;:{&quot;noteIndex&quot;:0,&quot;formattedCitation&quot;:&quot;[-@gutierrez_developing_2008]&quot;},&quot;citationItems&quot;:[{&quot;itemData&quot;:{&quot;type&quot;:&quot;article-journal&quot;,&quot;URL&quot;:&quot;https://ila.onlinelibrary.wiley.com/doi/abs/10.1598/RRQ.43.2.3&quot;,&quot;ISSN&quot;:&quot;1936-2722&quot;,&quot;title&quot;:&quot;Developing a Sociocritical Literacy in the Third Space&quot;,&quot;source&quot;:&quot;Wiley Online Library&quot;,&quot;DOI&quot;:&quot;https://doi.org/10.1598/RRQ.43.2.3&quot;,&quot;accessed&quot;:{&quot;date-parts&quot;:[[&quot;2021&quot;,3,18]]},&quot;issued&quot;:{&quot;date-parts&quot;:[[&quot;2008&quot;]]},&quot;id&quot;:&quot;gutierrez_developing_2008&quot;,&quot;citation-key&quot;:&quot;gutierrez_developing_2008&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volume&quot;:&quot;43&quot;,&quot;author&quot;:[{&quot;given&quot;:&quot;Kris D.&quot;,&quot;family&quot;:&quot;Gutiérrez&quot;}],&quot;issue&quot;:&quot;2&quot;,&quot;language&quot;:&quot;en&quot;,&quot;page&quot;:&quot;148-164&quot;},&quot;suppress-author&quot;:true,&quot;uris&quot;:[&quot;http://zotero.org/users/1913249/items/DAPR6ZQ4&quot;],&quot;id&quot;:79,&quot;prefix&quot;:&quot;&quot;}]} RND0000000053"/> further extended this view through the concept of <text:span text:style-name="T1">third space</text:span>, where the repertoires of home and community can mix with those of formal schooling. 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1">It is for me!</text:span>” she counters. She appears aware of the implications for game balance but to enjoy in the removal of all challenge within this game level as an act of disruptive play <text:note text:id="ftn29" text:note-class="footnote"><text:note-citation>30</text:note-citation><text:note-body><text:p text:style-name="Footnote">Tehillah describes her final level which has only rewards and no hazards as a “<text:span text:style-name="T1">secret, special</text:span>” experience. Indicating that she is playing against the norms of platform game design in a way designed to provoke player surprise.</text:p></text:note-body></text:note>.</text:p>
      <text:p text:style-name="Text_20_body">Some other participants (Toby, Nasrin and R ) created extremely challenging or impossible game levels that frustrated other players. However not all participants were so aware of participants experience of game dynamic even with community guidance. Vignette 4 outlines several, sequential episodes of participant feedback on the level of the player challenge of Madiha’s game.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text:p>
      <text:p text:style-name="Text_20_body"><text:span text:style-name="T2">Commentary</text:span></text:p>
      <text:p text:style-name="Text_20_body">The indirect norming behaviours described in Vignette 4 mirror observations seen in the work of Rogoff and colleagues <text:reference-mark-start text:name="ZOTERO_ITEM CSL_CITATION {&quot;citationID&quot;:&quot;00000054&quot;,&quot;schema&quot;:&quot;https://github.com/citation-style-language/schema/raw/master/csl-citation.json&quot;,&quot;properties&quot;:{&quot;noteIndex&quot;:0,&quot;formattedCitation&quot;:&quot;[@rogoff_cultural_2003]&quot;},&quot;citationItems&quot;:[{&quot;id&quot;:3023,&quot;itemData&quot;:{&quot;issued&quot;:{&quot;date-parts&quot;:[[&quot;2003&quot;]]},&quot;call-number&quot;:&quot;HM686 .R64 2003&quot;,&quot;id&quot;:&quot;rogoff_cultural_2003&quot;,&quot;citation-key&quot;:&quot;rogoff_cultural_2003&quot;,&quot;number-of-pages&quot;:&quot;434&quot;,&quot;type&quot;:&quot;book&quot;,&quot;publisher&quot;:&quot;Oxford University Press&quot;,&quot;publisher-place&quot;:&quot;Oxford [UK] ;a New York&quot;,&quot;author&quot;:[{&quot;given&quot;:&quot;Barbara&quot;,&quot;family&quot;:&quot;Rogoff&quot;}],&quot;title&quot;:&quot;The cultural nature of human development&quot;,&quot;source&quot;:&quot;Library of Congress ISBN&quot;,&quot;ISBN&quot;:&quot;978-0-19-513133-8&quot;,&quot;language&quot;:&quot;en&quot;,&quot;event-place&quot;:&quot;Oxford [UK] ;a New York&quot;},&quot;prefix&quot;:&quot;&quot;,&quot;uris&quot;:[&quot;http://zotero.org/users/1913249/items/MPJ5DJQJ&quot;]}]} RND0000000055"/>&lt;Do Zotero Refresh: [@rogoff_cultural_2003]&gt;<text:reference-mark-end text:name="ZOTERO_ITEM CSL_CITATION {&quot;citationID&quot;:&quot;00000054&quot;,&quot;schema&quot;:&quot;https://github.com/citation-style-language/schema/raw/master/csl-citation.json&quot;,&quot;properties&quot;:{&quot;noteIndex&quot;:0,&quot;formattedCitation&quot;:&quot;[@rogoff_cultural_2003]&quot;},&quot;citationItems&quot;:[{&quot;id&quot;:3023,&quot;itemData&quot;:{&quot;issued&quot;:{&quot;date-parts&quot;:[[&quot;2003&quot;]]},&quot;call-number&quot;:&quot;HM686 .R64 2003&quot;,&quot;id&quot;:&quot;rogoff_cultural_2003&quot;,&quot;citation-key&quot;:&quot;rogoff_cultural_2003&quot;,&quot;number-of-pages&quot;:&quot;434&quot;,&quot;type&quot;:&quot;book&quot;,&quot;publisher&quot;:&quot;Oxford University Press&quot;,&quot;publisher-place&quot;:&quot;Oxford [UK] ;a New York&quot;,&quot;author&quot;:[{&quot;given&quot;:&quot;Barbara&quot;,&quot;family&quot;:&quot;Rogoff&quot;}],&quot;title&quot;:&quot;The cultural nature of human development&quot;,&quot;source&quot;:&quot;Library of Congress ISBN&quot;,&quot;ISBN&quot;:&quot;978-0-19-513133-8&quot;,&quot;language&quot;:&quot;en&quot;,&quot;event-place&quot;:&quot;Oxford [UK] ;a New York&quot;},&quot;prefix&quot;:&quot;&quot;,&quot;uris&quot;:[&quot;http://zotero.org/users/1913249/items/MPJ5DJQJ&quot;]}]} RND0000000055"/> on learning in community settings. It appears that community norms of gameplay related to challenge began to develop, some of which were influenced by home experience of game playing.</text:p>
      <text:p text:style-name="Text_20_body">These examples also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00000056&quot;,&quot;schema&quot;:&quot;https://github.com/citation-style-language/schema/raw/master/csl-citation.json&quot;,&quot;properties&quot;:{&quot;noteIndex&quot;:0,&quot;formattedCitation&quot;:&quot;[@xambo_experience_2017; @fields_programmers_2015]&quot;},&quot;citationItems&quot;:[{&quot;id&quot;:10106,&quot;itemData&quot;:{&quot;ISBN&quot;:&quot;978-1-4503-4676-4&quot;,&quot;URL&quot;:&quot;https://dl.acm.org/doi/10.1145/3024969.3024988&quot;,&quot;language&quot;:&quot;en&quot;,&quot;event-title&quot;:&quot;TEI '17: Eleventh International Conference on Tangible, Embedded, and Embodied Interaction&quot;,&quot;title&quot;:&quot;Experience and Ownership with a Tangible Computational Music Installation for Informal Learning&quot;,&quot;publisher&quot;:&quot;ACM&quot;,&quot;DOI&quot;:&quot;10.1145/3024969.3024988&quot;,&quot;accessed&quot;:{&quot;date-parts&quot;:[[&quot;2025&quot;,2,14]]},&quot;issued&quot;:{&quot;date-parts&quot;:[[&quot;2017&quot;,3,20]]},&quot;id&quot;:&quot;xambo_experience_2017&quot;,&quot;citation-key&quot;:&quot;xambo_experience_2017&quot;,&quot;container-title&quot;:&quot;Proceedings of the Eleventh International Conference on Tangible, Embedded, and Embodied Interactio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type&quot;:&quot;paper-conference&quot;,&quot;source&quot;:&quot;DOI.org (Crossref)&quot;,&quot;publisher-place&quot;:&quot;Yokohama Japan&quot;,&quot;page&quot;:&quot;351-360&quot;,&quot;event-place&quot;:&quot;Yokohama Japan&quot;},&quot;prefix&quot;:&quot;&quot;,&quot;uris&quot;:[&quot;http://zotero.org/users/1913249/items/Q7ZA96G5&quot;]},{&quot;id&quot;:95,&quot;itemData&quot;:{&quot;issued&quot;:{&quot;date-parts&quot;:[[&quot;2015&quot;,7,29]]},&quot;volume&quot;:&quot;23&quot;,&quot;id&quot;:&quot;fields_programmers_2015&quot;,&quot;citation-key&quot;:&quot;fields_programmers_2015&quot;,&quot;title&quot;:&quot;The programmers’ collective: fostering participatory culture by making music videos in a high school Scratch coding workshop&quot;,&quot;container-title&quot;:&quot;Interactive Learning Environments&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author&quot;:[{&quot;given&quot;:&quot;Deborah&quot;,&quot;family&quot;:&quot;Fields&quot;},{&quot;given&quot;:&quot;Veena&quot;,&quot;family&quot;:&quot;Vasudevan&quot;},{&quot;given&quot;:&quot;Yasmin&quot;,&quot;family&quot;:&quot;Kafai&quot;}],&quot;container-title-short&quot;:&quot;Interactive Learning Environments&quot;,&quot;type&quot;:&quot;article-journal&quot;,&quot;title-short&quot;:&quot;The programmers’ collective&quot;,&quot;source&quot;:&quot;ResearchGate&quot;,&quot;page&quot;:&quot;1-21&quot;},&quot;prefix&quot;:&quot;&quot;,&quot;uris&quot;:[&quot;http://zotero.org/users/1913249/items/EJAKW4QJ&quot;]}]} RND0000000057"/>&lt;Do Zotero Refresh: [@xambo_experience_2017; @fields_programmers_2015]&gt;<text:reference-mark-end text:name="ZOTERO_ITEM CSL_CITATION {&quot;citationID&quot;:&quot;00000056&quot;,&quot;schema&quot;:&quot;https://github.com/citation-style-language/schema/raw/master/csl-citation.json&quot;,&quot;properties&quot;:{&quot;noteIndex&quot;:0,&quot;formattedCitation&quot;:&quot;[@xambo_experience_2017; @fields_programmers_2015]&quot;},&quot;citationItems&quot;:[{&quot;id&quot;:10106,&quot;itemData&quot;:{&quot;ISBN&quot;:&quot;978-1-4503-4676-4&quot;,&quot;URL&quot;:&quot;https://dl.acm.org/doi/10.1145/3024969.3024988&quot;,&quot;language&quot;:&quot;en&quot;,&quot;event-title&quot;:&quot;TEI '17: Eleventh International Conference on Tangible, Embedded, and Embodied Interaction&quot;,&quot;title&quot;:&quot;Experience and Ownership with a Tangible Computational Music Installation for Informal Learning&quot;,&quot;publisher&quot;:&quot;ACM&quot;,&quot;DOI&quot;:&quot;10.1145/3024969.3024988&quot;,&quot;accessed&quot;:{&quot;date-parts&quot;:[[&quot;2025&quot;,2,14]]},&quot;issued&quot;:{&quot;date-parts&quot;:[[&quot;2017&quot;,3,20]]},&quot;id&quot;:&quot;xambo_experience_2017&quot;,&quot;citation-key&quot;:&quot;xambo_experience_2017&quot;,&quot;container-title&quot;:&quot;Proceedings of the Eleventh International Conference on Tangible, Embedded, and Embodied Interaction&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type&quot;:&quot;paper-conference&quot;,&quot;source&quot;:&quot;DOI.org (Crossref)&quot;,&quot;publisher-place&quot;:&quot;Yokohama Japan&quot;,&quot;page&quot;:&quot;351-360&quot;,&quot;event-place&quot;:&quot;Yokohama Japan&quot;},&quot;prefix&quot;:&quot;&quot;,&quot;uris&quot;:[&quot;http://zotero.org/users/1913249/items/Q7ZA96G5&quot;]},{&quot;id&quot;:95,&quot;itemData&quot;:{&quot;issued&quot;:{&quot;date-parts&quot;:[[&quot;2015&quot;,7,29]]},&quot;volume&quot;:&quot;23&quot;,&quot;id&quot;:&quot;fields_programmers_2015&quot;,&quot;citation-key&quot;:&quot;fields_programmers_2015&quot;,&quot;title&quot;:&quot;The programmers’ collective: fostering participatory culture by making music videos in a high school Scratch coding workshop&quot;,&quot;container-title&quot;:&quot;Interactive Learning Environments&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author&quot;:[{&quot;given&quot;:&quot;Deborah&quot;,&quot;family&quot;:&quot;Fields&quot;},{&quot;given&quot;:&quot;Veena&quot;,&quot;family&quot;:&quot;Vasudevan&quot;},{&quot;given&quot;:&quot;Yasmin&quot;,&quot;family&quot;:&quot;Kafai&quot;}],&quot;container-title-short&quot;:&quot;Interactive Learning Environments&quot;,&quot;type&quot;:&quot;article-journal&quot;,&quot;title-short&quot;:&quot;The programmers’ collective&quot;,&quot;source&quot;:&quot;ResearchGate&quot;,&quot;page&quot;:&quot;1-21&quot;},&quot;prefix&quot;:&quot;&quot;,&quot;uris&quot;:[&quot;http://zotero.org/users/1913249/items/EJAKW4QJ&quot;]}]} RND0000000057"/>. The results here are valuable as a contribution help address a deficit of results in the use of CSCL to support computer programming <text:reference-mark-start text:name="ZOTERO_ITEM CSL_CITATION {&quot;citationID&quot;:&quot;00000058&quot;,&quot;schema&quot;:&quot;https://github.com/citation-style-language/schema/raw/master/csl-citation.json&quot;,&quot;properties&quot;:{&quot;noteIndex&quot;:0,&quot;formattedCitation&quot;:&quot;[@silva_computer-supported_2020]&quot;},&quot;citationItems&quot;:[{&quot;id&quot;:10099,&quot;itemData&quot;:{&quot;issued&quot;:{&quot;date-parts&quot;:[[&quot;2020&quot;,4]]},&quot;URL&quot;:&quot;https://ieeexplore.ieee.org/document/9125237/?arnumber=9125237&quot;,&quot;type&quot;:&quot;paper-conference&quot;,&quot;source&quot;:&quot;IEEE Xplore&quot;,&quot;id&quot;:&quot;silva_computer-supported_2020&quot;,&quot;citation-key&quot;:&quot;silva_computer-supported_2020&quot;,&quot;title&quot;:&quot;Computer-supported Collaborative Learning in Programming Education: A Systematic Literature Review&quot;,&quot;container-title&quot;:&quot;2020 IEEE Global Engineering Education Conference (EDUC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DOI&quot;:&quot;10.1109/EDUCON45650.2020.9125237&quot;,&quot;author&quot;:[{&quot;given&quot;:&quot;Leonardo&quot;,&quot;family&quot;:&quot;Silva&quot;},{&quot;given&quot;:&quot;António José&quot;,&quot;family&quot;:&quot;Mendes&quot;},{&quot;given&quot;:&quot;Anabela&quot;,&quot;family&quot;:&quot;Gomes&quot;}],&quot;title-short&quot;:&quot;Computer-supported Collaborative Learning in Programming Education&quot;,&quot;page&quot;:&quot;1086-1095&quot;,&quot;ISSN&quot;:&quot;2165-9567&quot;,&quot;event-title&quot;:&quot;2020 IEEE Global Engineering Education Conference (EDUCON)&quot;,&quot;accessed&quot;:{&quot;date-parts&quot;:[[&quot;2025&quot;,2,14]]}},&quot;prefix&quot;:&quot;&quot;,&quot;uris&quot;:[&quot;http://zotero.org/users/1913249/items/GNUKNHGX&quot;]}]} RND0000000059"/>&lt;Do Zotero Refresh: [@silva_computer-supported_2020]&gt;<text:reference-mark-end text:name="ZOTERO_ITEM CSL_CITATION {&quot;citationID&quot;:&quot;00000058&quot;,&quot;schema&quot;:&quot;https://github.com/citation-style-language/schema/raw/master/csl-citation.json&quot;,&quot;properties&quot;:{&quot;noteIndex&quot;:0,&quot;formattedCitation&quot;:&quot;[@silva_computer-supported_2020]&quot;},&quot;citationItems&quot;:[{&quot;id&quot;:10099,&quot;itemData&quot;:{&quot;issued&quot;:{&quot;date-parts&quot;:[[&quot;2020&quot;,4]]},&quot;URL&quot;:&quot;https://ieeexplore.ieee.org/document/9125237/?arnumber=9125237&quot;,&quot;type&quot;:&quot;paper-conference&quot;,&quot;source&quot;:&quot;IEEE Xplore&quot;,&quot;id&quot;:&quot;silva_computer-supported_2020&quot;,&quot;citation-key&quot;:&quot;silva_computer-supported_2020&quot;,&quot;title&quot;:&quot;Computer-supported Collaborative Learning in Programming Education: A Systematic Literature Review&quot;,&quot;container-title&quot;:&quot;2020 IEEE Global Engineering Education Conference (EDUC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DOI&quot;:&quot;10.1109/EDUCON45650.2020.9125237&quot;,&quot;author&quot;:[{&quot;given&quot;:&quot;Leonardo&quot;,&quot;family&quot;:&quot;Silva&quot;},{&quot;given&quot;:&quot;António José&quot;,&quot;family&quot;:&quot;Mendes&quot;},{&quot;given&quot;:&quot;Anabela&quot;,&quot;family&quot;:&quot;Gomes&quot;}],&quot;title-short&quot;:&quot;Computer-supported Collaborative Learning in Programming Education&quot;,&quot;page&quot;:&quot;1086-1095&quot;,&quot;ISSN&quot;:&quot;2165-9567&quot;,&quot;event-title&quot;:&quot;2020 IEEE Global Engineering Education Conference (EDUCON)&quot;,&quot;accessed&quot;:{&quot;date-parts&quot;:[[&quot;2025&quot;,2,14]]}},&quot;prefix&quot;:&quot;&quot;,&quot;uris&quot;:[&quot;http://zotero.org/users/1913249/items/GNUKNHGX&quot;]}]} RND0000000059"/>.</text:p>
      <text:p text:style-name="Text_20_body">MOVED HERE INTEGREATE UP Chapter 2 explored the proposition from professional and participatory design processes that design should be informed by end-user experience <text:reference-mark-start text:name="ZOTERO_ITEM CSL_CITATION {&quot;citationID&quot;:&quot;00000060&quot;,&quot;schema&quot;:&quot;https://github.com/citation-style-language/schema/raw/master/csl-citation.json&quot;,&quot;properties&quot;:{&quot;noteIndex&quot;:0,&quot;formattedCitation&quot;:&quot;[@redstrom_towards_2006]&quot;},&quot;citationItems&quot;:[{&quot;id&quot;:9977,&quot;itemData&quot;:{&quot;issue&quot;:&quot;2&quot;,&quot;URL&quot;:&quot;https://linkinghub.elsevier.com/retrieve/pii/S0142694X05000359&quot;,&quot;ISSN&quot;:&quot;0142694X&quot;,&quot;title&quot;:&quot;Towards user design? On the shift from object to user as the subject of design&quot;,&quot;source&quot;:&quot;DOI.org (Crossref)&quot;,&quot;DOI&quot;:&quot;10.1016/j.destud.2005.06.001&quot;,&quot;container-title-short&quot;:&quot;Design Studies&quot;,&quot;accessed&quot;:{&quot;date-parts&quot;:[[&quot;2025&quot;,1,6]]},&quot;issued&quot;:{&quot;date-parts&quot;:[[&quot;2006&quot;,3]]},&quot;license&quot;:&quot;https://www.elsevier.com/tdm/userlicense/1.0/&quot;,&quot;id&quot;:&quot;redstrom_towards_2006&quot;,&quot;citation-key&quot;:&quot;redstrom_towards_2006&quot;,&quot;container-title&quot;:&quot;Design Studies&quot;,&quot;volume&quot;:&quot;27&quot;,&quot;author&quot;:[{&quot;given&quot;:&quot;Johan&quot;,&quot;family&quot;:&quot;Redström&quot;}],&quot;title-short&quot;:&quot;Towards user design?&quot;,&quot;type&quot;:&quot;article-journal&quot;,&quot;language&quot;:&quot;en&quot;,&quot;page&quot;:&quot;123-139&quot;},&quot;prefix&quot;:&quot;&quot;,&quot;uris&quot;:[&quot;http://zotero.org/users/1913249/items/H9QB65U9&quot;]}]} RND0000000061"/>&lt;Do Zotero Refresh: [@redstrom_towards_2006]&gt;<text:reference-mark-end text:name="ZOTERO_ITEM CSL_CITATION {&quot;citationID&quot;:&quot;00000060&quot;,&quot;schema&quot;:&quot;https://github.com/citation-style-language/schema/raw/master/csl-citation.json&quot;,&quot;properties&quot;:{&quot;noteIndex&quot;:0,&quot;formattedCitation&quot;:&quot;[@redstrom_towards_2006]&quot;},&quot;citationItems&quot;:[{&quot;id&quot;:9977,&quot;itemData&quot;:{&quot;issue&quot;:&quot;2&quot;,&quot;URL&quot;:&quot;https://linkinghub.elsevier.com/retrieve/pii/S0142694X05000359&quot;,&quot;ISSN&quot;:&quot;0142694X&quot;,&quot;title&quot;:&quot;Towards user design? On the shift from object to user as the subject of design&quot;,&quot;source&quot;:&quot;DOI.org (Crossref)&quot;,&quot;DOI&quot;:&quot;10.1016/j.destud.2005.06.001&quot;,&quot;container-title-short&quot;:&quot;Design Studies&quot;,&quot;accessed&quot;:{&quot;date-parts&quot;:[[&quot;2025&quot;,1,6]]},&quot;issued&quot;:{&quot;date-parts&quot;:[[&quot;2006&quot;,3]]},&quot;license&quot;:&quot;https://www.elsevier.com/tdm/userlicense/1.0/&quot;,&quot;id&quot;:&quot;redstrom_towards_2006&quot;,&quot;citation-key&quot;:&quot;redstrom_towards_2006&quot;,&quot;container-title&quot;:&quot;Design Studies&quot;,&quot;volume&quot;:&quot;27&quot;,&quot;author&quot;:[{&quot;given&quot;:&quot;Johan&quot;,&quot;family&quot;:&quot;Redström&quot;}],&quot;title-short&quot;:&quot;Towards user design?&quot;,&quot;type&quot;:&quot;article-journal&quot;,&quot;language&quot;:&quot;en&quot;,&quot;page&quot;:&quot;123-139&quot;},&quot;prefix&quot;:&quot;&quot;,&quot;uris&quot;:[&quot;http://zotero.org/users/1913249/items/H9QB65U9&quot;]}]} RND0000000061"/>, as well as the challenges involved in undertaking such an “<text:span text:style-name="T1">operationalization of empathy</text:span>” <text:reference-mark-start text:name="ZOTERO_ITEM CSL_CITATION {&quot;citationID&quot;:&quot;00000062&quot;,&quot;schema&quot;:&quot;https://github.com/citation-style-language/schema/raw/master/csl-citation.json&quot;,&quot;properties&quot;:{&quot;noteIndex&quot;:0,&quot;formattedCitation&quot;:&quot;[@surma-aho_conceptualization_2022, p.1]&quot;},&quot;citationItems&quot;:[{&quot;itemData&quot;:{&quot;issued&quot;:{&quot;date-parts&quot;:[[&quot;2022&quot;,1]]},&quot;URL&quot;:&quot;https://linkinghub.elsevier.com/retrieve/pii/S0142694X21000867&quot;,&quot;volume&quot;:&quot;78&quot;,&quot;type&quot;:&quot;article-journal&quot;,&quot;id&quot;:&quot;surma-aho_conceptualization_2022&quot;,&quot;citation-key&quot;:&quot;surma-aho_conceptualization_2022&quot;,&quot;title&quot;:&quot;Conceptualization and operationalization of empathy in design research&quot;,&quot;container-title&quot;:&quot;Design Studies&quot;,&quot;source&quot;:&quot;DOI.org (Crossref)&quot;,&quot;DOI&quot;:&quot;10.1016/j.destud.2021.101075&quot;,&quot;author&quot;:[{&quot;given&quot;:&quot;Antti&quot;,&quot;family&quot;:&quot;Surma-aho&quot;},{&quot;given&quot;:&quot;Katja&quot;,&quot;family&quot;:&quot;Hölttä-Otto&quot;}],&quot;container-title-short&quot;:&quot;Design Studies&quot;,&quot;page&quot;:&quot;101075&quot;,&quot;language&quot;:&quot;en&quot;,&quot;ISSN&quot;:&quot;0142694X&quot;,&quot;accessed&quot;:{&quot;date-parts&quot;:[[&quot;2025&quot;,1,6]]}},&quot;locator&quot;:&quot;1&quot;,&quot;uris&quot;:[&quot;http://zotero.org/users/1913249/items/L7ATGKR9&quot;],&quot;prefix&quot;:&quot;&quot;,&quot;label&quot;:&quot;page&quot;,&quot;id&quot;:9978}]} RND0000000063"/>&lt;Do Zotero Refresh: [@surma-aho_conceptualization_2022, p.1]&gt;<text:reference-mark-end text:name="ZOTERO_ITEM CSL_CITATION {&quot;citationID&quot;:&quot;00000062&quot;,&quot;schema&quot;:&quot;https://github.com/citation-style-language/schema/raw/master/csl-citation.json&quot;,&quot;properties&quot;:{&quot;noteIndex&quot;:0,&quot;formattedCitation&quot;:&quot;[@surma-aho_conceptualization_2022, p.1]&quot;},&quot;citationItems&quot;:[{&quot;itemData&quot;:{&quot;issued&quot;:{&quot;date-parts&quot;:[[&quot;2022&quot;,1]]},&quot;URL&quot;:&quot;https://linkinghub.elsevier.com/retrieve/pii/S0142694X21000867&quot;,&quot;volume&quot;:&quot;78&quot;,&quot;type&quot;:&quot;article-journal&quot;,&quot;id&quot;:&quot;surma-aho_conceptualization_2022&quot;,&quot;citation-key&quot;:&quot;surma-aho_conceptualization_2022&quot;,&quot;title&quot;:&quot;Conceptualization and operationalization of empathy in design research&quot;,&quot;container-title&quot;:&quot;Design Studies&quot;,&quot;source&quot;:&quot;DOI.org (Crossref)&quot;,&quot;DOI&quot;:&quot;10.1016/j.destud.2021.101075&quot;,&quot;author&quot;:[{&quot;given&quot;:&quot;Antti&quot;,&quot;family&quot;:&quot;Surma-aho&quot;},{&quot;given&quot;:&quot;Katja&quot;,&quot;family&quot;:&quot;Hölttä-Otto&quot;}],&quot;container-title-short&quot;:&quot;Design Studies&quot;,&quot;page&quot;:&quot;101075&quot;,&quot;language&quot;:&quot;en&quot;,&quot;ISSN&quot;:&quot;0142694X&quot;,&quot;accessed&quot;:{&quot;date-parts&quot;:[[&quot;2025&quot;,1,6]]}},&quot;locator&quot;:&quot;1&quot;,&quot;uris&quot;:[&quot;http://zotero.org/users/1913249/items/L7ATGKR9&quot;],&quot;prefix&quot;:&quot;&quot;,&quot;label&quot;:&quot;page&quot;,&quot;id&quot;:9978}]} RND0000000063"/>. From a CHAT interpretation, this process involves shifts in perspective by participants as they engage with objectives across different scopes of activity.</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the direct help from peers to implement a GDPs they had witnessed within their own games.</text:p>
      <text:p text:style-name="Text_20_body">In Vignette 1,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and as an alternative to the instruction-based support documents.</text:p>
      <text:p text:style-name="Text_20_body">The data shows examples of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experimental and novel for the child. The concept of a safe zone in the game of Pearl and Clive arrived as a direct result of adding many <text:span text:style-name="T1">moving enemies</text:span> in a way that it became essential for players to quickly identify and use ‘safe zones’ where enemies did not reach. Other participants created extremely challenging or impossible game levels that frustrated other players, as with the example of Tehillah above, applies the game theory concept of playing against the game conventions to the process of game design <text:reference-mark-start text:name="ZOTERO_ITEM CSL_CITATION {&quot;citationID&quot;:&quot;00000064&quot;,&quot;schema&quot;:&quot;https://github.com/citation-style-language/schema/raw/master/csl-citation.json&quot;,&quot;properties&quot;:{&quot;noteIndex&quot;:0,&quot;formattedCitation&quot;:&quot;[@niknejad_level_2024]&quot;},&quot;citationItems&quot;:[{&quot;id&quot;:10539,&quot;itemData&quot;:{&quot;ISBN&quot;:&quot;979-8-4007-1283-8&quot;,&quot;URL&quot;:&quot;https://dl.acm.org/doi/10.1145/3701571.3701604&quot;,&quot;collection-title&quot;:&quot;MUM '24&quot;,&quot;title&quot;:&quot;Level Up or Game Over: Exploring How Dark Patterns Shape Mobile Games&quot;,&quot;source&quot;:&quot;ACM Digital Library&quot;,&quot;DOI&quot;:&quot;10.1145/3701571.3701604&quot;,&quot;accessed&quot;:{&quot;date-parts&quot;:[[&quot;2025&quot;,7,18]]},&quot;issued&quot;:{&quot;date-parts&quot;:[[&quot;2024&quot;,12,2]]},&quot;id&quot;:&quot;niknejad_level_2024&quot;,&quot;citation-key&quot;:&quot;niknejad_level_2024&quot;,&quot;container-title&quot;:&quot;Proceedings of the International Conference on Mobile and Ubiquitous Multimedia&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type&quot;:&quot;paper-conference&quot;,&quot;author&quot;:[{&quot;given&quot;:&quot;Sam&quot;,&quot;family&quot;:&quot;Niknejad&quot;},{&quot;given&quot;:&quot;Thomas&quot;,&quot;family&quot;:&quot;Mildner&quot;},{&quot;given&quot;:&quot;Nima&quot;,&quot;family&quot;:&quot;Zargham&quot;},{&quot;given&quot;:&quot;Susanne&quot;,&quot;family&quot;:&quot;Putze&quot;},{&quot;given&quot;:&quot;Rainer&quot;,&quot;family&quot;:&quot;Malaka&quot;}],&quot;title-short&quot;:&quot;Level Up or Game Over&quot;,&quot;publisher&quot;:&quot;Association for Computing Machinery&quot;,&quot;publisher-place&quot;:&quot;New York, NY, USA&quot;,&quot;page&quot;:&quot;148–156&quot;,&quot;event-place&quot;:&quot;New York, NY, USA&quot;},&quot;prefix&quot;:&quot;&quot;,&quot;uris&quot;:[&quot;http://zotero.org/users/1913249/items/485RXDDV&quot;]}]} RND0000000065"/>&lt;Do Zotero Refresh: [@niknejad_level_2024]&gt;<text:reference-mark-end text:name="ZOTERO_ITEM CSL_CITATION {&quot;citationID&quot;:&quot;00000064&quot;,&quot;schema&quot;:&quot;https://github.com/citation-style-language/schema/raw/master/csl-citation.json&quot;,&quot;properties&quot;:{&quot;noteIndex&quot;:0,&quot;formattedCitation&quot;:&quot;[@niknejad_level_2024]&quot;},&quot;citationItems&quot;:[{&quot;id&quot;:10539,&quot;itemData&quot;:{&quot;ISBN&quot;:&quot;979-8-4007-1283-8&quot;,&quot;URL&quot;:&quot;https://dl.acm.org/doi/10.1145/3701571.3701604&quot;,&quot;collection-title&quot;:&quot;MUM '24&quot;,&quot;title&quot;:&quot;Level Up or Game Over: Exploring How Dark Patterns Shape Mobile Games&quot;,&quot;source&quot;:&quot;ACM Digital Library&quot;,&quot;DOI&quot;:&quot;10.1145/3701571.3701604&quot;,&quot;accessed&quot;:{&quot;date-parts&quot;:[[&quot;2025&quot;,7,18]]},&quot;issued&quot;:{&quot;date-parts&quot;:[[&quot;2024&quot;,12,2]]},&quot;id&quot;:&quot;niknejad_level_2024&quot;,&quot;citation-key&quot;:&quot;niknejad_level_2024&quot;,&quot;container-title&quot;:&quot;Proceedings of the International Conference on Mobile and Ubiquitous Multimedia&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type&quot;:&quot;paper-conference&quot;,&quot;author&quot;:[{&quot;given&quot;:&quot;Sam&quot;,&quot;family&quot;:&quot;Niknejad&quot;},{&quot;given&quot;:&quot;Thomas&quot;,&quot;family&quot;:&quot;Mildner&quot;},{&quot;given&quot;:&quot;Nima&quot;,&quot;family&quot;:&quot;Zargham&quot;},{&quot;given&quot;:&quot;Susanne&quot;,&quot;family&quot;:&quot;Putze&quot;},{&quot;given&quot;:&quot;Rainer&quot;,&quot;family&quot;:&quot;Malaka&quot;}],&quot;title-short&quot;:&quot;Level Up or Game Over&quot;,&quot;publisher&quot;:&quot;Association for Computing Machinery&quot;,&quot;publisher-place&quot;:&quot;New York, NY, USA&quot;,&quot;page&quot;:&quot;148–156&quot;,&quot;event-place&quot;:&quot;New York, NY, USA&quot;},&quot;prefix&quot;:&quot;&quot;,&quot;uris&quot;:[&quot;http://zotero.org/users/1913249/items/485RXDDV&quot;]}]} RND0000000065"/>. They seem to take pleasure from ignoring the convention to created balance within game dynamics and provoking a sense of shock from their audience.</text:p>
      <text:p text:style-name="Text_20_body"><text:span text:style-name="T2">Commentary</text:span></text:p>
      <text:p text:style-name="Text_20_body">This section follows logically from the previous one in that designing for others and providing more space for social playtesting within the session then leads to propagating of emerging patterns <text:note text:id="ftn30" text:note-class="footnote"><text:note-citation>31</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concept of propagation of project features without any intervention from facilitators is explored in research on informal computing clubs <text:reference-mark-start text:name="ZOTERO_ITEM CSL_CITATION {&quot;citationID&quot;:&quot;00000066&quot;,&quot;schema&quot;:&quot;https://github.com/citation-style-language/schema/raw/master/csl-citation.json&quot;,&quot;properties&quot;:{&quot;noteIndex&quot;:0,&quot;formattedCitation&quot;:&quot;[@maloney_programming_2008; @peppler_computer_2009]&quot;},&quot;citationItems&quot;:[{&quot;id&quot;:2265,&quot;itemData&quot;:{&quot;issued&quot;:{&quot;date-parts&quot;:[[&quot;2008&quot;,1,1]]},&quot;id&quot;:&quot;maloney_programming_2008&quot;,&quot;citation-key&quot;:&quot;maloney_programming_2008&quot;,&quot;title&quot;:&quot;Programming by Choice: Urban Youth Learning Programming with Scratch&quot;,&quot;container-title&quot;:&quot;SIGCSE'08 - Proceedings of the 39th ACM Technical Symposium on Computer Science Education&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DOI&quot;:&quot;10.1145/1352135.1352260&quot;,&quot;author&quot;:[{&quot;given&quot;:&quot;John&quot;,&quot;family&quot;:&quot;Maloney&quot;},{&quot;given&quot;:&quot;Kylie&quot;,&quot;family&quot;:&quot;Peppler&quot;},{&quot;given&quot;:&quot;Yasmin&quot;,&quot;family&quot;:&quot;Kafai&quot;},{&quot;given&quot;:&quot;Mitchel&quot;,&quot;family&quot;:&quot;Resnick&quot;},{&quot;given&quot;:&quot;Natalie&quot;,&quot;family&quot;:&quot;Rusk&quot;}],&quot;title-short&quot;:&quot;Programming by Choice&quot;,&quot;volume&quot;:&quot;40&quot;,&quot;type&quot;:&quot;paper-conference&quot;,&quot;source&quot;:&quot;ResearchGate&quot;,&quot;page&quot;:&quot;367-371&quot;},&quot;prefix&quot;:&quot;&quot;,&quot;uris&quot;:[&quot;http://zotero.org/users/1913249/items/WUZDIK5H&quot;]},{&quot;id&quot;:278,&quot;itemData&quot;:{&quot;ISBN&quot;:&quot;978-0-8077-4989-0&quot;,&quot;type&quot;:&quot;book&quot;,&quot;title-short&quot;:&quot;The Computer Clubhouse&quot;,&quot;title&quot;:&quot;The Computer Clubhouse: Constructionism and Creativity in Youth Communities&quot;,&quot;id&quot;:&quot;peppler_computer_2009&quot;,&quot;citation-key&quot;:&quot;peppler_computer_2009&quot;,&quot;number-of-pages&quot;:&quot;192&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author&quot;:[{&quot;given&quot;:&quot;Kylie A.&quot;,&quot;family&quot;:&quot;Peppler&quot;},{&quot;given&quot;:&quot;Robbin N.&quot;,&quot;family&quot;:&quot;Chapman&quot;},{&quot;given&quot;:&quot;Yasmin B&quot;,&quot;family&quot;:&quot;Kafai&quot;}],&quot;edition&quot;:&quot;50045th edition&quot;,&quot;publisher&quot;:&quot;Teachers College Press&quot;,&quot;language&quot;:&quot;English&quot;,&quot;issued&quot;:{&quot;date-parts&quot;:[[&quot;2009&quot;,7,1]]},&quot;event-place&quot;:&quot;New York&quot;},&quot;prefix&quot;:&quot;&quot;,&quot;uris&quot;:[&quot;http://zotero.org/users/1913249/items/MWUKHFAS&quot;]}]} RND0000000067"/>&lt;Do Zotero Refresh: [@maloney_programming_2008; @peppler_computer_2009]&gt;<text:reference-mark-end text:name="ZOTERO_ITEM CSL_CITATION {&quot;citationID&quot;:&quot;00000066&quot;,&quot;schema&quot;:&quot;https://github.com/citation-style-language/schema/raw/master/csl-citation.json&quot;,&quot;properties&quot;:{&quot;noteIndex&quot;:0,&quot;formattedCitation&quot;:&quot;[@maloney_programming_2008; @peppler_computer_2009]&quot;},&quot;citationItems&quot;:[{&quot;id&quot;:2265,&quot;itemData&quot;:{&quot;issued&quot;:{&quot;date-parts&quot;:[[&quot;2008&quot;,1,1]]},&quot;id&quot;:&quot;maloney_programming_2008&quot;,&quot;citation-key&quot;:&quot;maloney_programming_2008&quot;,&quot;title&quot;:&quot;Programming by Choice: Urban Youth Learning Programming with Scratch&quot;,&quot;container-title&quot;:&quot;SIGCSE'08 - Proceedings of the 39th ACM Technical Symposium on Computer Science Education&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DOI&quot;:&quot;10.1145/1352135.1352260&quot;,&quot;author&quot;:[{&quot;given&quot;:&quot;John&quot;,&quot;family&quot;:&quot;Maloney&quot;},{&quot;given&quot;:&quot;Kylie&quot;,&quot;family&quot;:&quot;Peppler&quot;},{&quot;given&quot;:&quot;Yasmin&quot;,&quot;family&quot;:&quot;Kafai&quot;},{&quot;given&quot;:&quot;Mitchel&quot;,&quot;family&quot;:&quot;Resnick&quot;},{&quot;given&quot;:&quot;Natalie&quot;,&quot;family&quot;:&quot;Rusk&quot;}],&quot;title-short&quot;:&quot;Programming by Choice&quot;,&quot;volume&quot;:&quot;40&quot;,&quot;type&quot;:&quot;paper-conference&quot;,&quot;source&quot;:&quot;ResearchGate&quot;,&quot;page&quot;:&quot;367-371&quot;},&quot;prefix&quot;:&quot;&quot;,&quot;uris&quot;:[&quot;http://zotero.org/users/1913249/items/WUZDIK5H&quot;]},{&quot;id&quot;:278,&quot;itemData&quot;:{&quot;ISBN&quot;:&quot;978-0-8077-4989-0&quot;,&quot;type&quot;:&quot;book&quot;,&quot;title-short&quot;:&quot;The Computer Clubhouse&quot;,&quot;title&quot;:&quot;The Computer Clubhouse: Constructionism and Creativity in Youth Communities&quot;,&quot;id&quot;:&quot;peppler_computer_2009&quot;,&quot;citation-key&quot;:&quot;peppler_computer_2009&quot;,&quot;number-of-pages&quot;:&quot;192&quot;,&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author&quot;:[{&quot;given&quot;:&quot;Kylie A.&quot;,&quot;family&quot;:&quot;Peppler&quot;},{&quot;given&quot;:&quot;Robbin N.&quot;,&quot;family&quot;:&quot;Chapman&quot;},{&quot;given&quot;:&quot;Yasmin B&quot;,&quot;family&quot;:&quot;Kafai&quot;}],&quot;edition&quot;:&quot;50045th edition&quot;,&quot;publisher&quot;:&quot;Teachers College Press&quot;,&quot;language&quot;:&quot;English&quot;,&quot;issued&quot;:{&quot;date-parts&quot;:[[&quot;2009&quot;,7,1]]},&quot;event-place&quot;:&quot;New York&quot;},&quot;prefix&quot;:&quot;&quot;,&quot;uris&quot;:[&quot;http://zotero.org/users/1913249/items/MWUKHFAS&quot;]}]} RND0000000067"/>. In interview data, practitioner Matt Curringa shared exposed a tension that impacted his practice and decision to orient the focal club activities around guided and focused processes (e.g Lego engineering competitions using coding) <text:note text:id="ftn31" text:note-class="footnote"><text:note-citation>32</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 in particular their propagation and incorporation into the developing culture of the creative community as a structured way to support that process of self-directed participation.</text:p>
      <text:h text:style-name="Heading_20_3" text:outline-level="3"><text:bookmark-start text:name="gdps-can-facilitate-the-use-of-wider-repertoires-of-practice-interest-and-funds-of-knowledge"/>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can facilitate the incorporation of participants interests from outside this learning space, and wider repertoires of practice <text:note text:id="ftn32" text:note-class="footnote"><text:note-citation>33</text:note-citation><text:note-body><text:p text:style-name="Footnote">The concept of repertoires of practice and how they move and transform as learners enter different spaces is outlined in Chapter 3 <text:reference-mark-start text:name="ZOTERO_ITEM CSL_CITATION {&quot;citationID&quot;:&quot;00000068&quot;,&quot;schema&quot;:&quot;https://github.com/citation-style-language/schema/raw/master/csl-citation.json&quot;,&quot;properties&quot;:{&quot;noteIndex&quot;:0,&quot;formattedCitation&quot;:&quot;[@gutierrez_cultural_2003]&quot;},&quot;citationItems&quot;:[{&quot;id&quot;:9830,&quot;itemData&quot;:{&quot;issue&quot;:&quot;5&quot;,&quot;URL&quot;:&quot;http://journals.sagepub.com/doi/10.3102/0013189X032005019&quot;,&quot;ISSN&quot;:&quot;0013-189X, 1935-102X&quot;,&quot;title&quot;:&quot;Cultural Ways of Learning: Individual Traits or Repertoires of Practice&quot;,&quot;source&quot;:&quot;DOI.org (Crossref)&quot;,&quot;DOI&quot;:&quot;10.3102/0013189X032005019&quot;,&quot;container-title-short&quot;:&quot;Educational Researcher&quot;,&quot;accessed&quot;:{&quot;date-parts&quot;:[[&quot;2024&quot;,9,8]]},&quot;issued&quot;:{&quot;date-parts&quot;:[[&quot;2003&quot;,6]]},&quot;license&quot;:&quot;http://journals.sagepub.com/page/policies/text-and-data-mining-license&quot;,&quot;id&quot;:&quot;gutierrez_cultural_2003&quot;,&quot;citation-key&quot;:&quot;gutierrez_cultural_2003&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given&quot;:&quot;Kris D.&quot;,&quot;family&quot;:&quot;Gutiérrez&quot;},{&quot;given&quot;:&quot;Barbara&quot;,&quot;family&quot;:&quot;Rogoff&quot;}],&quot;title-short&quot;:&quot;Cultural Ways of Learning&quot;,&quot;type&quot;:&quot;article-journal&quot;,&quot;language&quot;:&quot;en&quot;,&quot;page&quot;:&quot;19-25&quot;},&quot;prefix&quot;:&quot;&quot;,&quot;uris&quot;:[&quot;http://zotero.org/users/1913249/items/BW6F6HY6&quot;]}]} RND0000000069"/>&lt;Do Zotero Refresh: [@gutierrez_cultural_2003]&gt;<text:reference-mark-end text:name="ZOTERO_ITEM CSL_CITATION {&quot;citationID&quot;:&quot;00000068&quot;,&quot;schema&quot;:&quot;https://github.com/citation-style-language/schema/raw/master/csl-citation.json&quot;,&quot;properties&quot;:{&quot;noteIndex&quot;:0,&quot;formattedCitation&quot;:&quot;[@gutierrez_cultural_2003]&quot;},&quot;citationItems&quot;:[{&quot;id&quot;:9830,&quot;itemData&quot;:{&quot;issue&quot;:&quot;5&quot;,&quot;URL&quot;:&quot;http://journals.sagepub.com/doi/10.3102/0013189X032005019&quot;,&quot;ISSN&quot;:&quot;0013-189X, 1935-102X&quot;,&quot;title&quot;:&quot;Cultural Ways of Learning: Individual Traits or Repertoires of Practice&quot;,&quot;source&quot;:&quot;DOI.org (Crossref)&quot;,&quot;DOI&quot;:&quot;10.3102/0013189X032005019&quot;,&quot;container-title-short&quot;:&quot;Educational Researcher&quot;,&quot;accessed&quot;:{&quot;date-parts&quot;:[[&quot;2024&quot;,9,8]]},&quot;issued&quot;:{&quot;date-parts&quot;:[[&quot;2003&quot;,6]]},&quot;license&quot;:&quot;http://journals.sagepub.com/page/policies/text-and-data-mining-license&quot;,&quot;id&quot;:&quot;gutierrez_cultural_2003&quot;,&quot;citation-key&quot;:&quot;gutierrez_cultural_2003&quot;,&quot;container-title&quot;:&quot;Educational Researcher&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author&quot;:[{&quot;given&quot;:&quot;Kris D.&quot;,&quot;family&quot;:&quot;Gutiérrez&quot;},{&quot;given&quot;:&quot;Barbara&quot;,&quot;family&quot;:&quot;Rogoff&quot;}],&quot;title-short&quot;:&quot;Cultural Ways of Learning&quot;,&quot;type&quot;:&quot;article-journal&quot;,&quot;language&quot;:&quot;en&quot;,&quot;page&quot;:&quot;19-25&quot;},&quot;prefix&quot;:&quot;&quot;,&quot;uris&quot;:[&quot;http://zotero.org/users/1913249/items/BW6F6HY6&quot;]}]} RND0000000069"/>.</text:p></text:note-body></text:note>. In Chapter 5 I outlined the use of the MDA (mechanics, dynamics, and aesthetics) framework to theme the presentation of GDPs. In the following section I use the MDA themes to explore different examples of use of repertoires of home interests by participants.</text:p>
      <text:p text:style-name="Text_20_body">Regarding aesthetics, some participants oriented their game making primarily around the aesthetic appeal of their projects. Madiha(p) in the vignette extract above showing identification, as an “expert pixel”, with the graphical-making process. Many examples of session data show an orientation towards graphical design of the visual elements of their games preference for both Madiha and her daughter Nasrin. Supporting interview data with the family confirms that art is shared an interest that they both pursue in their home activities<text:note text:id="ftn33" text:note-class="footnote"><text:note-citation>34</text:note-citation><text:note-body><text:p text:style-name="Footnote">see Vignette 5</text:p></text:note-body></text:note>. The process of bringing that aspect of creativity into their games allows them to share this artistic orientation and attention to detail with the emerging learning community. In another example, Mark(p) and Ed(c) designed a game around the character of a train driver that needed to collect coal. In interview data Mark describes the impact of Ed feeling like they could bring their own identity and interest into the project. “I know just your eyes lit up when you realised you could expand your interests into gaming.”<text:note text:id="ftn34" text:note-class="footnote"><text:note-citation>35</text:note-citation><text:note-body><text:p text:style-name="Footnote">see Vignette 5</text:p></text:note-body></text:note> Clive and Pearl, the grandparents of Toby, included a narrative message <text:note text:id="ftn35" text:note-class="footnote"><text:note-citation>36</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 at the start of their game surfacing the interest and expertise of the family as beekeepers in a way that sparked interest and conversations with other participants. I observed that families and individuals who were less intrinsically interested in the gaming at home often engaged with the aesthetics elements of the graphical or audio design or the narrative of the game.</text:p>
      <text:p text:style-name="Text_20_body">Jumping to game mechanics, Bertie(c) makes comments on Toby(c)’s game, which has a dominant game experience of timed jumping: “Berie: It’s like parkour in Minecraft but timed. It’s like playing the game Wipeout. Have you ever played Wipeout?”<text:note text:id="ftn36" text:note-class="footnote"><text:note-citation>37</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 In this interaction,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text:p>
      <text:p text:style-name="Text_20_body">The process of working with the game dynamics has already been addressed in the examples of the previous section [^gd].</text:p>
      <text:p text:style-name="Text_20_body"><text:span text:style-name="T2">Commentary</text:span></text:p>
      <text:p text:style-name="Text_20_body">The purpose of structuring the ways in which participants around the MDA typology is to highlight the potential to structure supporting resources in a way which helps participants to elect to follow varied learning pathways based on their home interests in a way which aligns with characteristics of the inclusive pedagogy <text:reference-mark-start text:name="ZOTERO_ITEM CSL_CITATION {&quot;citationID&quot;:&quot;00000070&quot;,&quot;schema&quot;:&quot;https://github.com/citation-style-language/schema/raw/master/csl-citation.json&quot;,&quot;properties&quot;:{&quot;noteIndex&quot;:0,&quot;formattedCitation&quot;:&quot;[@sanger_inclusive_2020]&quot;},&quot;citationItems&quot;:[{&quot;id&quot;:11,&quot;itemData&quot;:{&quot;ISBN&quot;:&quot;978-981-15-1627-6 978-981-15-1628-3&quot;,&quot;URL&quot;:&quot;http://link.springer.com/10.1007/978-981-15-1628-3_2&quot;,&quot;language&quot;:&quot;en&quot;,&quot;title&quot;:&quot;Inclusive Pedagogy and Universal Design Approaches for Diverse Learning Environments&quot;,&quot;publisher&quot;:&quot;Springer Singapore&quot;,&quot;DOI&quot;:&quot;10.1007/978-981-15-1628-3_2&quot;,&quot;editor&quot;:[{&quot;given&quot;:&quot;Catherine Shea&quot;,&quot;family&quot;:&quot;Sanger&quot;},{&quot;given&quot;:&quot;Nancy W.&quot;,&quot;family&quot;:&quot;Gleason&quot;}],&quot;accessed&quot;:{&quot;date-parts&quot;:[[&quot;2021&quot;,10,14]]},&quot;issued&quot;:{&quot;date-parts&quot;:[[&quot;2020&quot;]]},&quot;id&quot;:&quot;sanger_inclusive_2020&quot;,&quot;citation-key&quot;:&quot;sanger_inclusive_2020&quot;,&quot;container-title&quot;:&quot;Diversity and Inclusion in Global Higher Education&quot;,&quot;author&quot;:[{&quot;given&quot;:&quot;Catherine Shea&quot;,&quot;family&quot;:&quot;Sanger&quot;}],&quot;type&quot;:&quot;chapter&quot;,&quot;page&quot;:&quot;31-71&quot;,&quot;source&quot;:&quot;DOI.org (Crossref)&quot;,&quot;publisher-place&quot;:&quot;Singapore&quot;,&quot;event-place&quot;:&quot;Singapore&quot;},&quot;prefix&quot;:&quot;&quot;,&quot;uris&quot;:[&quot;http://zotero.org/users/1913249/items/7DLZSCZ8&quot;]}]} RND0000000071"/>&lt;Do Zotero Refresh: [@sanger_inclusive_2020]&gt;<text:reference-mark-end text:name="ZOTERO_ITEM CSL_CITATION {&quot;citationID&quot;:&quot;00000070&quot;,&quot;schema&quot;:&quot;https://github.com/citation-style-language/schema/raw/master/csl-citation.json&quot;,&quot;properties&quot;:{&quot;noteIndex&quot;:0,&quot;formattedCitation&quot;:&quot;[@sanger_inclusive_2020]&quot;},&quot;citationItems&quot;:[{&quot;id&quot;:11,&quot;itemData&quot;:{&quot;ISBN&quot;:&quot;978-981-15-1627-6 978-981-15-1628-3&quot;,&quot;URL&quot;:&quot;http://link.springer.com/10.1007/978-981-15-1628-3_2&quot;,&quot;language&quot;:&quot;en&quot;,&quot;title&quot;:&quot;Inclusive Pedagogy and Universal Design Approaches for Diverse Learning Environments&quot;,&quot;publisher&quot;:&quot;Springer Singapore&quot;,&quot;DOI&quot;:&quot;10.1007/978-981-15-1628-3_2&quot;,&quot;editor&quot;:[{&quot;given&quot;:&quot;Catherine Shea&quot;,&quot;family&quot;:&quot;Sanger&quot;},{&quot;given&quot;:&quot;Nancy W.&quot;,&quot;family&quot;:&quot;Gleason&quot;}],&quot;accessed&quot;:{&quot;date-parts&quot;:[[&quot;2021&quot;,10,14]]},&quot;issued&quot;:{&quot;date-parts&quot;:[[&quot;2020&quot;]]},&quot;id&quot;:&quot;sanger_inclusive_2020&quot;,&quot;citation-key&quot;:&quot;sanger_inclusive_2020&quot;,&quot;container-title&quot;:&quot;Diversity and Inclusion in Global Higher Education&quot;,&quot;author&quot;:[{&quot;given&quot;:&quot;Catherine Shea&quot;,&quot;family&quot;:&quot;Sanger&quot;}],&quot;type&quot;:&quot;chapter&quot;,&quot;page&quot;:&quot;31-71&quot;,&quot;source&quot;:&quot;DOI.org (Crossref)&quot;,&quot;publisher-place&quot;:&quot;Singapore&quot;,&quot;event-place&quot;:&quot;Singapore&quot;},&quot;prefix&quot;:&quot;&quot;,&quot;uris&quot;:[&quot;http://zotero.org/users/1913249/items/7DLZSCZ8&quot;]}]} RND0000000071"/>. At this stage, I do no propose that the MDA framework is particularly suited to this task, rather that providing this supporting framework which visually and intuitively allows learners choice over the way they engage with the game making process and express themselves within it has beneficial potential to increase participants inclusion <text:reference-mark-start text:name="ZOTERO_ITEM CSL_CITATION {&quot;citationID&quot;:&quot;00000072&quot;,&quot;schema&quot;:&quot;https://github.com/citation-style-language/schema/raw/master/csl-citation.json&quot;,&quot;properties&quot;:{&quot;noteIndex&quot;:0,&quot;formattedCitation&quot;:&quot;[@capp_effectiveness_2017]&quot;},&quot;citationItems&quot;:[{&quot;id&quot;:3942,&quot;itemData&quot;:{&quot;type&quot;:&quot;article-journal&quot;,&quot;URL&quot;:&quot;https://doi.org/10.1080/13603116.2017.1325074&quot;,&quot;ISSN&quot;:&quot;1360-3116&quot;,&quot;title&quot;:&quot;The effectiveness of universal design for learning: a meta-analysis of literature between 2013 and 2016&quot;,&quot;source&quot;:&quot;Taylor and Francis+NEJM&quot;,&quot;DOI&quot;:&quot;10.1080/13603116.2017.1325074&quot;,&quot;accessed&quot;:{&quot;date-parts&quot;:[[&quot;2022&quot;,1,26]]},&quot;issued&quot;:{&quot;date-parts&quot;:[[&quot;2017&quot;,8,3]]},&quot;id&quot;:&quot;capp_effectiveness_2017&quot;,&quot;citation-key&quot;:&quot;capp_effectiveness_2017&quot;,&quot;container-title&quot;:&quot;International Journal of Inclusive Education&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volume&quot;:&quot;21&quot;,&quot;author&quot;:[{&quot;given&quot;:&quot;Matthew James&quot;,&quot;family&quot;:&quot;Capp&quot;}],&quot;title-short&quot;:&quot;The effectiveness of universal design for learning&quot;,&quot;issue&quot;:&quot;8&quot;,&quot;publisher&quot;:&quot;Routledge&quot;,&quot;page&quot;:&quot;791-807&quot;},&quot;prefix&quot;:&quot;&quot;,&quot;uris&quot;:[&quot;http://zotero.org/users/1913249/items/WRSRMVF8&quot;]}]} RND0000000073"/>&lt;Do Zotero Refresh: [@capp_effectiveness_2017]&gt;<text:reference-mark-end text:name="ZOTERO_ITEM CSL_CITATION {&quot;citationID&quot;:&quot;00000072&quot;,&quot;schema&quot;:&quot;https://github.com/citation-style-language/schema/raw/master/csl-citation.json&quot;,&quot;properties&quot;:{&quot;noteIndex&quot;:0,&quot;formattedCitation&quot;:&quot;[@capp_effectiveness_2017]&quot;},&quot;citationItems&quot;:[{&quot;id&quot;:3942,&quot;itemData&quot;:{&quot;type&quot;:&quot;article-journal&quot;,&quot;URL&quot;:&quot;https://doi.org/10.1080/13603116.2017.1325074&quot;,&quot;ISSN&quot;:&quot;1360-3116&quot;,&quot;title&quot;:&quot;The effectiveness of universal design for learning: a meta-analysis of literature between 2013 and 2016&quot;,&quot;source&quot;:&quot;Taylor and Francis+NEJM&quot;,&quot;DOI&quot;:&quot;10.1080/13603116.2017.1325074&quot;,&quot;accessed&quot;:{&quot;date-parts&quot;:[[&quot;2022&quot;,1,26]]},&quot;issued&quot;:{&quot;date-parts&quot;:[[&quot;2017&quot;,8,3]]},&quot;id&quot;:&quot;capp_effectiveness_2017&quot;,&quot;citation-key&quot;:&quot;capp_effectiveness_2017&quot;,&quot;container-title&quot;:&quot;International Journal of Inclusive Education&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volume&quot;:&quot;21&quot;,&quot;author&quot;:[{&quot;given&quot;:&quot;Matthew James&quot;,&quot;family&quot;:&quot;Capp&quot;}],&quot;title-short&quot;:&quot;The effectiveness of universal design for learning&quot;,&quot;issue&quot;:&quot;8&quot;,&quot;publisher&quot;:&quot;Routledge&quot;,&quot;page&quot;:&quot;791-807&quot;},&quot;prefix&quot;:&quot;&quot;,&quot;uris&quot;:[&quot;http://zotero.org/users/1913249/items/WRSRMVF8&quot;]}]} RND0000000073"/> <text:note text:id="ftn37" text:note-class="footnote"><text:note-citation>38</text:note-citation><text:note-body><text:p text:style-name="Footnote">This aligns with a key tenets of the inclusive pedagogy Universal Design for Learning (UDL). See Chapter 8 for a summary.</text:p></text:note-body></text:note>.</text:p>
      <text:p text:style-name="Text_20_body">The examples above give an overview of how participant’s tacit knowledge of games and GDPs in particular can be brought into the game making community and used within diverse roles explored in section above, including: providing peer feedback, ideation, and aiding division of labour <text:reference-mark-start text:name="ZOTERO_ITEM CSL_CITATION {&quot;citationID&quot;:&quot;00000074&quot;,&quot;schema&quot;:&quot;https://github.com/citation-style-language/schema/raw/master/csl-citation.json&quot;,&quot;properties&quot;:{&quot;noteIndex&quot;:0,&quot;formattedCitation&quot;:&quot;[@wenger_communities_1998]&quot;},&quot;citationItems&quot;:[{&quot;id&quot;:1404,&quot;itemData&quot;:{&quot;ISBN&quot;:&quot;978-0-521-66363-2&quot;,&quot;id&quot;:&quot;wenger_communities_1998&quot;,&quot;citation-key&quot;:&quot;wenger_communities_1998&quot;,&quot;number-of-pages&quot;:&quot;340&quot;,&quot;type&quot;:&quot;book&quot;,&quot;abstract&quot;:&quot;Presents a broad conceptual framework for thinking about learning as a process of social participation.&quot;,&quot;title&quot;:&quot;Communities of Practice: Learning, Meaning, and Identity&quot;,&quot;author&quot;:[{&quot;given&quot;:&quot;Etienne&quot;,&quot;family&quot;:&quot;Wenger&quot;}],&quot;title-short&quot;:&quot;Communities of Practice&quot;,&quot;source&quot;:&quot;Google Books&quot;,&quot;publisher&quot;:&quot;Cambridge University Press&quot;,&quot;issued&quot;:{&quot;date-parts&quot;:[[&quot;1998&quot;]]},&quot;language&quot;:&quot;en&quot;},&quot;prefix&quot;:&quot;&quot;,&quot;uris&quot;:[&quot;http://zotero.org/users/1913249/items/4D5T8I3W&quot;]}]} RND0000000075"/>&lt;Do Zotero Refresh: [@wenger_communities_1998]&gt;<text:reference-mark-end text:name="ZOTERO_ITEM CSL_CITATION {&quot;citationID&quot;:&quot;00000074&quot;,&quot;schema&quot;:&quot;https://github.com/citation-style-language/schema/raw/master/csl-citation.json&quot;,&quot;properties&quot;:{&quot;noteIndex&quot;:0,&quot;formattedCitation&quot;:&quot;[@wenger_communities_1998]&quot;},&quot;citationItems&quot;:[{&quot;id&quot;:1404,&quot;itemData&quot;:{&quot;ISBN&quot;:&quot;978-0-521-66363-2&quot;,&quot;id&quot;:&quot;wenger_communities_1998&quot;,&quot;citation-key&quot;:&quot;wenger_communities_1998&quot;,&quot;number-of-pages&quot;:&quot;340&quot;,&quot;type&quot;:&quot;book&quot;,&quot;abstract&quot;:&quot;Presents a broad conceptual framework for thinking about learning as a process of social participation.&quot;,&quot;title&quot;:&quot;Communities of Practice: Learning, Meaning, and Identity&quot;,&quot;author&quot;:[{&quot;given&quot;:&quot;Etienne&quot;,&quot;family&quot;:&quot;Wenger&quot;}],&quot;title-short&quot;:&quot;Communities of Practice&quot;,&quot;source&quot;:&quot;Google Books&quot;,&quot;publisher&quot;:&quot;Cambridge University Press&quot;,&quot;issued&quot;:{&quot;date-parts&quot;:[[&quot;1998&quot;]]},&quot;language&quot;:&quot;en&quot;},&quot;prefix&quot;:&quot;&quot;,&quot;uris&quot;:[&quot;http://zotero.org/users/1913249/items/4D5T8I3W&quot;]}]} RND0000000075"/>.</text:p>
      <text:p text:style-name="Text_20_body">To start the process of discussing these findings in relation to relevant research, it bears resituating research, including: socio-cultural research on the tactical use of home repertoires and funds of knowledge to address barriers to technical environments <text:reference-mark-start text:name="ZOTERO_ITEM CSL_CITATION {&quot;citationID&quot;:&quot;00000077&quot;,&quot;schema&quot;:&quot;https://github.com/citation-style-language/schema/raw/master/csl-citation.json&quot;,&quot;properties&quot;:{&quot;noteIndex&quot;:0,&quot;formattedCitation&quot;:&quot;[@gutierrez_learning_2019-1; @moje2001maestro @fasso_identity_2020; @esteban-guitart_funds_2014]&quot;},&quot;citationItems&quot;:[{&quot;id&quot;:10007,&quot;itemData&quot;:{&quot;issue&quot;:&quot;1-2&quot;,&quot;URL&quot;:&quot;https://karger.com/HDE/article/doi/10.1159/000496239&quot;,&quot;ISSN&quot;:&quot;0018-716X, 1423-0054&quot;,&quot;title&quot;:&quot;Learning as Movement in Social Design-Based Experiments: Play as a Leading Activity&quot;,&quot;source&quot;:&quot;DOI.org (Crossref)&quot;,&quot;DOI&quot;:&quot;10.1159/000496239&quot;,&quot;container-title-short&quot;:&quot;Human Development&quot;,&quot;accessed&quot;:{&quot;date-parts&quot;:[[&quot;2025&quot;,1,10]]},&quot;issued&quot;:{&quot;date-parts&quot;:[[&quot;2019&quot;]]},&quot;license&quot;:&quot;https://www.karger.com/Services/SiteLicenses&quot;,&quot;id&quot;:&quot;gutierrez_learning_2019-1&quot;,&quot;citation-key&quot;:&quot;gutierrez_learning_2019-1&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type&quot;:&quot;article-journal&quot;,&quot;language&quot;:&quot;en&quot;,&quot;page&quot;:&quot;66-82&quot;},&quot;prefix&quot;:&quot;&quot;,&quot;uris&quot;:[&quot;http://zotero.org/users/1913249/items/G3R9PEWW&quot;]},{&quot;itemData&quot;:{&quot;issued&quot;:{&quot;date-parts&quot;:[[&quot;2001&quot;]]},&quot;id&quot;:&quot;moje2001maestro&quot;,&quot;citation-key&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publisher&quot;:&quot;Wiley Online Library&quot;,&quot;volume&quot;:&quot;38&quot;,&quot;author&quot;:[{&quot;given&quot;:&quot;Elizabeth B&quot;,&quot;family&quot;:&quot;Moje&quot;},{&quot;given&quot;:&quot;Tehani&quot;,&quot;family&quot;:&quot;Collazo&quot;},{&quot;given&quot;:&quot;Rosario&quot;,&quot;family&quot;:&quot;Carrillo&quot;},{&quot;given&quot;:&quot;Ronald W&quot;,&quot;family&quot;:&quot;Marx&quot;}],&quot;type&quot;:&quot;article-journal&quot;,&quot;issue&quot;:&quot;4&quot;,&quot;page&quot;:&quot;469–498&quot;},&quot;uris&quot;:[&quot;http://zotero.org/users/1913249/items/98B7JBEL&quot;],&quot;prefix&quot;:&quot;&quot;,&quot;suffix&quot;:&quot; @fasso_identity_2020&quot;,&quot;id&quot;:10072},{&quot;id&quot;:9493,&quot;itemData&quot;:{&quot;issue&quot;:&quot;1&quot;,&quot;URL&quot;:&quot;https://doi.org/10.1177/1354067X13515934&quot;,&quot;ISSN&quot;:&quot;1354-067X&quot;,&quot;title&quot;:&quot;Funds of Identity: A new concept based on the Funds of Knowledge approach&quot;,&quot;source&quot;:&quot;SAGE Journals&quot;,&quot;DOI&quot;:&quot;10.1177/1354067X13515934&quot;,&quot;accessed&quot;:{&quot;date-parts&quot;:[[&quot;2024&quot;,6,5]]},&quot;issued&quot;:{&quot;date-parts&quot;:[[&quot;2014&quot;,3,1]]},&quot;id&quot;:&quot;esteban-guitart_funds_2014&quot;,&quot;citation-key&quot;:&quot;esteban-guitart_funds_2014&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uthor&quot;:[{&quot;given&quot;:&quot;Moisès&quot;,&quot;family&quot;:&quot;Esteban-Guitart&quot;},{&quot;given&quot;:&quot;Luis C&quot;,&quot;family&quot;:&quot;Moll&quot;}],&quot;title-short&quot;:&quot;Funds of Identity&quot;,&quot;type&quot;:&quot;article-journal&quot;,&quot;language&quot;:&quot;en&quot;,&quot;publisher&quot;:&quot;SAGE Publications Ltd&quot;,&quot;page&quot;:&quot;31-48&quot;},&quot;prefix&quot;:&quot;&quot;,&quot;uris&quot;:[&quot;http://zotero.org/users/1913249/items/CQ99KQEY&quot;]}]} RND0000000078"/>&lt;Do Zotero Refresh: [@gutierrez_learning_2019-1; @moje2001maestro @fasso_identity_2020; @esteban-guitart_funds_2014]&gt;<text:reference-mark-end text:name="ZOTERO_ITEM CSL_CITATION {&quot;citationID&quot;:&quot;00000077&quot;,&quot;schema&quot;:&quot;https://github.com/citation-style-language/schema/raw/master/csl-citation.json&quot;,&quot;properties&quot;:{&quot;noteIndex&quot;:0,&quot;formattedCitation&quot;:&quot;[@gutierrez_learning_2019-1; @moje2001maestro @fasso_identity_2020; @esteban-guitart_funds_2014]&quot;},&quot;citationItems&quot;:[{&quot;id&quot;:10007,&quot;itemData&quot;:{&quot;issue&quot;:&quot;1-2&quot;,&quot;URL&quot;:&quot;https://karger.com/HDE/article/doi/10.1159/000496239&quot;,&quot;ISSN&quot;:&quot;0018-716X, 1423-0054&quot;,&quot;title&quot;:&quot;Learning as Movement in Social Design-Based Experiments: Play as a Leading Activity&quot;,&quot;source&quot;:&quot;DOI.org (Crossref)&quot;,&quot;DOI&quot;:&quot;10.1159/000496239&quot;,&quot;container-title-short&quot;:&quot;Human Development&quot;,&quot;accessed&quot;:{&quot;date-parts&quot;:[[&quot;2025&quot;,1,10]]},&quot;issued&quot;:{&quot;date-parts&quot;:[[&quot;2019&quot;]]},&quot;license&quot;:&quot;https://www.karger.com/Services/SiteLicenses&quot;,&quot;id&quot;:&quot;gutierrez_learning_2019-1&quot;,&quot;citation-key&quot;:&quot;gutierrez_learning_2019-1&quot;,&quot;container-title&quot;:&quot;Human Development&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title-short&quot;:&quot;Learning as Movement in Social Design-Based Experiments&quot;,&quot;type&quot;:&quot;article-journal&quot;,&quot;language&quot;:&quot;en&quot;,&quot;page&quot;:&quot;66-82&quot;},&quot;prefix&quot;:&quot;&quot;,&quot;uris&quot;:[&quot;http://zotero.org/users/1913249/items/G3R9PEWW&quot;]},{&quot;itemData&quot;:{&quot;issued&quot;:{&quot;date-parts&quot;:[[&quot;2001&quot;]]},&quot;id&quot;:&quot;moje2001maestro&quot;,&quot;citation-key&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publisher&quot;:&quot;Wiley Online Library&quot;,&quot;volume&quot;:&quot;38&quot;,&quot;author&quot;:[{&quot;given&quot;:&quot;Elizabeth B&quot;,&quot;family&quot;:&quot;Moje&quot;},{&quot;given&quot;:&quot;Tehani&quot;,&quot;family&quot;:&quot;Collazo&quot;},{&quot;given&quot;:&quot;Rosario&quot;,&quot;family&quot;:&quot;Carrillo&quot;},{&quot;given&quot;:&quot;Ronald W&quot;,&quot;family&quot;:&quot;Marx&quot;}],&quot;type&quot;:&quot;article-journal&quot;,&quot;issue&quot;:&quot;4&quot;,&quot;page&quot;:&quot;469–498&quot;},&quot;uris&quot;:[&quot;http://zotero.org/users/1913249/items/98B7JBEL&quot;],&quot;prefix&quot;:&quot;&quot;,&quot;suffix&quot;:&quot; @fasso_identity_2020&quot;,&quot;id&quot;:10072},{&quot;id&quot;:9493,&quot;itemData&quot;:{&quot;issue&quot;:&quot;1&quot;,&quot;URL&quot;:&quot;https://doi.org/10.1177/1354067X13515934&quot;,&quot;ISSN&quot;:&quot;1354-067X&quot;,&quot;title&quot;:&quot;Funds of Identity: A new concept based on the Funds of Knowledge approach&quot;,&quot;source&quot;:&quot;SAGE Journals&quot;,&quot;DOI&quot;:&quot;10.1177/1354067X13515934&quot;,&quot;accessed&quot;:{&quot;date-parts&quot;:[[&quot;2024&quot;,6,5]]},&quot;issued&quot;:{&quot;date-parts&quot;:[[&quot;2014&quot;,3,1]]},&quot;id&quot;:&quot;esteban-guitart_funds_2014&quot;,&quot;citation-key&quot;:&quot;esteban-guitart_funds_2014&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uthor&quot;:[{&quot;given&quot;:&quot;Moisès&quot;,&quot;family&quot;:&quot;Esteban-Guitart&quot;},{&quot;given&quot;:&quot;Luis C&quot;,&quot;family&quot;:&quot;Moll&quot;}],&quot;title-short&quot;:&quot;Funds of Identity&quot;,&quot;type&quot;:&quot;article-journal&quot;,&quot;language&quot;:&quot;en&quot;,&quot;publisher&quot;:&quot;SAGE Publications Ltd&quot;,&quot;page&quot;:&quot;31-48&quot;},&quot;prefix&quot;:&quot;&quot;,&quot;uris&quot;:[&quot;http://zotero.org/users/1913249/items/CQ99KQEY&quot;]}]} RND0000000078"/>; the motivations for social making incorporating cultural knowledge of gaming within non-formal making activities <text:reference-mark-start text:name="ZOTERO_ITEM CSL_CITATION {&quot;citationID&quot;:&quot;00000079&quot;,&quot;schema&quot;:&quot;https://github.com/citation-style-language/schema/raw/master/csl-citation.json&quot;,&quot;properties&quot;:{&quot;noteIndex&quot;:0,&quot;formattedCitation&quot;:&quot;[@ito_hanging_2010; @gee_what_2003; @sefton-green_mapping_2013; @livingstone_digital_2018]&quot;},&quot;citationItems&quot;:[{&quot;id&quot;:1939,&quot;itemData&quot;:{&quot;issued&quot;:{&quot;date-parts&quot;:[[&quot;2010&quot;]]},&quot;type&quot;:&quot;book&quot;,&quot;title-short&quot;:&quot;Hanging out, messing around, and geeking out&quot;,&quot;title&quot;:&quot;Hanging out, messing around, and geeking out: kids living and learning with new media&quot;,&quot;id&quot;:&quot;ito_hanging_2010&quot;,&quot;citation-key&quot;:&quot;ito_hanging_2010&quot;,&quot;number-of-pages&quot;:&quot;419&quot;,&quot;source&quot;:&quot;Gemeinsamer Bibliotheksverbund ISBN&quot;,&quot;publisher&quot;:&quot;MIT Press&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note&quot;:&quot;OCLC: 699713878&quot;,&quot;ISBN&quot;:&quot;978-0-262-01336-9 978-0-262-51854-3&quot;,&quot;language&quot;:&quot;eng&quot;,&quot;collection-title&quot;:&quot;The John D. and Catherine T. MacArthur Foundation series on digital media and learning&quot;,&quot;event-place&quot;:&quot;Cambridge, Mass.&quot;},&quot;prefix&quot;:&quot;&quot;,&quot;uris&quot;:[&quot;http://zotero.org/users/1913249/items/URKI7FTD&quot;]},{&quot;id&quot;:983,&quot;itemData&quot;:{&quot;issue&quot;:&quot;1&quot;,&quot;URL&quot;:&quot;http://portal.acm.org/citation.cfm?doid=950566.950595&quot;,&quot;volume&quot;:&quot;1&quot;,&quot;type&quot;:&quot;article-journal&quot;,&quot;id&quot;:&quot;gee_what_2003&quot;,&quot;citation-key&quot;:&quot;gee_what_2003&quot;,&quot;title&quot;:&quot;What video games have to teach us about learning and literacy&quot;,&quot;container-title&quot;:&quot;Computers in Entertainment&quot;,&quot;source&quot;:&quot;CrossRef&quot;,&quot;DOI&quot;:&quot;10.1145/950566.950595&quot;,&quot;author&quot;:[{&quot;given&quot;:&quot;James Paul&quot;,&quot;family&quot;:&quot;Gee&quot;}],&quot;page&quot;:&quot;20&quot;,&quot;language&quot;:&quot;en&quot;,&quot;issued&quot;:{&quot;date-parts&quot;:[[&quot;2003&quot;,10,1]]},&quot;ISSN&quot;:&quot;15443574&quot;,&quot;accessed&quot;:{&quot;date-parts&quot;:[[&quot;2016&quot;,4,2]]}},&quot;prefix&quot;:&quot;&quot;,&quot;uris&quot;:[&quot;http://zotero.org/users/1913249/items/95XDU3KM&quot;]},{&quot;id&quot;:195,&quot;itemData&quot;:{&quot;issued&quot;:{&quot;date-parts&quot;:[[&quot;2013&quot;,3]]},&quot;URL&quot;:&quot;http://www.nominettrust.org.uk/&quot;,&quot;id&quot;:&quot;sefton-green_mapping_2013&quot;,&quot;citation-key&quot;:&quot;sefton-green_mapping_2013&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type&quot;:&quot;webpage&quot;,&quot;genre&quot;:&quot;Monograph&quot;,&quot;accessed&quot;:{&quot;date-parts&quot;:[[&quot;2018&quot;,12,18]]}},&quot;prefix&quot;:&quot;&quot;,&quot;uris&quot;:[&quot;http://zotero.org/users/1913249/items/9LI3EL4F&quot;]},{&quot;id&quot;:3031,&quot;itemData&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citation-key&quot;:&quot;livingstone_digital_2018&quot;,&quot;title&quot;:&quot;In the digital home, how do parents support their children and who supports them?&quot;,&quot;type&quot;:&quot;article-journal&quot;},&quot;prefix&quot;:&quot;&quot;,&quot;uris&quot;:[&quot;http://zotero.org/users/1913249/items/TGJKKB2I&quot;]}]} RND0000000080"/>&lt;Do Zotero Refresh: [@ito_hanging_2010; @gee_what_2003; @sefton-green_mapping_2013; @livingstone_digital_2018]&gt;<text:reference-mark-end text:name="ZOTERO_ITEM CSL_CITATION {&quot;citationID&quot;:&quot;00000079&quot;,&quot;schema&quot;:&quot;https://github.com/citation-style-language/schema/raw/master/csl-citation.json&quot;,&quot;properties&quot;:{&quot;noteIndex&quot;:0,&quot;formattedCitation&quot;:&quot;[@ito_hanging_2010; @gee_what_2003; @sefton-green_mapping_2013; @livingstone_digital_2018]&quot;},&quot;citationItems&quot;:[{&quot;id&quot;:1939,&quot;itemData&quot;:{&quot;issued&quot;:{&quot;date-parts&quot;:[[&quot;2010&quot;]]},&quot;type&quot;:&quot;book&quot;,&quot;title-short&quot;:&quot;Hanging out, messing around, and geeking out&quot;,&quot;title&quot;:&quot;Hanging out, messing around, and geeking out: kids living and learning with new media&quot;,&quot;id&quot;:&quot;ito_hanging_2010&quot;,&quot;citation-key&quot;:&quot;ito_hanging_2010&quot;,&quot;number-of-pages&quot;:&quot;419&quot;,&quot;source&quot;:&quot;Gemeinsamer Bibliotheksverbund ISBN&quot;,&quot;publisher&quot;:&quot;MIT Press&quot;,&quot;publisher-place&quot;:&quot;Cambridge, Mass.&quot;,&quot;editor&quot;:[{&quot;given&quot;:&quot;Mizuko&quot;,&quot;family&quot;:&quot;Itō&quot;},{&quot;given&quot;:&quot;Sonja&quot;,&quot;family&quot;:&quot;Baumer&quot;},{&quot;given&quot;:&quot;Matteo&quot;,&quot;family&quot;:&quot;Bittanti&quot;},{&quot;given&quot;:&quot;Judd&quot;,&quot;family&quot;:&quot;Antin&quot;}],&quot;note&quot;:&quot;OCLC: 699713878&quot;,&quot;ISBN&quot;:&quot;978-0-262-01336-9 978-0-262-51854-3&quot;,&quot;language&quot;:&quot;eng&quot;,&quot;collection-title&quot;:&quot;The John D. and Catherine T. MacArthur Foundation series on digital media and learning&quot;,&quot;event-place&quot;:&quot;Cambridge, Mass.&quot;},&quot;prefix&quot;:&quot;&quot;,&quot;uris&quot;:[&quot;http://zotero.org/users/1913249/items/URKI7FTD&quot;]},{&quot;id&quot;:983,&quot;itemData&quot;:{&quot;issue&quot;:&quot;1&quot;,&quot;URL&quot;:&quot;http://portal.acm.org/citation.cfm?doid=950566.950595&quot;,&quot;volume&quot;:&quot;1&quot;,&quot;type&quot;:&quot;article-journal&quot;,&quot;id&quot;:&quot;gee_what_2003&quot;,&quot;citation-key&quot;:&quot;gee_what_2003&quot;,&quot;title&quot;:&quot;What video games have to teach us about learning and literacy&quot;,&quot;container-title&quot;:&quot;Computers in Entertainment&quot;,&quot;source&quot;:&quot;CrossRef&quot;,&quot;DOI&quot;:&quot;10.1145/950566.950595&quot;,&quot;author&quot;:[{&quot;given&quot;:&quot;James Paul&quot;,&quot;family&quot;:&quot;Gee&quot;}],&quot;page&quot;:&quot;20&quot;,&quot;language&quot;:&quot;en&quot;,&quot;issued&quot;:{&quot;date-parts&quot;:[[&quot;2003&quot;,10,1]]},&quot;ISSN&quot;:&quot;15443574&quot;,&quot;accessed&quot;:{&quot;date-parts&quot;:[[&quot;2016&quot;,4,2]]}},&quot;prefix&quot;:&quot;&quot;,&quot;uris&quot;:[&quot;http://zotero.org/users/1913249/items/95XDU3KM&quot;]},{&quot;id&quot;:195,&quot;itemData&quot;:{&quot;issued&quot;:{&quot;date-parts&quot;:[[&quot;2013&quot;,3]]},&quot;URL&quot;:&quot;http://www.nominettrust.org.uk/&quot;,&quot;id&quot;:&quot;sefton-green_mapping_2013&quot;,&quot;citation-key&quot;:&quot;sefton-green_mapping_2013&quot;,&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type&quot;:&quot;webpage&quot;,&quot;genre&quot;:&quot;Monograph&quot;,&quot;accessed&quot;:{&quot;date-parts&quot;:[[&quot;2018&quot;,12,18]]}},&quot;prefix&quot;:&quot;&quot;,&quot;uris&quot;:[&quot;http://zotero.org/users/1913249/items/9LI3EL4F&quot;]},{&quot;id&quot;:3031,&quot;itemData&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citation-key&quot;:&quot;livingstone_digital_2018&quot;,&quot;title&quot;:&quot;In the digital home, how do parents support their children and who supports them?&quot;,&quot;type&quot;:&quot;article-journal&quot;},&quot;prefix&quot;:&quot;&quot;,&quot;uris&quot;:[&quot;http://zotero.org/users/1913249/items/TGJKKB2I&quot;]}]} RND0000000080"/>; the ability to make personalised game assets and narratives and sustain engagement in digital making projects and CGD&amp;P in particular [(<text:span text:style-name="T2">sefton-green_mapping_2013?</text:span>); (<text:span text:style-name="T2">kafai_constructionist_2015?</text:span>); (<text:span text:style-name="T2">resnick_mothers_2012?</text:span>); (<text:span text:style-name="T2">papert_mindstorms:_1980?</text:span>)]<text:note text:id="ftn38" text:note-class="footnote"><text:note-citation>39</text:note-citation><text:note-body><text:p text:style-name="Footnote">Research related to project based learning (PBL) benefits of working with participants’ home interests with project work include to motivate participants in initial stages <text:reference-mark-start text:name="ZOTERO_ITEM CSL_CITATION {&quot;citationID&quot;:&quot;00000085&quot;,&quot;schema&quot;:&quot;https://github.com/citation-style-language/schema/raw/master/csl-citation.json&quot;,&quot;properties&quot;:{&quot;noteIndex&quot;:0,&quot;formattedCitation&quot;:&quot;[@swirski_does_2018-1; @penuel_connecting_2022]&quot;},&quot;citationItems&quot;:[{&quot;id&quot;:10078,&quot;itemData&quot;:{&quot;type&quot;:&quot;article-journal&quot;,&quot;URL&quot;:&quot;https://doi.org/10.1080/09500693.2018.1470348&quot;,&quot;ISSN&quot;:&quot;0950-0693&quot;,&quot;title&quot;:&quot;Does interest have an expiration date? An analysis of students’ questions as resources for context-based learning&quot;,&quot;source&quot;:&quot;Taylor and Francis+NEJM&quot;,&quot;DOI&quot;:&quot;10.1080/09500693.2018.1470348&quot;,&quot;accessed&quot;:{&quot;date-parts&quot;:[[&quot;2025&quot;,2,11]]},&quot;issued&quot;:{&quot;date-parts&quot;:[[&quot;2018&quot;,7,3]]},&quot;id&quot;:&quot;swirski_does_2018-1&quot;,&quot;citation-key&quot;:&quot;swirski_does_2018-1&quot;,&quot;container-title&quot;:&quot;International Journal of Science Education&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volume&quot;:&quot;40&quot;,&quot;author&quot;:[{&quot;given&quot;:&quot;Hani&quot;,&quot;family&quot;:&quot;Swirski&quot;},{&quot;given&quot;:&quot;Ayelet&quot;,&quot;family&quot;:&quot;Baram-Tsabari&quot;},{&quot;given&quot;:&quot;Anat&quot;,&quot;family&quot;:&quot;Yarden&quot;}],&quot;title-short&quot;:&quot;Does interest have an expiration date?&quot;,&quot;issue&quot;:&quot;10&quot;,&quot;publisher&quot;:&quot;Routledge&quot;,&quot;page&quot;:&quot;1136-1153&quot;},&quot;prefix&quot;:&quot;&quot;,&quot;uris&quot;:[&quot;http://zotero.org/users/1913249/items/4F2ETBNB&quot;]},{&quot;id&quot;:10081,&quot;itemData&quot;:{&quot;type&quot;:&quot;article-journal&quot;,&quot;URL&quot;:&quot;https://diser.springeropen.com/articles/10.1186/s43031-021-00040-z&quot;,&quot;ISSN&quot;:&quot;2662-2300&quot;,&quot;title&quot;:&quot;Connecting student interests and questions with science learning goals through project-based storylines&quot;,&quot;source&quot;:&quot;DOI.org (Crossref)&quot;,&quot;DOI&quot;:&quot;10.1186/s43031-021-00040-z&quot;,&quot;container-title-short&quot;:&quot;Discip Interdscip Sci Educ Res&quot;,&quot;accessed&quot;:{&quot;date-parts&quot;:[[&quot;2025&quot;,2,11]]},&quot;issued&quot;:{&quot;date-parts&quot;:[[&quot;2022&quot;,12]]},&quot;id&quot;:&quot;penuel_connecting_2022&quot;,&quot;citation-key&quot;:&quot;penuel_connecting_2022&quot;,&quot;container-title&quot;:&quot;Disciplinary and Interdisciplinary Science Education Research&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volume&quot;:&quot;4&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issue&quot;:&quot;1&quot;,&quot;language&quot;:&quot;en&quot;,&quot;page&quot;:&quot;1&quot;},&quot;prefix&quot;:&quot;&quot;,&quot;uris&quot;:[&quot;http://zotero.org/users/1913249/items/D5LTWJ76&quot;]}]} RND0000000086"/>&lt;Do Zotero Refresh: [@swirski_does_2018-1; @penuel_connecting_2022]&gt;<text:reference-mark-end text:name="ZOTERO_ITEM CSL_CITATION {&quot;citationID&quot;:&quot;00000085&quot;,&quot;schema&quot;:&quot;https://github.com/citation-style-language/schema/raw/master/csl-citation.json&quot;,&quot;properties&quot;:{&quot;noteIndex&quot;:0,&quot;formattedCitation&quot;:&quot;[@swirski_does_2018-1; @penuel_connecting_2022]&quot;},&quot;citationItems&quot;:[{&quot;id&quot;:10078,&quot;itemData&quot;:{&quot;type&quot;:&quot;article-journal&quot;,&quot;URL&quot;:&quot;https://doi.org/10.1080/09500693.2018.1470348&quot;,&quot;ISSN&quot;:&quot;0950-0693&quot;,&quot;title&quot;:&quot;Does interest have an expiration date? An analysis of students’ questions as resources for context-based learning&quot;,&quot;source&quot;:&quot;Taylor and Francis+NEJM&quot;,&quot;DOI&quot;:&quot;10.1080/09500693.2018.1470348&quot;,&quot;accessed&quot;:{&quot;date-parts&quot;:[[&quot;2025&quot;,2,11]]},&quot;issued&quot;:{&quot;date-parts&quot;:[[&quot;2018&quot;,7,3]]},&quot;id&quot;:&quot;swirski_does_2018-1&quot;,&quot;citation-key&quot;:&quot;swirski_does_2018-1&quot;,&quot;container-title&quot;:&quot;International Journal of Science Education&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volume&quot;:&quot;40&quot;,&quot;author&quot;:[{&quot;given&quot;:&quot;Hani&quot;,&quot;family&quot;:&quot;Swirski&quot;},{&quot;given&quot;:&quot;Ayelet&quot;,&quot;family&quot;:&quot;Baram-Tsabari&quot;},{&quot;given&quot;:&quot;Anat&quot;,&quot;family&quot;:&quot;Yarden&quot;}],&quot;title-short&quot;:&quot;Does interest have an expiration date?&quot;,&quot;issue&quot;:&quot;10&quot;,&quot;publisher&quot;:&quot;Routledge&quot;,&quot;page&quot;:&quot;1136-1153&quot;},&quot;prefix&quot;:&quot;&quot;,&quot;uris&quot;:[&quot;http://zotero.org/users/1913249/items/4F2ETBNB&quot;]},{&quot;id&quot;:10081,&quot;itemData&quot;:{&quot;type&quot;:&quot;article-journal&quot;,&quot;URL&quot;:&quot;https://diser.springeropen.com/articles/10.1186/s43031-021-00040-z&quot;,&quot;ISSN&quot;:&quot;2662-2300&quot;,&quot;title&quot;:&quot;Connecting student interests and questions with science learning goals through project-based storylines&quot;,&quot;source&quot;:&quot;DOI.org (Crossref)&quot;,&quot;DOI&quot;:&quot;10.1186/s43031-021-00040-z&quot;,&quot;container-title-short&quot;:&quot;Discip Interdscip Sci Educ Res&quot;,&quot;accessed&quot;:{&quot;date-parts&quot;:[[&quot;2025&quot;,2,11]]},&quot;issued&quot;:{&quot;date-parts&quot;:[[&quot;2022&quot;,12]]},&quot;id&quot;:&quot;penuel_connecting_2022&quot;,&quot;citation-key&quot;:&quot;penuel_connecting_2022&quot;,&quot;container-title&quot;:&quot;Disciplinary and Interdisciplinary Science Education Research&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volume&quot;:&quot;4&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issue&quot;:&quot;1&quot;,&quot;language&quot;:&quot;en&quot;,&quot;page&quot;:&quot;1&quot;},&quot;prefix&quot;:&quot;&quot;,&quot;uris&quot;:[&quot;http://zotero.org/users/1913249/items/D5LTWJ76&quot;]}]} RND0000000086"/>, sustain activity and overcome problems in order to share the personalised object created <text:reference-mark-start text:name="ZOTERO_ITEM CSL_CITATION {&quot;citationID&quot;:&quot;00000087&quot;,&quot;schema&quot;:&quot;https://github.com/citation-style-language/schema/raw/master/csl-citation.json&quot;,&quot;properties&quot;:{&quot;noteIndex&quot;:0,&quot;formattedCitation&quot;:&quot;[@barron_conceptualizing_2010; @barron_interest_2006-1]&quot;},&quot;citationItems&quot;:[{&quot;id&quot;:9991,&quot;itemData&quot;:{&quot;issue&quot;:&quot;13&quot;,&quot;URL&quot;:&quot;https://journals.sagepub.com/doi/10.1177/016146811011201308&quot;,&quot;ISSN&quot;:&quot;0161-4681, 1467-9620&quot;,&quot;title&quot;:&quot;Conceptualizing and Tracing Learning Pathways over Time and Setting&quot;,&quot;source&quot;:&quot;DOI.org (Crossref)&quot;,&quot;DOI&quot;:&quot;10.1177/016146811011201308&quot;,&quot;container-title-short&quot;:&quot;Teachers College Record: The Voice of Scholarship in Education&quot;,&quot;accessed&quot;:{&quot;date-parts&quot;:[[&quot;2025&quot;,1,6]]},&quot;issued&quot;:{&quot;date-parts&quot;:[[&quot;2010&quot;,12]]},&quot;license&quot;:&quot;https://journals.sagepub.com/page/policies/text-and-data-mining-license&quot;,&quot;id&quot;:&quot;barron_conceptualizing_2010&quot;,&quot;citation-key&quot;:&quot;barron_conceptualizing_2010&quot;,&quot;container-title&quot;:&quot;Teachers College Record: The Voice of Scholarship in Educati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author&quot;:[{&quot;given&quot;:&quot;Brigid&quot;,&quot;family&quot;:&quot;Barron&quot;}],&quot;type&quot;:&quot;article-journal&quot;,&quot;language&quot;:&quot;en&quot;,&quot;page&quot;:&quot;113-127&quot;},&quot;prefix&quot;:&quot;&quot;,&quot;uris&quot;:[&quot;http://zotero.org/users/1913249/items/U9C3NVKC&quot;]},{&quot;id&quot;:9993,&quot;itemData&quot;:{&quot;issue&quot;:&quot;4&quot;,&quot;URL&quot;:&quot;https://karger.com/HDE/article/doi/10.1159/000094368&quot;,&quot;ISSN&quot;:&quot;0018-716X, 1423-0054&quot;,&quot;title&quot;:&quot;Interest and Self-Sustained Learning as Catalysts of Development: A Learning Ecology Perspective&quot;,&quot;source&quot;:&quot;DOI.org (Crossref)&quot;,&quot;DOI&quot;:&quot;10.1159/000094368&quot;,&quot;container-title-short&quot;:&quot;Human Development&quot;,&quot;accessed&quot;:{&quot;date-parts&quot;:[[&quot;2025&quot;,1,6]]},&quot;issued&quot;:{&quot;date-parts&quot;:[[&quot;2006&quot;]]},&quot;license&quot;:&quot;https://www.karger.com/Services/SiteLicenses&quot;,&quot;id&quot;:&quot;barron_interest_2006-1&quot;,&quot;citation-key&quot;:&quot;barron_interest_2006-1&quot;,&quot;container-title&quot;:&quot;Human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author&quot;:[{&quot;given&quot;:&quot;Brigid&quot;,&quot;family&quot;:&quot;Barron&quot;}],&quot;title-short&quot;:&quot;Interest and Self-Sustained Learning as Catalysts of Development&quot;,&quot;type&quot;:&quot;article-journal&quot;,&quot;language&quot;:&quot;en&quot;,&quot;page&quot;:&quot;193-224&quot;},&quot;prefix&quot;:&quot;&quot;,&quot;uris&quot;:[&quot;http://zotero.org/users/1913249/items/S35EACT5&quot;]}]} RND0000000088"/>&lt;Do Zotero Refresh: [@barron_conceptualizing_2010; @barron_interest_2006-1]&gt;<text:reference-mark-end text:name="ZOTERO_ITEM CSL_CITATION {&quot;citationID&quot;:&quot;00000087&quot;,&quot;schema&quot;:&quot;https://github.com/citation-style-language/schema/raw/master/csl-citation.json&quot;,&quot;properties&quot;:{&quot;noteIndex&quot;:0,&quot;formattedCitation&quot;:&quot;[@barron_conceptualizing_2010; @barron_interest_2006-1]&quot;},&quot;citationItems&quot;:[{&quot;id&quot;:9991,&quot;itemData&quot;:{&quot;issue&quot;:&quot;13&quot;,&quot;URL&quot;:&quot;https://journals.sagepub.com/doi/10.1177/016146811011201308&quot;,&quot;ISSN&quot;:&quot;0161-4681, 1467-9620&quot;,&quot;title&quot;:&quot;Conceptualizing and Tracing Learning Pathways over Time and Setting&quot;,&quot;source&quot;:&quot;DOI.org (Crossref)&quot;,&quot;DOI&quot;:&quot;10.1177/016146811011201308&quot;,&quot;container-title-short&quot;:&quot;Teachers College Record: The Voice of Scholarship in Education&quot;,&quot;accessed&quot;:{&quot;date-parts&quot;:[[&quot;2025&quot;,1,6]]},&quot;issued&quot;:{&quot;date-parts&quot;:[[&quot;2010&quot;,12]]},&quot;license&quot;:&quot;https://journals.sagepub.com/page/policies/text-and-data-mining-license&quot;,&quot;id&quot;:&quot;barron_conceptualizing_2010&quot;,&quot;citation-key&quot;:&quot;barron_conceptualizing_2010&quot;,&quot;container-title&quot;:&quot;Teachers College Record: The Voice of Scholarship in Education&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author&quot;:[{&quot;given&quot;:&quot;Brigid&quot;,&quot;family&quot;:&quot;Barron&quot;}],&quot;type&quot;:&quot;article-journal&quot;,&quot;language&quot;:&quot;en&quot;,&quot;page&quot;:&quot;113-127&quot;},&quot;prefix&quot;:&quot;&quot;,&quot;uris&quot;:[&quot;http://zotero.org/users/1913249/items/U9C3NVKC&quot;]},{&quot;id&quot;:9993,&quot;itemData&quot;:{&quot;issue&quot;:&quot;4&quot;,&quot;URL&quot;:&quot;https://karger.com/HDE/article/doi/10.1159/000094368&quot;,&quot;ISSN&quot;:&quot;0018-716X, 1423-0054&quot;,&quot;title&quot;:&quot;Interest and Self-Sustained Learning as Catalysts of Development: A Learning Ecology Perspective&quot;,&quot;source&quot;:&quot;DOI.org (Crossref)&quot;,&quot;DOI&quot;:&quot;10.1159/000094368&quot;,&quot;container-title-short&quot;:&quot;Human Development&quot;,&quot;accessed&quot;:{&quot;date-parts&quot;:[[&quot;2025&quot;,1,6]]},&quot;issued&quot;:{&quot;date-parts&quot;:[[&quot;2006&quot;]]},&quot;license&quot;:&quot;https://www.karger.com/Services/SiteLicenses&quot;,&quot;id&quot;:&quot;barron_interest_2006-1&quot;,&quot;citation-key&quot;:&quot;barron_interest_2006-1&quot;,&quot;container-title&quot;:&quot;Human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author&quot;:[{&quot;given&quot;:&quot;Brigid&quot;,&quot;family&quot;:&quot;Barron&quot;}],&quot;title-short&quot;:&quot;Interest and Self-Sustained Learning as Catalysts of Development&quot;,&quot;type&quot;:&quot;article-journal&quot;,&quot;language&quot;:&quot;en&quot;,&quot;page&quot;:&quot;193-224&quot;},&quot;prefix&quot;:&quot;&quot;,&quot;uris&quot;:[&quot;http://zotero.org/users/1913249/items/S35EACT5&quot;]}]} RND0000000088"/>.</text:p></text:note-body></text:note>.</text:p>
      <text:p text:style-name="Text_20_body">The contribution of these findings is to locate and address a gap concerning the potential leverage the utility GDPs, and a learning design oriented around that conceptual germ cell, as a mediational strategy to facilitate the incorporation and development of home repertoires into the digital making process <text:note text:id="ftn39" text:note-class="footnote"><text:note-citation>40</text:note-citation><text:note-body><text:p text:style-name="Footnote">While existing work on computational design patterns by Repenning et al. <text:reference-mark-start text:name="ZOTERO_ITEM CSL_CITATION {&quot;citationID&quot;:&quot;00000089&quot;,&quot;schema&quot;:&quot;https://github.com/citation-style-language/schema/raw/master/csl-citation.json&quot;,&quot;properties&quot;:{&quot;noteIndex&quot;:0,&quot;formattedCitation&quot;:&quot;[-@repenning_scalable_2015]&quot;},&quot;citationItems&quot;:[{&quot;itemData&quot;:{&quot;type&quot;:&quot;article-journal&quot;,&quot;URL&quot;:&quot;http://doi.acm.org/10.1145/2700517&quot;,&quot;ISSN&quot;:&quot;1946-6226&quot;,&quot;title&quot;:&quot;Scalable game design: a strategy to bring systemic computer science education to schools through game design and simulation creation&quot;,&quot;source&quot;:&quot;ACM Digital Library&quot;,&quot;DOI&quot;:&quot;10.1145/2700517&quot;,&quot;accessed&quot;:{&quot;date-parts&quot;:[[&quot;2018&quot;,7,18]]},&quot;issued&quot;:{&quot;date-parts&quot;:[[&quot;2015&quot;,4]]},&quot;id&quot;:&quot;repenning_scalable_2015&quot;,&quot;citation-key&quot;:&quot;repenning_scalable_2015&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quot;:&quot;2&quot;,&quot;custom&quot;:{&quot;uri&quot;:&quot;http://zotero.org/users/1913249/items/Q248ZHQD&quot;,&quot;itemID&quot;:2595},&quot;page&quot;:&quot;11:1–11:31&quot;},&quot;suppress-author&quot;:true,&quot;uris&quot;:[&quot;http://zotero.org/users/1913249/items/Q248ZHQD&quot;],&quot;id&quot;:2595,&quot;prefix&quot;:&quot;&quot;}]} RND0000000090"/>&lt;Do Zotero Refresh: [-@repenning_scalable_2015]&gt;<text:reference-mark-end text:name="ZOTERO_ITEM CSL_CITATION {&quot;citationID&quot;:&quot;00000089&quot;,&quot;schema&quot;:&quot;https://github.com/citation-style-language/schema/raw/master/csl-citation.json&quot;,&quot;properties&quot;:{&quot;noteIndex&quot;:0,&quot;formattedCitation&quot;:&quot;[-@repenning_scalable_2015]&quot;},&quot;citationItems&quot;:[{&quot;itemData&quot;:{&quot;type&quot;:&quot;article-journal&quot;,&quot;URL&quot;:&quot;http://doi.acm.org/10.1145/2700517&quot;,&quot;ISSN&quot;:&quot;1946-6226&quot;,&quot;title&quot;:&quot;Scalable game design: a strategy to bring systemic computer science education to schools through game design and simulation creation&quot;,&quot;source&quot;:&quot;ACM Digital Library&quot;,&quot;DOI&quot;:&quot;10.1145/2700517&quot;,&quot;accessed&quot;:{&quot;date-parts&quot;:[[&quot;2018&quot;,7,18]]},&quot;issued&quot;:{&quot;date-parts&quot;:[[&quot;2015&quot;,4]]},&quot;id&quot;:&quot;repenning_scalable_2015&quot;,&quot;citation-key&quot;:&quot;repenning_scalable_2015&quot;,&quot;container-title&quot;:&quot;Trans. Comput. Educ.&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short&quot;:&quot;Scalable game design&quot;,&quot;issue&quot;:&quot;2&quot;,&quot;custom&quot;:{&quot;uri&quot;:&quot;http://zotero.org/users/1913249/items/Q248ZHQD&quot;,&quot;itemID&quot;:2595},&quot;page&quot;:&quot;11:1–11:31&quot;},&quot;suppress-author&quot;:true,&quot;uris&quot;:[&quot;http://zotero.org/users/1913249/items/Q248ZHQD&quot;],&quot;id&quot;:2595,&quot;prefix&quot;:&quot;&quot;}]} RND0000000090"/>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Discussion<text:bookmark-end text:name="discussion"/></text:h>
      <text:p text:style-name="First_20_paragraph">This discussion draws together the different mediational uses of gameplay design patterns observed across the chapter, positioning GDPs as germ cells that supported both the development of design fluency and, in some cases, the emergence of agency. By tracing their use across individual, interpersonal, and cultural planes of activity, the analysis highlighted the varied ways GDPs structured participation, scaffolded interaction, and enabled learners to engage with the design process. The discussion now considers how these patterns of use contributed to learners’ capacity to act with increasing flexibility and purpose. It explores the role of GDPs in building fluency through repeated use, how such fluency became a platform for instrumental agency, and how this in turn fed into shifts in the object of activity — a trajectory developed further in Chapter 7.</text:p>
      <text:p text:style-name="Text_20_body">In doing so, the analysis draws on concepts from both CHAT and broader literature on computational fluency. While the third-generation activity theory (3GAT) framework proved useful in identifying and organising key contradictions and tensions within the activity system, it was at times limited in accounting for the diverse mediational roles GDPs played across activity systems [DEVELOP THIS MORE]. GDPs acted not only as tools but as shared references, and sources of motivation. Their role in sustaining engagement, supporting ideation, and structuring participation suggests they operated beyond the confines of any single activity system, instead shaping an emergent idioculture grounded in local, evolving repertoires of practice. The role of GDPs in this emerging idioculture is considered more explicitly below, particularly in relation to how cultural norms such as peer collaboration, humour, appropriate challenge, and home-informed interests were mutually constituted through game-making practices. These elements were not always provided within the learning design but evolved dynamically, co-produced by participants.</text:p>
      <text:h text:style-name="Heading_20_3" text:outline-level="3"><text:bookmark-start text:name="gameplay-design-patterns-as-mediating-cultural-resources"/>Gameplay design patterns as mediating cultural resources<text:bookmark-end text:name="gameplay-design-patterns-as-mediating-cultural-resources"/></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A summary of the diverse uses of GDPs is included within Table 6.x</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2">GDP usage in game making</text:span></text:p>
            </table:table-cell>
            <table:table-cell table:style-name="TableHeaderRowCell" office:value-type="string">
              <text:p text:style-name="Table_20_Heading"><text:span text:style-name="T2">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repertoires of practice and funds of knowledge</text:p>
          </table:table-cell>
        </table:table-row>
        <table:table-row>
          <table:table-cell table:style-name="TableRowCell" office:value-type="string">
    </table:table-cell>
          <table:table-cell table:style-name="TableRowCell" office:value-type="string">
            <text:p text:style-name="Table_20_Contents">GDPs are propagated through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ADD Short examples</text:p>
      <text:p text:style-name="Text_20_body">Table 6.x: Summary of varied GDP use within the activity of this research</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The objects of activity represented at the community game making process and the narrower scopes are complex in nature and shared between intersecting activity systems. Complexity is present particularly in the varied role of GDPs, in varied instantiations as a germ cell concept. At times functioning with mediational strategies and at other times as motivational components of the object at hand. Additional complexity is present in of the interplay of mediational strategies of tool use with the community level of activity and activity wider systems. An example of this is the importation of GDP concepts from professional and home practices, transformation within individual or pair driven activity, and subsequent propagation into wider community practices described in this chapter.</text:p>
      <text:p text:style-name="Text_20_body">Given this complexity, in part added by incorporating greater movement between activity systems, I found attempts to represent a holistic, conceptual representation of the uses of GDPs within the technique of triangular visual representations to be problematic. This is a known challenge. As Engeström and Saninno <text:reference-mark-start text:name="ZOTERO_ITEM CSL_CITATION {&quot;citationID&quot;:&quot;00000091&quot;,&quot;schema&quot;:&quot;https://github.com/citation-style-language/schema/raw/master/csl-citation.json&quot;,&quot;properties&quot;:{&quot;noteIndex&quot;:0,&quot;formattedCitation&quot;:&quot;[-@engestrom_mediated_2021]&quot;},&quot;citationItems&quot;:[{&quot;itemData&quot;:{&quot;type&quot;:&quot;article-journal&quot;,&quot;URL&quot;:&quot;https://doi.org/10.1080/10749039.2020.1806328&quot;,&quot;ISSN&quot;:&quot;1074-9039&quot;,&quot;title&quot;:&quot;From mediated actions to heterogenous coalitions: four generations of activity-theoretical studies of work and learning&quot;,&quot;source&quot;:&quot;Taylor and Francis+NEJM&quot;,&quot;DOI&quot;:&quot;10.1080/10749039.2020.1806328&quot;,&quot;accessed&quot;:{&quot;date-parts&quot;:[[&quot;2024&quot;,9,18]]},&quot;issued&quot;:{&quot;date-parts&quot;:[[&quot;2021&quot;,1,2]]},&quot;id&quot;:&quot;engestrom_mediated_2021&quot;,&quot;citation-key&quot;:&quot;engestrom_mediated_2021&quot;,&quot;container-title&quot;:&quot;Mind, Culture, and Activity&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volume&quot;:&quot;28&quot;,&quot;author&quot;:[{&quot;given&quot;:&quot;Yrjö&quot;,&quot;family&quot;:&quot;Engeström&quot;},{&quot;given&quot;:&quot;Annalisa&quot;,&quot;family&quot;:&quot;Sannino&quot;}],&quot;title-short&quot;:&quot;From mediated actions to heterogenous coalitions&quot;,&quot;issue&quot;:&quot;1&quot;,&quot;publisher&quot;:&quot;Routledge&quot;,&quot;page&quot;:&quot;4-23&quot;},&quot;suppress-author&quot;:true,&quot;uris&quot;:[&quot;http://zotero.org/users/1913249/items/LQ5EG953&quot;],&quot;id&quot;:9907,&quot;prefix&quot;:&quot;&quot;}]} RND0000000092"/>&lt;Do Zotero Refresh: [-@engestrom_mediated_2021]&gt;<text:reference-mark-end text:name="ZOTERO_ITEM CSL_CITATION {&quot;citationID&quot;:&quot;00000091&quot;,&quot;schema&quot;:&quot;https://github.com/citation-style-language/schema/raw/master/csl-citation.json&quot;,&quot;properties&quot;:{&quot;noteIndex&quot;:0,&quot;formattedCitation&quot;:&quot;[-@engestrom_mediated_2021]&quot;},&quot;citationItems&quot;:[{&quot;itemData&quot;:{&quot;type&quot;:&quot;article-journal&quot;,&quot;URL&quot;:&quot;https://doi.org/10.1080/10749039.2020.1806328&quot;,&quot;ISSN&quot;:&quot;1074-9039&quot;,&quot;title&quot;:&quot;From mediated actions to heterogenous coalitions: four generations of activity-theoretical studies of work and learning&quot;,&quot;source&quot;:&quot;Taylor and Francis+NEJM&quot;,&quot;DOI&quot;:&quot;10.1080/10749039.2020.1806328&quot;,&quot;accessed&quot;:{&quot;date-parts&quot;:[[&quot;2024&quot;,9,18]]},&quot;issued&quot;:{&quot;date-parts&quot;:[[&quot;2021&quot;,1,2]]},&quot;id&quot;:&quot;engestrom_mediated_2021&quot;,&quot;citation-key&quot;:&quot;engestrom_mediated_2021&quot;,&quot;container-title&quot;:&quot;Mind, Culture, and Activity&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volume&quot;:&quot;28&quot;,&quot;author&quot;:[{&quot;given&quot;:&quot;Yrjö&quot;,&quot;family&quot;:&quot;Engeström&quot;},{&quot;given&quot;:&quot;Annalisa&quot;,&quot;family&quot;:&quot;Sannino&quot;}],&quot;title-short&quot;:&quot;From mediated actions to heterogenous coalitions&quot;,&quot;issue&quot;:&quot;1&quot;,&quot;publisher&quot;:&quot;Routledge&quot;,&quot;page&quot;:&quot;4-23&quot;},&quot;suppress-author&quot;:true,&quot;uris&quot;:[&quot;http://zotero.org/users/1913249/items/LQ5EG953&quot;],&quot;id&quot;:9907,&quot;prefix&quot;:&quot;&quot;}]} RND0000000092"/> note in discussing challenges of representing a forth generations of AT, you can not just keep “adding triangles” to reflect such transformations and movement between systems [^triangle]: referring to triangular diagrams that characterise 3GAT see chapters 3 and 4. Instead, it seems more profitable to take a more focused approach. As such, Chapter 7 develops the findings of this chapter explores novel ways to represent the and an overall conception of agency development in this design.</text:p>
      <text:h text:style-name="Heading_20_3" text:outline-level="3"><text:bookmark-start text:name="developing-flexible-fluency"/>Developing flexible fluency<text:bookmark-end text:name="developing-flexible-fluency"/></text:h>
      <text:p text:style-name="First_20_paragraph">Developing the theme of the complexity of object of activity, this section discusses the motivational component driving the broad activity of the game making programme. Chapter 2 explored research on the diversity of motivations for undertaking CGD&amp;P, including: developing programming skills, computational thinking, other subject knowledge, systems thinking, and 21st Century skills. Within constructionist research in particular strands exists of different forms of technical fluency <text:reference-mark-start text:name="ZOTERO_ITEM CSL_CITATION {&quot;citationID&quot;:&quot;00000093&quot;,&quot;schema&quot;:&quot;https://github.com/citation-style-language/schema/raw/master/csl-citation.json&quot;,&quot;properties&quot;:{&quot;noteIndex&quot;:0,&quot;formattedCitation&quot;:&quot;[@papert_technological_1995]&quot;},&quot;citationItems&quot;:[{&quot;id&quot;:3704,&quot;itemData&quot;:{&quot;issued&quot;:{&quot;date-parts&quot;:[[&quot;1995&quot;]]},&quot;URL&quot;:&quot;https://grantome.com/grant/NSF/DRL-9553474&quot;,&quot;id&quot;:&quot;papert_technological_1995&quot;,&quot;citation-key&quot;:&quot;papert_technological_1995&quot;,&quot;title&quot;:&quot;Technological Fluency And The Representation Of Knowledge. Proposal to the National Science Foundation&quot;,&quot;publisher&quot;:&quot;MIT Media Laboratory. Cambridge, MA.&quot;,&quot;author&quot;:[{&quot;given&quot;:&quot;Seymour&quot;,&quot;family&quot;:&quot;Papert&quot;},{&quot;given&quot;:&quot;Mitchel&quot;,&quot;family&quot;:&quot;Resnick&quot;}],&quot;type&quot;:&quot;document&quot;,&quot;source&quot;:&quot;grantome.com&quot;,&quot;abstract&quot;:&quot;9553474 Papert This project proposes to study and foster the development of technological fluency in K-12 students. In our view, technical fluency involves not only knowing how to use technical tools,...&quot;,&quot;language&quot;:&quot;en&quot;,&quot;accessed&quot;:{&quot;date-parts&quot;:[[&quot;2023&quot;,3,4]]}},&quot;prefix&quot;:&quot;&quot;,&quot;uris&quot;:[&quot;http://zotero.org/users/1913249/items/Z5SU9AZW&quot;]}]} RND0000000094"/>&lt;Do Zotero Refresh: [@papert_technological_1995]&gt;<text:reference-mark-end text:name="ZOTERO_ITEM CSL_CITATION {&quot;citationID&quot;:&quot;00000093&quot;,&quot;schema&quot;:&quot;https://github.com/citation-style-language/schema/raw/master/csl-citation.json&quot;,&quot;properties&quot;:{&quot;noteIndex&quot;:0,&quot;formattedCitation&quot;:&quot;[@papert_technological_1995]&quot;},&quot;citationItems&quot;:[{&quot;id&quot;:3704,&quot;itemData&quot;:{&quot;issued&quot;:{&quot;date-parts&quot;:[[&quot;1995&quot;]]},&quot;URL&quot;:&quot;https://grantome.com/grant/NSF/DRL-9553474&quot;,&quot;id&quot;:&quot;papert_technological_1995&quot;,&quot;citation-key&quot;:&quot;papert_technological_1995&quot;,&quot;title&quot;:&quot;Technological Fluency And The Representation Of Knowledge. Proposal to the National Science Foundation&quot;,&quot;publisher&quot;:&quot;MIT Media Laboratory. Cambridge, MA.&quot;,&quot;author&quot;:[{&quot;given&quot;:&quot;Seymour&quot;,&quot;family&quot;:&quot;Papert&quot;},{&quot;given&quot;:&quot;Mitchel&quot;,&quot;family&quot;:&quot;Resnick&quot;}],&quot;type&quot;:&quot;document&quot;,&quot;source&quot;:&quot;grantome.com&quot;,&quot;abstract&quot;:&quot;9553474 Papert This project proposes to study and foster the development of technological fluency in K-12 students. In our view, technical fluency involves not only knowing how to use technical tools,...&quot;,&quot;language&quot;:&quot;en&quot;,&quot;accessed&quot;:{&quot;date-parts&quot;:[[&quot;2023&quot;,3,4]]}},&quot;prefix&quot;:&quot;&quot;,&quot;uris&quot;:[&quot;http://zotero.org/users/1913249/items/Z5SU9AZW&quot;]}]} RND0000000094"/> [^fluency]: See Chapter two: strands include computational, digital, and gaming fluency. These strands of fluency have common features of domain proficiency, self-expression and identity formation and an experience of flow. Constructionist researchers have also promoted processes of design thinking, in particular the work of Resnick on design spiral to engender such fluency <text:reference-mark-start text:name="ZOTERO_ITEM CSL_CITATION {&quot;citationID&quot;:&quot;00000095&quot;,&quot;schema&quot;:&quot;https://github.com/citation-style-language/schema/raw/master/csl-citation.json&quot;,&quot;properties&quot;:{&quot;noteIndex&quot;:0,&quot;formattedCitation&quot;:&quot;[@resnick_all_2007]&quot;},&quot;citationItems&quot;:[{&quot;id&quot;:1624,&quot;itemData&quot;:{&quot;issued&quot;:{&quot;date-parts&quot;:[[&quot;2007&quot;]]},&quot;URL&quot;:&quot;http://dl.acm.org/citation.cfm?id=1254961&quot;,&quot;id&quot;:&quot;resnick_all_2007&quot;,&quot;citation-key&quot;:&quot;resnick_all_2007&quot;,&quot;title&quot;:&quot;All I really need to know (about creative thinking) I learned (by studying how children learn) in kindergarten&quot;,&quot;container-title&quot;:&quot;Proceedings of the 6th ACM SIGCHI conference on Creativity &amp; cognition&quot;,&quot;publisher&quot;:&quot;ACM&quot;,&quot;author&quot;:[{&quot;given&quot;:&quot;Mitchel&quot;,&quot;family&quot;:&quot;Resnick&quot;}],&quot;type&quot;:&quot;paper-conference&quot;,&quot;source&quot;:&quot;Google Scholar&quot;,&quot;page&quot;:&quot;1–6&quot;,&quot;accessed&quot;:{&quot;date-parts&quot;:[[&quot;2017&quot;,3,14]]}},&quot;prefix&quot;:&quot;&quot;,&quot;uris&quot;:[&quot;http://zotero.org/users/1913249/items/7KQUK5RV&quot;]}]} RND0000000096"/>&lt;Do Zotero Refresh: [@resnick_all_2007]&gt;<text:reference-mark-end text:name="ZOTERO_ITEM CSL_CITATION {&quot;citationID&quot;:&quot;00000095&quot;,&quot;schema&quot;:&quot;https://github.com/citation-style-language/schema/raw/master/csl-citation.json&quot;,&quot;properties&quot;:{&quot;noteIndex&quot;:0,&quot;formattedCitation&quot;:&quot;[@resnick_all_2007]&quot;},&quot;citationItems&quot;:[{&quot;id&quot;:1624,&quot;itemData&quot;:{&quot;issued&quot;:{&quot;date-parts&quot;:[[&quot;2007&quot;]]},&quot;URL&quot;:&quot;http://dl.acm.org/citation.cfm?id=1254961&quot;,&quot;id&quot;:&quot;resnick_all_2007&quot;,&quot;citation-key&quot;:&quot;resnick_all_2007&quot;,&quot;title&quot;:&quot;All I really need to know (about creative thinking) I learned (by studying how children learn) in kindergarten&quot;,&quot;container-title&quot;:&quot;Proceedings of the 6th ACM SIGCHI conference on Creativity &amp; cognition&quot;,&quot;publisher&quot;:&quot;ACM&quot;,&quot;author&quot;:[{&quot;given&quot;:&quot;Mitchel&quot;,&quot;family&quot;:&quot;Resnick&quot;}],&quot;type&quot;:&quot;paper-conference&quot;,&quot;source&quot;:&quot;Google Scholar&quot;,&quot;page&quot;:&quot;1–6&quot;,&quot;accessed&quot;:{&quot;date-parts&quot;:[[&quot;2017&quot;,3,14]]}},&quot;prefix&quot;:&quot;&quot;,&quot;uris&quot;:[&quot;http://zotero.org/users/1913249/items/7KQUK5RV&quot;]}]} RND0000000096"/>. The following discussion contributes to this line of thinking within CGD&amp;P research, in part through the use of CHAT concepts.</text:p>
      <text:p text:style-name="Text_20_body">Returning first to my own findings, one of the motivational factors guiding the evolution of the learning design of this study was to keep participants able to effectively share their social identity within game making and thus remaining in a state of engagement and flow <text:reference-mark-start text:name="ZOTERO_ITEM CSL_CITATION {&quot;citationID&quot;:&quot;00000097&quot;,&quot;schema&quot;:&quot;https://github.com/citation-style-language/schema/raw/master/csl-citation.json&quot;,&quot;properties&quot;:{&quot;noteIndex&quot;:0,&quot;formattedCitation&quot;:&quot;[@mao_optimal_2016]&quot;},&quot;citationItems&quot;:[{&quot;id&quot;:10210,&quot;itemData&quot;:{&quot;type&quot;:&quot;article-journal&quot;,&quot;URL&quot;:&quot;https://www.frontiersin.org/journals/psychology/articles/10.3389/fpsyg.2016.00067/full&quot;,&quot;ISSN&quot;:&quot;1664-1078&quot;,&quot;title&quot;:&quot;Optimal Experience and Optimal Identity: A Multinational Study of the Associations Between Flow and Social Identity&quot;,&quot;publisher&quot;:&quot;Frontiers&quot;,&quot;DOI&quot;:&quot;10.3389/fpsyg.2016.00067&quot;,&quot;container-title-short&quot;:&quot;Front. Psychol.&quot;,&quot;accessed&quot;:{&quot;date-parts&quot;:[[&quot;2025&quot;,3,29]]},&quot;issued&quot;:{&quot;date-parts&quot;:[[&quot;2016&quot;,2,19]]},&quot;id&quot;:&quot;mao_optimal_2016&quot;,&quot;citation-key&quot;:&quot;mao_optimal_2016&quot;,&quot;container-title&quot;:&quot;Frontiers in Psycholog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title-short&quot;:&quot;Optimal Experience and Optimal Identity&quot;,&quot;source&quot;:&quot;Frontiers&quot;,&quot;language&quot;:&quot;English&quot;},&quot;prefix&quot;:&quot;&quot;,&quot;uris&quot;:[&quot;http://zotero.org/users/1913249/items/QZEFXKSQ&quot;]}]} RND0000000098"/>&lt;Do Zotero Refresh: [@mao_optimal_2016]&gt;<text:reference-mark-end text:name="ZOTERO_ITEM CSL_CITATION {&quot;citationID&quot;:&quot;00000097&quot;,&quot;schema&quot;:&quot;https://github.com/citation-style-language/schema/raw/master/csl-citation.json&quot;,&quot;properties&quot;:{&quot;noteIndex&quot;:0,&quot;formattedCitation&quot;:&quot;[@mao_optimal_2016]&quot;},&quot;citationItems&quot;:[{&quot;id&quot;:10210,&quot;itemData&quot;:{&quot;type&quot;:&quot;article-journal&quot;,&quot;URL&quot;:&quot;https://www.frontiersin.org/journals/psychology/articles/10.3389/fpsyg.2016.00067/full&quot;,&quot;ISSN&quot;:&quot;1664-1078&quot;,&quot;title&quot;:&quot;Optimal Experience and Optimal Identity: A Multinational Study of the Associations Between Flow and Social Identity&quot;,&quot;publisher&quot;:&quot;Frontiers&quot;,&quot;DOI&quot;:&quot;10.3389/fpsyg.2016.00067&quot;,&quot;container-title-short&quot;:&quot;Front. Psychol.&quot;,&quot;accessed&quot;:{&quot;date-parts&quot;:[[&quot;2025&quot;,3,29]]},&quot;issued&quot;:{&quot;date-parts&quot;:[[&quot;2016&quot;,2,19]]},&quot;id&quot;:&quot;mao_optimal_2016&quot;,&quot;citation-key&quot;:&quot;mao_optimal_2016&quot;,&quot;container-title&quot;:&quot;Frontiers in Psycholog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title-short&quot;:&quot;Optimal Experience and Optimal Identity&quot;,&quot;source&quot;:&quot;Frontiers&quot;,&quot;language&quot;:&quot;English&quot;},&quot;prefix&quot;:&quot;&quot;,&quot;uris&quot;:[&quot;http://zotero.org/users/1913249/items/QZEFXKSQ&quot;]}]} RND0000000098"/> <text:note text:id="ftn40" text:note-class="footnote"><text:note-citation>41</text:note-citation><text:note-body><text:p text:style-name="Footnote">Tehillah describes her final level which has only rewards and no hazards as a “<text:span text:style-name="T1">secret, special</text:span>” experience. Indicating that she is playing against the norms of platform game design in a way designed to provoke player surprise.</text:p></text:note-body></text:note>. The facilitation process involved supporting participants to build technical proficiency with the relevant technology to then allow them to share interests and identity within a community of peers. This chapter has in part identified manifestations of such fluency and identify expression via in the mediational uses of GDPs. Younger participants in particular developed impressively fluid practice demonstrating extremely rapids shifts between code editing, game testing, authoring assets in online tools and migrating files often while talking with peers. Following, CHAT I interpret this increased proficiency as transformation of actions into more fluent operations <text:reference-mark-start text:name="ZOTERO_ITEM CSL_CITATION {&quot;citationID&quot;:&quot;00000099&quot;,&quot;schema&quot;:&quot;https://github.com/citation-style-language/schema/raw/master/csl-citation.json&quot;,&quot;properties&quot;:{&quot;noteIndex&quot;:0,&quot;formattedCitation&quot;:&quot;[@leontiev_activity_2009]&quot;},&quot;citationItems&quot;:[{&quot;id&quot;:3094,&quot;itemData&quot;:{&quot;issue&quot;:&quot;4&quot;,&quot;URL&quot;:&quot;http://periodicos.ufc.br/dialectus/article/view/5173&quot;,&quot;type&quot;:&quot;article-journal&quot;,&quot;source&quot;:&quot;DOI.org (Crossref)&quot;,&quot;id&quot;:&quot;leontiev_activity_2009&quot;,&quot;citation-key&quot;:&quot;leontiev_activity_2009&quot;,&quot;title&quot;:&quot;Activity and Consciousness&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uthor&quot;:[{&quot;given&quot;:&quot;Aleksei Nikolaevich&quot;,&quot;family&quot;:&quot;Leontiev&quot;}],&quot;container-title-short&quot;:&quot;DRF&quot;,&quot;language&quot;:&quot;en&quot;,&quot;issued&quot;:{&quot;date-parts&quot;:[[&quot;2009&quot;]]},&quot;ISSN&quot;:&quot;2317-2010&quot;,&quot;accessed&quot;:{&quot;date-parts&quot;:[[&quot;2019&quot;,5,10]]}},&quot;prefix&quot;:&quot;&quot;,&quot;uris&quot;:[&quot;http://zotero.org/users/1913249/items/K8HTZCVC&quot;]}]} RND0000000100"/>&lt;Do Zotero Refresh: [@leontiev_activity_2009]&gt;<text:reference-mark-end text:name="ZOTERO_ITEM CSL_CITATION {&quot;citationID&quot;:&quot;00000099&quot;,&quot;schema&quot;:&quot;https://github.com/citation-style-language/schema/raw/master/csl-citation.json&quot;,&quot;properties&quot;:{&quot;noteIndex&quot;:0,&quot;formattedCitation&quot;:&quot;[@leontiev_activity_2009]&quot;},&quot;citationItems&quot;:[{&quot;id&quot;:3094,&quot;itemData&quot;:{&quot;issue&quot;:&quot;4&quot;,&quot;URL&quot;:&quot;http://periodicos.ufc.br/dialectus/article/view/5173&quot;,&quot;type&quot;:&quot;article-journal&quot;,&quot;source&quot;:&quot;DOI.org (Crossref)&quot;,&quot;id&quot;:&quot;leontiev_activity_2009&quot;,&quot;citation-key&quot;:&quot;leontiev_activity_2009&quot;,&quot;title&quot;:&quot;Activity and Consciousness&quot;,&quot;container-title&quot;:&quot;Revista Dialectu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uthor&quot;:[{&quot;given&quot;:&quot;Aleksei Nikolaevich&quot;,&quot;family&quot;:&quot;Leontiev&quot;}],&quot;container-title-short&quot;:&quot;DRF&quot;,&quot;language&quot;:&quot;en&quot;,&quot;issued&quot;:{&quot;date-parts&quot;:[[&quot;2009&quot;]]},&quot;ISSN&quot;:&quot;2317-2010&quot;,&quot;accessed&quot;:{&quot;date-parts&quot;:[[&quot;2019&quot;,5,10]]}},&quot;prefix&quot;:&quot;&quot;,&quot;uris&quot;:[&quot;http://zotero.org/users/1913249/items/K8HTZCVC&quot;]}]} RND0000000100"/>.</text:p>
      <text:p text:style-name="Text_20_body">For many, this fluency incorporated improvisational characteristics. Clive (p) quickly incorporated a boost to player health after a level after being given feedback during playtesting. Tehliah’s bonus level idea appears to emerge spontaneously (Vignette 2). Pairs often adopted a similar spirit of improvisation. For example, parent Dan makes a suggestion (Vignette 6) - “Use paper to design?” - to which Toby replies “I’m just going with it.” In exploring sound making software (Vignette 3), Ed and Mark start a process of tinkering and messing about with the capability of the tools which spurs creativity. The joint improvisation created two different soundtracks. This sparks a new proposal to incorporate different soundtracks for different levels.</text:p>
      <text:p text:style-name="Text_20_body">The structuring of the learning design around the process of repeated implementation of GDPs appears to align with an iterative design thinking approach. However these observations of participant design behaviour did not align with design cycle frameworks advocated within constructionist reasearch <text:reference-mark-start text:name="ZOTERO_ITEM CSL_CITATION {&quot;citationID&quot;:&quot;00000101&quot;,&quot;schema&quot;:&quot;https://github.com/citation-style-language/schema/raw/master/csl-citation.json&quot;,&quot;properties&quot;:{&quot;noteIndex&quot;:0,&quot;formattedCitation&quot;:&quot;[@resnick_all_2007; @winarno_steps_2020-1; @dam_5_2024]&quot;},&quot;citationItems&quot;:[{&quot;id&quot;:1624,&quot;itemData&quot;:{&quot;issued&quot;:{&quot;date-parts&quot;:[[&quot;2007&quot;]]},&quot;URL&quot;:&quot;http://dl.acm.org/citation.cfm?id=1254961&quot;,&quot;id&quot;:&quot;resnick_all_2007&quot;,&quot;citation-key&quot;:&quot;resnick_all_2007&quot;,&quot;title&quot;:&quot;All I really need to know (about creative thinking) I learned (by studying how children learn) in kindergarten&quot;,&quot;container-title&quot;:&quot;Proceedings of the 6th ACM SIGCHI conference on Creativity &amp; cognition&quot;,&quot;publisher&quot;:&quot;ACM&quot;,&quot;author&quot;:[{&quot;given&quot;:&quot;Mitchel&quot;,&quot;family&quot;:&quot;Resnick&quot;}],&quot;type&quot;:&quot;paper-conference&quot;,&quot;source&quot;:&quot;Google Scholar&quot;,&quot;page&quot;:&quot;1–6&quot;,&quot;accessed&quot;:{&quot;date-parts&quot;:[[&quot;2017&quot;,3,14]]}},&quot;prefix&quot;:&quot;&quot;,&quot;uris&quot;:[&quot;http://zotero.org/users/1913249/items/7KQUK5RV&quot;]},{&quot;id&quot;:8765,&quot;itemData&quot;:{&quot;type&quot;:&quot;article-journal&quot;,&quot;URL&quot;:&quot;http://dergipark.org.tr/en/doi/10.17478/jegys.766201&quot;,&quot;ISSN&quot;:&quot;2149-360X&quot;,&quot;title&quot;:&quot;The steps of the Engineering Design Process (EDP) in science education: A systematic literature review&quot;,&quot;source&quot;:&quot;DOI.org (Crossref)&quot;,&quot;DOI&quot;:&quot;10.17478/jegys.766201&quot;,&quot;accessed&quot;:{&quot;date-parts&quot;:[[&quot;2023&quot;,6,14]]},&quot;issued&quot;:{&quot;date-parts&quot;:[[&quot;2020&quot;,12,15]]},&quot;id&quot;:&quot;winarno_steps_2020-1&quot;,&quot;citation-key&quot;:&quot;winarno_steps_2020-1&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itle-short&quot;:&quot;The steps of the Engineering Design Process (EDP) in science education&quot;,&quot;issue&quot;:&quot;4&quot;,&quot;language&quot;:&quot;en&quot;,&quot;page&quot;:&quot;1345-1360&quot;},&quot;prefix&quot;:&quot;&quot;,&quot;uris&quot;:[&quot;http://zotero.org/users/1913249/items/S78ZPG6I&quot;]},{&quot;id&quot;:9671,&quot;itemData&quot;:{&quot;issued&quot;:{&quot;date-parts&quot;:[[&quot;2024&quot;,7,18]]},&quot;URL&quot;:&quot;https://www.interaction-design.org/literature/article/5-stages-in-the-design-thinking-process&quot;,&quot;id&quot;:&quot;dam_5_2024&quot;,&quot;citation-key&quot;:&quot;dam_5_2024&quot;,&quot;title&quot;:&quot;The 5 Stages in the Design Thinking Process&quot;,&quot;container-title&quot;:&quot;The Interaction Design Foundation&quot;,&quot;abstract&quot;:&quot;The Design Thinking process is a human-centered, iterative methodology that designers use to solve problems. It has 5 steps—Empathize, Define, Ideate, Prototype and Test.&quot;,&quot;author&quot;:[{&quot;given&quot;:&quot;Rikke Friis&quot;,&quot;family&quot;:&quot;Dam&quot;}],&quot;type&quot;:&quot;webpage&quot;,&quot;language&quot;:&quot;en&quot;,&quot;accessed&quot;:{&quot;date-parts&quot;:[[&quot;2024&quot;,7,17]]}},&quot;prefix&quot;:&quot;&quot;,&quot;uris&quot;:[&quot;http://zotero.org/users/1913249/items/HRYVPW67&quot;]}]} RND0000000102"/>&lt;Do Zotero Refresh: [@resnick_all_2007; @winarno_steps_2020-1; @dam_5_2024]&gt;<text:reference-mark-end text:name="ZOTERO_ITEM CSL_CITATION {&quot;citationID&quot;:&quot;00000101&quot;,&quot;schema&quot;:&quot;https://github.com/citation-style-language/schema/raw/master/csl-citation.json&quot;,&quot;properties&quot;:{&quot;noteIndex&quot;:0,&quot;formattedCitation&quot;:&quot;[@resnick_all_2007; @winarno_steps_2020-1; @dam_5_2024]&quot;},&quot;citationItems&quot;:[{&quot;id&quot;:1624,&quot;itemData&quot;:{&quot;issued&quot;:{&quot;date-parts&quot;:[[&quot;2007&quot;]]},&quot;URL&quot;:&quot;http://dl.acm.org/citation.cfm?id=1254961&quot;,&quot;id&quot;:&quot;resnick_all_2007&quot;,&quot;citation-key&quot;:&quot;resnick_all_2007&quot;,&quot;title&quot;:&quot;All I really need to know (about creative thinking) I learned (by studying how children learn) in kindergarten&quot;,&quot;container-title&quot;:&quot;Proceedings of the 6th ACM SIGCHI conference on Creativity &amp; cognition&quot;,&quot;publisher&quot;:&quot;ACM&quot;,&quot;author&quot;:[{&quot;given&quot;:&quot;Mitchel&quot;,&quot;family&quot;:&quot;Resnick&quot;}],&quot;type&quot;:&quot;paper-conference&quot;,&quot;source&quot;:&quot;Google Scholar&quot;,&quot;page&quot;:&quot;1–6&quot;,&quot;accessed&quot;:{&quot;date-parts&quot;:[[&quot;2017&quot;,3,14]]}},&quot;prefix&quot;:&quot;&quot;,&quot;uris&quot;:[&quot;http://zotero.org/users/1913249/items/7KQUK5RV&quot;]},{&quot;id&quot;:8765,&quot;itemData&quot;:{&quot;type&quot;:&quot;article-journal&quot;,&quot;URL&quot;:&quot;http://dergipark.org.tr/en/doi/10.17478/jegys.766201&quot;,&quot;ISSN&quot;:&quot;2149-360X&quot;,&quot;title&quot;:&quot;The steps of the Engineering Design Process (EDP) in science education: A systematic literature review&quot;,&quot;source&quot;:&quot;DOI.org (Crossref)&quot;,&quot;DOI&quot;:&quot;10.17478/jegys.766201&quot;,&quot;accessed&quot;:{&quot;date-parts&quot;:[[&quot;2023&quot;,6,14]]},&quot;issued&quot;:{&quot;date-parts&quot;:[[&quot;2020&quot;,12,15]]},&quot;id&quot;:&quot;winarno_steps_2020-1&quot;,&quot;citation-key&quot;:&quot;winarno_steps_2020-1&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volume&quot;:&quot;8&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itle-short&quot;:&quot;The steps of the Engineering Design Process (EDP) in science education&quot;,&quot;issue&quot;:&quot;4&quot;,&quot;language&quot;:&quot;en&quot;,&quot;page&quot;:&quot;1345-1360&quot;},&quot;prefix&quot;:&quot;&quot;,&quot;uris&quot;:[&quot;http://zotero.org/users/1913249/items/S78ZPG6I&quot;]},{&quot;id&quot;:9671,&quot;itemData&quot;:{&quot;issued&quot;:{&quot;date-parts&quot;:[[&quot;2024&quot;,7,18]]},&quot;URL&quot;:&quot;https://www.interaction-design.org/literature/article/5-stages-in-the-design-thinking-process&quot;,&quot;id&quot;:&quot;dam_5_2024&quot;,&quot;citation-key&quot;:&quot;dam_5_2024&quot;,&quot;title&quot;:&quot;The 5 Stages in the Design Thinking Process&quot;,&quot;container-title&quot;:&quot;The Interaction Design Foundation&quot;,&quot;abstract&quot;:&quot;The Design Thinking process is a human-centered, iterative methodology that designers use to solve problems. It has 5 steps—Empathize, Define, Ideate, Prototype and Test.&quot;,&quot;author&quot;:[{&quot;given&quot;:&quot;Rikke Friis&quot;,&quot;family&quot;:&quot;Dam&quot;}],&quot;type&quot;:&quot;webpage&quot;,&quot;language&quot;:&quot;en&quot;,&quot;accessed&quot;:{&quot;date-parts&quot;:[[&quot;2024&quot;,7,17]]}},&quot;prefix&quot;:&quot;&quot;,&quot;uris&quot;:[&quot;http://zotero.org/users/1913249/items/HRYVPW67&quot;]}]} RND0000000102"/>. The stages were instead fragmented and sometimes happened in parallel. The video data contains many such improvisational approaches which incorporate ideation, planning, implementation, and testing in the space of a minute or so. Using Mark’s words from in Vignette 3, for many, the process was far from systematic, involving a responsive “jumping around”.</text:p>
      <text:p text:style-name="Text_20_body">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citationID&quot;:&quot;00000103&quot;,&quot;schema&quot;:&quot;https://github.com/citation-style-language/schema/raw/master/csl-citation.json&quot;,&quot;properties&quot;:{&quot;noteIndex&quot;:0,&quot;formattedCitation&quot;:&quot;[@mao_optimal_2016]&quot;},&quot;citationItems&quot;:[{&quot;id&quot;:10210,&quot;itemData&quot;:{&quot;type&quot;:&quot;article-journal&quot;,&quot;URL&quot;:&quot;https://www.frontiersin.org/journals/psychology/articles/10.3389/fpsyg.2016.00067/full&quot;,&quot;ISSN&quot;:&quot;1664-1078&quot;,&quot;title&quot;:&quot;Optimal Experience and Optimal Identity: A Multinational Study of the Associations Between Flow and Social Identity&quot;,&quot;publisher&quot;:&quot;Frontiers&quot;,&quot;DOI&quot;:&quot;10.3389/fpsyg.2016.00067&quot;,&quot;container-title-short&quot;:&quot;Front. Psychol.&quot;,&quot;accessed&quot;:{&quot;date-parts&quot;:[[&quot;2025&quot;,3,29]]},&quot;issued&quot;:{&quot;date-parts&quot;:[[&quot;2016&quot;,2,19]]},&quot;id&quot;:&quot;mao_optimal_2016&quot;,&quot;citation-key&quot;:&quot;mao_optimal_2016&quot;,&quot;container-title&quot;:&quot;Frontiers in Psycholog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title-short&quot;:&quot;Optimal Experience and Optimal Identity&quot;,&quot;source&quot;:&quot;Frontiers&quot;,&quot;language&quot;:&quot;English&quot;},&quot;prefix&quot;:&quot;&quot;,&quot;uris&quot;:[&quot;http://zotero.org/users/1913249/items/QZEFXKSQ&quot;]}]} RND0000000104"/>&lt;Do Zotero Refresh: [@mao_optimal_2016]&gt;<text:reference-mark-end text:name="ZOTERO_ITEM CSL_CITATION {&quot;citationID&quot;:&quot;00000103&quot;,&quot;schema&quot;:&quot;https://github.com/citation-style-language/schema/raw/master/csl-citation.json&quot;,&quot;properties&quot;:{&quot;noteIndex&quot;:0,&quot;formattedCitation&quot;:&quot;[@mao_optimal_2016]&quot;},&quot;citationItems&quot;:[{&quot;id&quot;:10210,&quot;itemData&quot;:{&quot;type&quot;:&quot;article-journal&quot;,&quot;URL&quot;:&quot;https://www.frontiersin.org/journals/psychology/articles/10.3389/fpsyg.2016.00067/full&quot;,&quot;ISSN&quot;:&quot;1664-1078&quot;,&quot;title&quot;:&quot;Optimal Experience and Optimal Identity: A Multinational Study of the Associations Between Flow and Social Identity&quot;,&quot;publisher&quot;:&quot;Frontiers&quot;,&quot;DOI&quot;:&quot;10.3389/fpsyg.2016.00067&quot;,&quot;container-title-short&quot;:&quot;Front. Psychol.&quot;,&quot;accessed&quot;:{&quot;date-parts&quot;:[[&quot;2025&quot;,3,29]]},&quot;issued&quot;:{&quot;date-parts&quot;:[[&quot;2016&quot;,2,19]]},&quot;id&quot;:&quot;mao_optimal_2016&quot;,&quot;citation-key&quot;:&quot;mao_optimal_2016&quot;,&quot;container-title&quot;:&quot;Frontiers in Psychology&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volume&quot;:&quot;7&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title-short&quot;:&quot;Optimal Experience and Optimal Identity&quot;,&quot;source&quot;:&quot;Frontiers&quot;,&quot;language&quot;:&quot;English&quot;},&quot;prefix&quot;:&quot;&quot;,&quot;uris&quot;:[&quot;http://zotero.org/users/1913249/items/QZEFXKSQ&quot;]}]} RND0000000104"/>. Thus, as a contribution to GGD&amp;P research, my findings extending Basawapatna and colleagues [-<text:reference-mark-start text:name="ZOTERO_ITEM CSL_CITATION {&quot;citationID&quot;:&quot;00000105&quot;,&quot;schema&quot;:&quot;https://github.com/citation-style-language/schema/raw/master/csl-citation.json&quot;,&quot;properties&quot;:{&quot;noteIndex&quot;:0,&quot;formattedCitation&quot;:&quot;[@basawapatna_zones_2013]&quot;},&quot;citationItems&quot;:[{&quot;id&quot;:10199,&quot;itemData&quot;:{&quot;ISBN&quot;:&quot;978-1-4503-2243-0&quot;,&quot;URL&quot;:&quot;https://dl.acm.org/doi/10.1145/2493394.2493404&quot;,&quot;language&quot;:&quot;en&quot;,&quot;event-title&quot;:&quot;ICER '13: International Computing Education Research Conference&quot;,&quot;title&quot;:&quot;The zones of proximal flow: guiding students through a space of computational thinking skills and challenges&quot;,&quot;publisher&quot;:&quot;ACM&quot;,&quot;DOI&quot;:&quot;10.1145/2493394.2493404&quot;,&quot;accessed&quot;:{&quot;date-parts&quot;:[[&quot;2025&quot;,3,28]]},&quot;issued&quot;:{&quot;date-parts&quot;:[[&quot;2013&quot;,8,12]]},&quot;id&quot;:&quot;basawapatna_zones_2013&quot;,&quot;citation-key&quot;:&quot;basawapatna_zones_2013&quot;,&quot;type&quot;:&quot;paper-conference&quot;,&quot;container-title&quot;:&quot;Proceedings of the ninth annual international ACM conference on International computing education research&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short&quot;:&quot;The zones of proximal flow&quot;,&quot;publisher-place&quot;:&quot;San Diego San California USA&quot;,&quot;page&quot;:&quot;67-74&quot;,&quot;custom&quot;:{&quot;uri&quot;:&quot;http://zotero.org/users/1913249/items/RXHBZ3WQ&quot;,&quot;itemID&quot;:10199},&quot;event-place&quot;:&quot;San Diego San California USA&quot;},&quot;prefix&quot;:&quot;&quot;,&quot;uris&quot;:[&quot;http://zotero.org/users/1913249/items/RXHBZ3WQ&quot;]}]} RND0000000106"/>&lt;Do Zotero Refresh: [@basawapatna_zones_2013]&gt;<text:reference-mark-end text:name="ZOTERO_ITEM CSL_CITATION {&quot;citationID&quot;:&quot;00000105&quot;,&quot;schema&quot;:&quot;https://github.com/citation-style-language/schema/raw/master/csl-citation.json&quot;,&quot;properties&quot;:{&quot;noteIndex&quot;:0,&quot;formattedCitation&quot;:&quot;[@basawapatna_zones_2013]&quot;},&quot;citationItems&quot;:[{&quot;id&quot;:10199,&quot;itemData&quot;:{&quot;ISBN&quot;:&quot;978-1-4503-2243-0&quot;,&quot;URL&quot;:&quot;https://dl.acm.org/doi/10.1145/2493394.2493404&quot;,&quot;language&quot;:&quot;en&quot;,&quot;event-title&quot;:&quot;ICER '13: International Computing Education Research Conference&quot;,&quot;title&quot;:&quot;The zones of proximal flow: guiding students through a space of computational thinking skills and challenges&quot;,&quot;publisher&quot;:&quot;ACM&quot;,&quot;DOI&quot;:&quot;10.1145/2493394.2493404&quot;,&quot;accessed&quot;:{&quot;date-parts&quot;:[[&quot;2025&quot;,3,28]]},&quot;issued&quot;:{&quot;date-parts&quot;:[[&quot;2013&quot;,8,12]]},&quot;id&quot;:&quot;basawapatna_zones_2013&quot;,&quot;citation-key&quot;:&quot;basawapatna_zones_2013&quot;,&quot;type&quot;:&quot;paper-conference&quot;,&quot;container-title&quot;:&quot;Proceedings of the ninth annual international ACM conference on International computing education research&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author&quot;:[{&quot;given&quot;:&quot;Ashok R.&quot;,&quot;family&quot;:&quot;Basawapatna&quot;},{&quot;given&quot;:&quot;Alexander&quot;,&quot;family&quot;:&quot;Repenning&quot;},{&quot;given&quot;:&quot;Kyu Han&quot;,&quot;family&quot;:&quot;Koh&quot;},{&quot;given&quot;:&quot;Hilarie&quot;,&quot;family&quot;:&quot;Nickerson&quot;}],&quot;title-short&quot;:&quot;The zones of proximal flow&quot;,&quot;publisher-place&quot;:&quot;San Diego San California USA&quot;,&quot;page&quot;:&quot;67-74&quot;,&quot;custom&quot;:{&quot;uri&quot;:&quot;http://zotero.org/users/1913249/items/RXHBZ3WQ&quot;,&quot;itemID&quot;:10199},&quot;event-place&quot;:&quot;San Diego San California USA&quot;},&quot;prefix&quot;:&quot;&quot;,&quot;uris&quot;:[&quot;http://zotero.org/users/1913249/items/RXHBZ3WQ&quot;]}]} RND0000000106"/>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citationID&quot;:&quot;00000107&quot;,&quot;schema&quot;:&quot;https://github.com/citation-style-language/schema/raw/master/csl-citation.json&quot;,&quot;properties&quot;:{&quot;noteIndex&quot;:0,&quot;formattedCitation&quot;:&quot;[@biffi_chasing_2017-1; @de_freitas_classroom_2012; @cormier2008rhizomatic]&quot;},&quot;citationItems&quot;:[{&quot;id&quot;:3728,&quot;itemData&quot;:{&quot;issue&quot;:&quot;9&quot;,&quot;URL&quot;:&quot;https://www.emerald.com/insight/content/doi/10.1108/ET-01-2016-0007/full/html&quot;,&quot;ISSN&quot;:&quot;0040-0912&quot;,&quot;title&quot;:&quot;Chasing innovation: a pilot case study of a rhizomatic design thinking education program&quot;,&quot;source&quot;:&quot;DOI.org (Crossref)&quot;,&quot;DOI&quot;:&quot;10.1108/ET-01-2016-0007&quot;,&quot;container-title-short&quot;:&quot;ET&quot;,&quot;accessed&quot;:{&quot;date-parts&quot;:[[&quot;2023&quot;,2,2]]},&quot;issued&quot;:{&quot;date-parts&quot;:[[&quot;2017&quot;,10,9]]},&quot;id&quot;:&quot;biffi_chasing_2017-1&quot;,&quot;citation-key&quot;:&quot;biffi_chasing_2017-1&quot;,&quot;container-title&quot;:&quot;Education + Training&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author&quot;:[{&quot;given&quot;:&quot;Alfredo&quot;,&quot;family&quot;:&quot;Biffi&quot;},{&quot;given&quot;:&quot;Rita&quot;,&quot;family&quot;:&quot;Bissola&quot;},{&quot;given&quot;:&quot;Barbara&quot;,&quot;family&quot;:&quot;Imperatori&quot;}],&quot;title-short&quot;:&quot;Chasing innovation&quot;,&quot;type&quot;:&quot;article-journal&quot;,&quot;language&quot;:&quot;en&quot;,&quot;page&quot;:&quot;957-977&quot;},&quot;prefix&quot;:&quot;&quot;,&quot;uris&quot;:[&quot;http://zotero.org/users/1913249/items/922HA3Y2&quot;]},{&quot;id&quot;:1278,&quot;itemData&quot;:{&quot;type&quot;:&quot;article-journal&quot;,&quot;URL&quot;:&quot;http://qix.sagepub.com/cgi/doi/10.1177/1077800412450155&quot;,&quot;ISSN&quot;:&quot;1077-8004, 1552-7565&quot;,&quot;title&quot;:&quot;The Classroom as Rhizome: New Strategies for Diagramming Knotted Interactions&quot;,&quot;source&quot;:&quot;CrossRef&quot;,&quot;DOI&quot;:&quot;10.1177/1077800412450155&quot;,&quot;accessed&quot;:{&quot;date-parts&quot;:[[&quot;2016&quot;,8,9]]},&quot;issued&quot;:{&quot;date-parts&quot;:[[&quot;2012&quot;,9,1]]},&quot;id&quot;:&quot;de_freitas_classroom_2012&quot;,&quot;citation-key&quot;:&quot;de_freitas_classroom_2012&quot;,&quot;container-title&quot;:&quot;Qualitative Inquiry&quot;,&quot;volume&quot;:&quot;18&quot;,&quot;author&quot;:[{&quot;family&quot;:&quot;Freitas&quot;,&quot;non-dropping-particle&quot;:&quot;de&quot;,&quot;given&quot;:&quot;E.&quot;}],&quot;title-short&quot;:&quot;The Classroom as Rhizome&quot;,&quot;issue&quot;:&quot;7&quot;,&quot;language&quot;:&quot;en&quot;,&quot;page&quot;:&quot;557-570&quot;},&quot;prefix&quot;:&quot;&quot;,&quot;uris&quot;:[&quot;http://zotero.org/users/1913249/items/WA5J48KV&quot;]},{&quot;id&quot;:10107,&quot;itemData&quot;:{&quot;issued&quot;:{&quot;date-parts&quot;:[[&quot;2008&quot;]]},&quot;id&quot;:&quot;cormier2008rhizomatic&quot;,&quot;citation-key&quot;:&quot;cormier2008rhizomatic&quot;,&quot;title&quot;:&quot;Rhizomatic education: Community as curriculum&quot;,&quot;container-title&quot;:&quot;Innovate: Journal of online education&quot;,&quot;volume&quot;:&quot;4&quot;,&quot;author&quot;:[{&quot;given&quot;:&quot;Dave&quot;,&quot;family&quot;:&quot;Cormier&quot;}],&quot;issue&quot;:&quot;5&quot;,&quot;type&quot;:&quot;article-journal&quot;},&quot;prefix&quot;:&quot;&quot;,&quot;uris&quot;:[&quot;http://zotero.org/users/1913249/items/ST57Y93G&quot;]}]} RND0000000108"/>&lt;Do Zotero Refresh: [@biffi_chasing_2017-1; @de_freitas_classroom_2012; @cormier2008rhizomatic]&gt;<text:reference-mark-end text:name="ZOTERO_ITEM CSL_CITATION {&quot;citationID&quot;:&quot;00000107&quot;,&quot;schema&quot;:&quot;https://github.com/citation-style-language/schema/raw/master/csl-citation.json&quot;,&quot;properties&quot;:{&quot;noteIndex&quot;:0,&quot;formattedCitation&quot;:&quot;[@biffi_chasing_2017-1; @de_freitas_classroom_2012; @cormier2008rhizomatic]&quot;},&quot;citationItems&quot;:[{&quot;id&quot;:3728,&quot;itemData&quot;:{&quot;issue&quot;:&quot;9&quot;,&quot;URL&quot;:&quot;https://www.emerald.com/insight/content/doi/10.1108/ET-01-2016-0007/full/html&quot;,&quot;ISSN&quot;:&quot;0040-0912&quot;,&quot;title&quot;:&quot;Chasing innovation: a pilot case study of a rhizomatic design thinking education program&quot;,&quot;source&quot;:&quot;DOI.org (Crossref)&quot;,&quot;DOI&quot;:&quot;10.1108/ET-01-2016-0007&quot;,&quot;container-title-short&quot;:&quot;ET&quot;,&quot;accessed&quot;:{&quot;date-parts&quot;:[[&quot;2023&quot;,2,2]]},&quot;issued&quot;:{&quot;date-parts&quot;:[[&quot;2017&quot;,10,9]]},&quot;id&quot;:&quot;biffi_chasing_2017-1&quot;,&quot;citation-key&quot;:&quot;biffi_chasing_2017-1&quot;,&quot;container-title&quot;:&quot;Education + Training&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volume&quot;:&quot;59&quot;,&quot;author&quot;:[{&quot;given&quot;:&quot;Alfredo&quot;,&quot;family&quot;:&quot;Biffi&quot;},{&quot;given&quot;:&quot;Rita&quot;,&quot;family&quot;:&quot;Bissola&quot;},{&quot;given&quot;:&quot;Barbara&quot;,&quot;family&quot;:&quot;Imperatori&quot;}],&quot;title-short&quot;:&quot;Chasing innovation&quot;,&quot;type&quot;:&quot;article-journal&quot;,&quot;language&quot;:&quot;en&quot;,&quot;page&quot;:&quot;957-977&quot;},&quot;prefix&quot;:&quot;&quot;,&quot;uris&quot;:[&quot;http://zotero.org/users/1913249/items/922HA3Y2&quot;]},{&quot;id&quot;:1278,&quot;itemData&quot;:{&quot;type&quot;:&quot;article-journal&quot;,&quot;URL&quot;:&quot;http://qix.sagepub.com/cgi/doi/10.1177/1077800412450155&quot;,&quot;ISSN&quot;:&quot;1077-8004, 1552-7565&quot;,&quot;title&quot;:&quot;The Classroom as Rhizome: New Strategies for Diagramming Knotted Interactions&quot;,&quot;source&quot;:&quot;CrossRef&quot;,&quot;DOI&quot;:&quot;10.1177/1077800412450155&quot;,&quot;accessed&quot;:{&quot;date-parts&quot;:[[&quot;2016&quot;,8,9]]},&quot;issued&quot;:{&quot;date-parts&quot;:[[&quot;2012&quot;,9,1]]},&quot;id&quot;:&quot;de_freitas_classroom_2012&quot;,&quot;citation-key&quot;:&quot;de_freitas_classroom_2012&quot;,&quot;container-title&quot;:&quot;Qualitative Inquiry&quot;,&quot;volume&quot;:&quot;18&quot;,&quot;author&quot;:[{&quot;family&quot;:&quot;Freitas&quot;,&quot;non-dropping-particle&quot;:&quot;de&quot;,&quot;given&quot;:&quot;E.&quot;}],&quot;title-short&quot;:&quot;The Classroom as Rhizome&quot;,&quot;issue&quot;:&quot;7&quot;,&quot;language&quot;:&quot;en&quot;,&quot;page&quot;:&quot;557-570&quot;},&quot;prefix&quot;:&quot;&quot;,&quot;uris&quot;:[&quot;http://zotero.org/users/1913249/items/WA5J48KV&quot;]},{&quot;id&quot;:10107,&quot;itemData&quot;:{&quot;issued&quot;:{&quot;date-parts&quot;:[[&quot;2008&quot;]]},&quot;id&quot;:&quot;cormier2008rhizomatic&quot;,&quot;citation-key&quot;:&quot;cormier2008rhizomatic&quot;,&quot;title&quot;:&quot;Rhizomatic education: Community as curriculum&quot;,&quot;container-title&quot;:&quot;Innovate: Journal of online education&quot;,&quot;volume&quot;:&quot;4&quot;,&quot;author&quot;:[{&quot;given&quot;:&quot;Dave&quot;,&quot;family&quot;:&quot;Cormier&quot;}],&quot;issue&quot;:&quot;5&quot;,&quot;type&quot;:&quot;article-journal&quot;},&quot;prefix&quot;:&quot;&quot;,&quot;uris&quot;:[&quot;http://zotero.org/users/1913249/items/ST57Y93G&quot;]}]} RND0000000108"/>.</text:p>
      <text:p text:style-name="Text_20_body">Most specifically, the diverse meditational and motivational strategies of participants described in this chapter extend existing studies on use of GDPs, within educational context for young people. While Chapter 2 described a study addressed some areas of GDPs use within a game co-design process <text:reference-mark-start text:name="ZOTERO_ITEM CSL_CITATION {&quot;citationID&quot;:&quot;00000109&quot;,&quot;schema&quot;:&quot;https://github.com/citation-style-language/schema/raw/master/csl-citation.json&quot;,&quot;properties&quot;:{&quot;noteIndex&quot;:0,&quot;formattedCitation&quot;:&quot;[@eriksson_using_2019]&quot;},&quot;citationItems&quot;:[{&quot;id&quot;:3745,&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prefix&quot;:&quot;&quot;,&quot;uris&quot;:[&quot;http://zotero.org/users/1913249/items/YJKSC8LM&quot;]}]} RND0000000110"/>&lt;Do Zotero Refresh: [@eriksson_using_2019]&gt;<text:reference-mark-end text:name="ZOTERO_ITEM CSL_CITATION {&quot;citationID&quot;:&quot;00000109&quot;,&quot;schema&quot;:&quot;https://github.com/citation-style-language/schema/raw/master/csl-citation.json&quot;,&quot;properties&quot;:{&quot;noteIndex&quot;:0,&quot;formattedCitation&quot;:&quot;[@eriksson_using_2019]&quot;},&quot;citationItems&quot;:[{&quot;id&quot;:3745,&quot;itemData&quot;:{&quot;ISBN&quot;:&quot;978-1-4503-6690-8&quot;,&quot;URL&quot;:&quot;https://dl.acm.org/doi/10.1145/3311927.3323155&quot;,&quot;language&quot;:&quot;en&quot;,&quot;event-title&quot;:&quot;IDC '19: Interaction Design and Children&quot;,&quot;title&quot;:&quot;Using Gameplay Design Patterns with Children in the Redesign of a Collaborative Co-located Game&quot;,&quot;publisher&quot;:&quot;ACM&quot;,&quot;DOI&quot;:&quot;10.1145/3311927.3323155&quot;,&quot;accessed&quot;:{&quot;date-parts&quot;:[[&quot;2022&quot;,8,9]]},&quot;issued&quot;:{&quot;date-parts&quot;:[[&quot;2019&quot;,6,12]]},&quot;id&quot;:&quot;eriksson_using_2019&quot;,&quot;citation-key&quot;:&quot;eriksson_using_2019&quot;,&quot;container-title&quot;:&quot;Proceedings of the 18th ACM International Conference on Interaction Design and Children&quot;,&quot;type&quot;:&quot;paper-conference&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publisher-place&quot;:&quot;Boise ID USA&quot;,&quot;page&quot;:&quot;15-25&quot;,&quot;custom&quot;:{&quot;uri&quot;:&quot;http://zotero.org/users/1913249/items/YJKSC8LM&quot;,&quot;itemID&quot;:3745},&quot;event-place&quot;:&quot;Boise ID USA&quot;},&quot;prefix&quot;:&quot;&quot;,&quot;uris&quot;:[&quot;http://zotero.org/users/1913249/items/YJKSC8LM&quot;]}]} RND0000000110"/>, it was provided limited detail and focused primarily on utility of GDPs for researchers as a lingua franca and to structure analytical framing. The greater focus of my study on participant use of GDPs, in particular their importation from other contexts, their transformation within the developing idioculture of the game making context, and detailed description of the resulting variety of use extents this line of research significantly.</text:p>
      <text:h text:style-name="Heading_20_2" text:outline-level="2"><text:bookmark-start text:name="conclusion"/>Conclusion<text:bookmark-end text:name="conclusion"/></text:h>
      <text:p text:style-name="First_20_paragraph">On a theoretical plane, this chapter has outlined the evolving use of GDPs as a mediational strategy to develop coding repertoires that are often shared. CHAT frames diverse uses of shared resources and concepts, in this case GDPs, as mediational strategies. On a cultural plane, using GDPs can support the propagation of technical and social game-making practices within an emerging community of learners. GDPs served both researchers and participants by <text:span text:style-name="T1">providing a common language</text:span> to clarify learners’ expressions and researchers’ analysis of gameplay experience. The observations in this chapter highlight the diversity and flexibility of GDPs as mediational tools. The next chapter builds on this by proposing the potential of GDPs as a relatable navigational framework, positioned between being too concrete to be generalised and too abstract to be grasped by novice game makers.</text:p>
      <text:p text:style-name="Text_20_body">This chapter has begun to address Research Question 2, which asked how a collection of gameplay design patterns can support CGD&amp;P, particularly in relation to the abstract and concrete dimensions of existing pedagogies. The analysis showed how GDPs helped structure learner activity while also enabling flexible, situated adaptation. The interplay between abstract and concrete dimensions, only briefly touched on here, is taken up more fully in Chapter 7 in relation to how participants shaped and reframed the object of activity over time. The findings identified a complex and evolving object of activity, shaped by diverse participant motivations and not reducible to a single outcome. Rather than framing the design space around fixed goals such as computational fluency or flow, the chapter has illustrated how GDPs helped learners navigate this complexity. In the next chapter, these trajectories are examined through the lens of agency, with particular attention to how participants coordinated intentions and roles in shared activity.</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29T12:00:33Z</meta:creation-date>
    <dc:date>2025-07-29T12:00:33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